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46.01pt"/>
    </style:style>
    <style:style style:name="co3" style:family="table-column">
      <style:table-column-properties fo:break-before="auto" style:column-width="78.8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1.99pt"/>
    </style:style>
    <style:style style:name="co6" style:family="table-column">
      <style:table-column-properties fo:break-before="auto" style:column-width="55.11pt"/>
    </style:style>
    <style:style style:name="co7" style:family="table-column">
      <style:table-column-properties fo:break-before="auto" style:column-width="87.85pt"/>
    </style:style>
    <style:style style:name="co8" style:family="table-column">
      <style:table-column-properties fo:break-before="auto" style:column-width="83.85pt"/>
    </style:style>
    <style:style style:name="co9" style:family="table-column">
      <style:table-column-properties fo:break-before="auto" style:column-width="38.01pt"/>
    </style:style>
    <style:style style:name="co10" style:family="table-column">
      <style:table-column-properties fo:break-before="auto" style:column-width="74.1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38.01pt" fo:break-before="auto" style:use-optimal-row-height="false"/>
    </style:style>
    <style:style style:name="ro3" style:family="table-row">
      <style:table-row-properties style:row-height="46.01pt" fo:break-before="auto" style:use-optimal-row-height="false"/>
    </style:style>
    <style:style style:name="ro4" style:family="table-row">
      <style:table-row-properties style:row-height="24.01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1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8" style:family="table-cell" style:parent-style-name="Default">
      <style:table-cell-properties fo:background-color="#ebedf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9" style:family="table-cell" style:parent-style-name="Default">
      <style:table-cell-properties fo:background-color="#f5fdf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30" style:family="table-cell" style:parent-style-name="Default">
      <style:table-cell-properties fo:background-color="#fdf7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31" style:family="table-cell" style:parent-style-name="Default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1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fo:background-color="#ffdd99" style:text-align-source="fix" style:repeat-content="false" fo:wrap-option="wrap" fo:border="2.24pt solid #ff0000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34" style:family="table-cell" style:parent-style-name="Default">
      <style:table-cell-properties fo:background-color="#ffdd9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7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8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999999" style:font-name="Noto Mono" fo:font-size="28pt" fo:language="zxx" fo:country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ce14" style:family="table-cell" style:parent-style-name="Default">
      <style:table-cell-properties fo:background-color="#ffdd9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ce15" style:family="table-cell" style:parent-style-name="Default">
      <style:table-cell-properties fo:background-color="#f5fdf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ce16" style:family="table-cell" style:parent-style-name="Default">
      <style:table-cell-properties fo:background-color="#fdf7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color="#999999" style:font-name="Noto Mono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ce37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style:font-name="Noto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ce38" style:family="table-cell" style:parent-style-name="Default" style:data-style-name="N10">
      <style:table-cell-properties style:text-align-source="fix" style:repeat-content="false" style:vertical-align="middle"/>
      <style:paragraph-properties fo:text-align="end" fo:margin-left="0pt"/>
      <style:text-properties fo:color="#999999" style:font-name="Noto Mono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ce20" style:family="table-cell" style:parent-style-name="Default">
      <style:table-cell-properties fo:background-color="#ebedf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fo:font-size="12pt" fo:font-weight="normal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Templates" table:style-name="ta1">
        <table:table-column table:style-name="co1" table:default-cell-style-name="ce1"/>
        <table:table-column table:style-name="co2" table:number-columns-repeated="13" table:default-cell-style-name="ce1"/>
        <table:table-column table:style-name="co1" table:number-columns-repeated="3" table:default-cell-style-name="ce1"/>
        <table:table-column table:style-name="co3" table:default-cell-style-name="ce31"/>
        <table:table-column table:style-name="co1" table:number-columns-repeated="8" table:default-cell-style-name="ce31"/>
        <table:table-column table:style-name="co1" table:number-columns-repeated="16346" table:default-cell-style-name="ce1"/>
        <table:table-column table:style-name="co4" table:number-columns-repeated="9" table:default-cell-style-name="ce1"/>
        <table:table-row table:style-name="ro1">
          <table:table-cell table:number-columns-repeated="16381"/>
        </table:table-row>
        <table:table-row table:style-name="ro2">
          <table:table-cell/>
          <table:table-cell table:style-name="ce27" office:value-type="string" calcext:value-type="string">
            <text:p>AA</text:p>
          </table:table-cell>
          <table:table-cell table:style-name="ce27" office:value-type="string" calcext:value-type="string">
            <text:p>AKs</text:p>
          </table:table-cell>
          <table:table-cell table:style-name="ce27" office:value-type="string" calcext:value-type="string">
            <text:p>AQs</text:p>
          </table:table-cell>
          <table:table-cell table:style-name="ce27" office:value-type="string" calcext:value-type="string">
            <text:p>AJs</text:p>
          </table:table-cell>
          <table:table-cell table:style-name="ce27" office:value-type="string" calcext:value-type="string">
            <text:p>ATs</text:p>
          </table:table-cell>
          <table:table-cell table:style-name="ce27" office:value-type="string" calcext:value-type="string">
            <text:p>A9s</text:p>
          </table:table-cell>
          <table:table-cell table:style-name="ce27" office:value-type="string" calcext:value-type="string">
            <text:p>A8s</text:p>
          </table:table-cell>
          <table:table-cell table:style-name="ce27" office:value-type="string" calcext:value-type="string">
            <text:p>A7s</text:p>
          </table:table-cell>
          <table:table-cell table:style-name="ce27" office:value-type="string" calcext:value-type="string">
            <text:p>A6s</text:p>
          </table:table-cell>
          <table:table-cell table:style-name="ce27" office:value-type="string" calcext:value-type="string">
            <text:p>A5s</text:p>
          </table:table-cell>
          <table:table-cell table:style-name="ce27" office:value-type="string" calcext:value-type="string">
            <text:p>A4</text:p>
          </table:table-cell>
          <table:table-cell table:style-name="ce27" office:value-type="string" calcext:value-type="string">
            <text:p>A3s</text:p>
          </table:table-cell>
          <table:table-cell table:style-name="ce27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/>
          <table:table-cell table:number-columns-repeated="16362"/>
        </table:table-row>
        <table:table-row table:style-name="ro2">
          <table:table-cell/>
          <table:table-cell table:style-name="ce27" office:value-type="string" calcext:value-type="string">
            <text:p>AKo</text:p>
          </table:table-cell>
          <table:table-cell table:style-name="ce27" office:value-type="string" calcext:value-type="string">
            <text:p>KK</text:p>
          </table:table-cell>
          <table:table-cell table:style-name="ce27" office:value-type="string" calcext:value-type="string">
            <text:p>KQs</text:p>
          </table:table-cell>
          <table:table-cell table:style-name="ce27" office:value-type="string" calcext:value-type="string">
            <text:p>KJs</text:p>
          </table:table-cell>
          <table:table-cell table:style-name="ce27" office:value-type="string" calcext:value-type="string">
            <text:p>KTs</text:p>
          </table:table-cell>
          <table:table-cell table:style-name="ce27" office:value-type="string" calcext:value-type="string">
            <text:p>K9s</text:p>
          </table:table-cell>
          <table:table-cell table:style-name="ce27" office:value-type="string" calcext:value-type="string">
            <text:p>K8s</text:p>
          </table:table-cell>
          <table:table-cell table:style-name="ce27" office:value-type="string" calcext:value-type="string">
            <text:p>K7s</text:p>
          </table:table-cell>
          <table:table-cell table:style-name="ce27" office:value-type="string" calcext:value-type="string">
            <text:p>K6s</text:p>
          </table:table-cell>
          <table:table-cell table:style-name="ce27" office:value-type="string" calcext:value-type="string">
            <text:p>K5s</text:p>
          </table:table-cell>
          <table:table-cell table:style-name="ce27" office:value-type="string" calcext:value-type="string">
            <text:p>K4s</text:p>
          </table:table-cell>
          <table:table-cell table:style-name="ce27" office:value-type="string" calcext:value-type="string">
            <text:p>K3s</text:p>
          </table:table-cell>
          <table:table-cell table:style-name="ce27" office:value-type="string" calcext:value-type="string">
            <text:p>K2s</text:p>
          </table:table-cell>
          <table:table-cell table:number-columns-repeated="16367"/>
        </table:table-row>
        <table:table-row table:style-name="ro2">
          <table:table-cell/>
          <table:table-cell table:style-name="ce27" office:value-type="string" calcext:value-type="string">
            <text:p>AQo</text:p>
          </table:table-cell>
          <table:table-cell table:style-name="ce27" office:value-type="string" calcext:value-type="string">
            <text:p>KQo</text:p>
          </table:table-cell>
          <table:table-cell table:style-name="ce27" office:value-type="string" calcext:value-type="string">
            <text:p>QQ</text:p>
          </table:table-cell>
          <table:table-cell table:style-name="ce27" office:value-type="string" calcext:value-type="string">
            <text:p>QJs</text:p>
          </table:table-cell>
          <table:table-cell table:style-name="ce27" office:value-type="string" calcext:value-type="string">
            <text:p>QTs</text:p>
          </table:table-cell>
          <table:table-cell table:style-name="ce27" office:value-type="string" calcext:value-type="string">
            <text:p>Q9s</text:p>
          </table:table-cell>
          <table:table-cell table:style-name="ce27" office:value-type="string" calcext:value-type="string">
            <text:p>Q8s</text:p>
          </table:table-cell>
          <table:table-cell table:style-name="ce27" office:value-type="string" calcext:value-type="string">
            <text:p>Q7s</text:p>
          </table:table-cell>
          <table:table-cell table:style-name="ce27" office:value-type="string" calcext:value-type="string">
            <text:p>Q6s</text:p>
          </table:table-cell>
          <table:table-cell table:style-name="ce27" office:value-type="string" calcext:value-type="string">
            <text:p>Q5s</text:p>
          </table:table-cell>
          <table:table-cell table:style-name="ce27" office:value-type="string" calcext:value-type="string">
            <text:p>Q4s</text:p>
          </table:table-cell>
          <table:table-cell table:style-name="ce27" office:value-type="string" calcext:value-type="string">
            <text:p>Q3s</text:p>
          </table:table-cell>
          <table:table-cell table:style-name="ce27" office:value-type="string" calcext:value-type="string">
            <text:p>Q2s</text:p>
          </table:table-cell>
          <table:table-cell table:number-columns-repeated="3"/>
          <table:table-cell table:style-name="ce32"/>
          <table:table-cell table:number-columns-repeated="16363"/>
        </table:table-row>
        <table:table-row table:style-name="ro2">
          <table:table-cell/>
          <table:table-cell table:style-name="ce27" office:value-type="string" calcext:value-type="string">
            <text:p>AJo</text:p>
          </table:table-cell>
          <table:table-cell table:style-name="ce27" office:value-type="string" calcext:value-type="string">
            <text:p>KJo</text:p>
          </table:table-cell>
          <table:table-cell table:style-name="ce27" office:value-type="string" calcext:value-type="string">
            <text:p>QJs</text:p>
          </table:table-cell>
          <table:table-cell table:style-name="ce27" office:value-type="string" calcext:value-type="string">
            <text:p>JJ</text:p>
          </table:table-cell>
          <table:table-cell table:style-name="ce27" office:value-type="string" calcext:value-type="string">
            <text:p>JTs</text:p>
          </table:table-cell>
          <table:table-cell table:style-name="ce27" office:value-type="string" calcext:value-type="string">
            <text:p>J9s</text:p>
          </table:table-cell>
          <table:table-cell table:style-name="ce27" office:value-type="string" calcext:value-type="string">
            <text:p>J8s</text:p>
          </table:table-cell>
          <table:table-cell table:style-name="ce27" office:value-type="string" calcext:value-type="string">
            <text:p>J7s</text:p>
          </table:table-cell>
          <table:table-cell table:style-name="ce27" office:value-type="string" calcext:value-type="string">
            <text:p>J6s</text:p>
          </table:table-cell>
          <table:table-cell table:style-name="ce27" office:value-type="string" calcext:value-type="string">
            <text:p>J5s</text:p>
          </table:table-cell>
          <table:table-cell table:style-name="ce27" office:value-type="string" calcext:value-type="string">
            <text:p>J4s</text:p>
          </table:table-cell>
          <table:table-cell table:style-name="ce27" office:value-type="string" calcext:value-type="string">
            <text:p>J3s</text:p>
          </table:table-cell>
          <table:table-cell table:style-name="ce27" office:value-type="string" calcext:value-type="string">
            <text:p>J2s</text:p>
          </table:table-cell>
          <table:table-cell table:number-columns-repeated="16367"/>
        </table:table-row>
        <table:table-row table:style-name="ro2">
          <table:table-cell/>
          <table:table-cell table:style-name="ce27" office:value-type="string" calcext:value-type="string">
            <text:p>ATo</text:p>
          </table:table-cell>
          <table:table-cell table:style-name="ce27" office:value-type="string" calcext:value-type="string">
            <text:p>KTo</text:p>
          </table:table-cell>
          <table:table-cell table:style-name="ce27" office:value-type="string" calcext:value-type="string">
            <text:p>QTo</text:p>
          </table:table-cell>
          <table:table-cell table:style-name="ce27" office:value-type="string" calcext:value-type="string">
            <text:p>JTo</text:p>
          </table:table-cell>
          <table:table-cell table:style-name="ce27" office:value-type="string" calcext:value-type="string">
            <text:p>TT</text:p>
          </table:table-cell>
          <table:table-cell table:style-name="ce27" office:value-type="string" calcext:value-type="string">
            <text:p>T9s</text:p>
          </table:table-cell>
          <table:table-cell table:style-name="ce27" office:value-type="string" calcext:value-type="string">
            <text:p>T8s</text:p>
          </table:table-cell>
          <table:table-cell table:style-name="ce27" office:value-type="string" calcext:value-type="string">
            <text:p>T7s</text:p>
          </table:table-cell>
          <table:table-cell table:style-name="ce27" office:value-type="string" calcext:value-type="string">
            <text:p>T6s</text:p>
          </table:table-cell>
          <table:table-cell table:style-name="ce27" office:value-type="string" calcext:value-type="string">
            <text:p>T5s</text:p>
          </table:table-cell>
          <table:table-cell table:style-name="ce27" office:value-type="string" calcext:value-type="string">
            <text:p>T4s</text:p>
          </table:table-cell>
          <table:table-cell table:style-name="ce27" office:value-type="string" calcext:value-type="string">
            <text:p>T3s</text:p>
          </table:table-cell>
          <table:table-cell table:style-name="ce27" office:value-type="string" calcext:value-type="string">
            <text:p>T2s</text:p>
          </table:table-cell>
          <table:table-cell table:number-columns-repeated="16367"/>
        </table:table-row>
        <table:table-row table:style-name="ro2">
          <table:table-cell/>
          <table:table-cell table:style-name="ce27" office:value-type="string" calcext:value-type="string">
            <text:p>A9o</text:p>
          </table:table-cell>
          <table:table-cell table:style-name="ce27" office:value-type="string" calcext:value-type="string">
            <text:p>K9o</text:p>
          </table:table-cell>
          <table:table-cell table:style-name="ce27" office:value-type="string" calcext:value-type="string">
            <text:p>Q9o</text:p>
          </table:table-cell>
          <table:table-cell table:style-name="ce27" office:value-type="string" calcext:value-type="string">
            <text:p>J9o</text:p>
          </table:table-cell>
          <table:table-cell table:style-name="ce27" office:value-type="string" calcext:value-type="string">
            <text:p>T9o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string" calcext:value-type="string">
            <text:p>98s</text:p>
          </table:table-cell>
          <table:table-cell table:style-name="ce27" office:value-type="string" calcext:value-type="string">
            <text:p>97s</text:p>
          </table:table-cell>
          <table:table-cell table:style-name="ce27" office:value-type="string" calcext:value-type="string">
            <text:p>96s</text:p>
          </table:table-cell>
          <table:table-cell table:style-name="ce27" office:value-type="string" calcext:value-type="string">
            <text:p>95s</text:p>
          </table:table-cell>
          <table:table-cell table:style-name="ce27" office:value-type="string" calcext:value-type="string">
            <text:p>94s</text:p>
          </table:table-cell>
          <table:table-cell table:style-name="ce27" office:value-type="string" calcext:value-type="string">
            <text:p>93s</text:p>
          </table:table-cell>
          <table:table-cell table:style-name="ce27" office:value-type="string" calcext:value-type="string">
            <text:p>92s</text:p>
          </table:table-cell>
          <table:table-cell table:number-columns-repeated="3"/>
          <table:table-cell table:style-name="ce32"/>
          <table:table-cell table:number-columns-repeated="16363"/>
        </table:table-row>
        <table:table-row table:style-name="ro2">
          <table:table-cell/>
          <table:table-cell table:style-name="ce27" office:value-type="string" calcext:value-type="string">
            <text:p>A8o</text:p>
          </table:table-cell>
          <table:table-cell table:style-name="ce27" office:value-type="string" calcext:value-type="string">
            <text:p>K8o</text:p>
          </table:table-cell>
          <table:table-cell table:style-name="ce27" office:value-type="string" calcext:value-type="string">
            <text:p>Q8o</text:p>
          </table:table-cell>
          <table:table-cell table:style-name="ce27" office:value-type="string" calcext:value-type="string">
            <text:p>J8o</text:p>
          </table:table-cell>
          <table:table-cell table:style-name="ce27" office:value-type="string" calcext:value-type="string">
            <text:p>T8o</text:p>
          </table:table-cell>
          <table:table-cell table:style-name="ce27" office:value-type="string" calcext:value-type="string">
            <text:p>98o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string" calcext:value-type="string">
            <text:p>87s</text:p>
          </table:table-cell>
          <table:table-cell table:style-name="ce27" office:value-type="string" calcext:value-type="string">
            <text:p>86s</text:p>
          </table:table-cell>
          <table:table-cell table:style-name="ce27" office:value-type="string" calcext:value-type="string">
            <text:p>85s</text:p>
          </table:table-cell>
          <table:table-cell table:style-name="ce27" office:value-type="string" calcext:value-type="string">
            <text:p>84s</text:p>
          </table:table-cell>
          <table:table-cell table:style-name="ce27" office:value-type="string" calcext:value-type="string">
            <text:p>83s</text:p>
          </table:table-cell>
          <table:table-cell table:style-name="ce27" office:value-type="string" calcext:value-type="string">
            <text:p>82s</text:p>
          </table:table-cell>
          <table:table-cell table:number-columns-repeated="3"/>
          <table:table-cell table:style-name="ce32"/>
          <table:table-cell table:number-columns-repeated="16363"/>
        </table:table-row>
        <table:table-row table:style-name="ro2">
          <table:table-cell/>
          <table:table-cell table:style-name="ce27" office:value-type="string" calcext:value-type="string">
            <text:p>A7o</text:p>
          </table:table-cell>
          <table:table-cell table:style-name="ce27" office:value-type="string" calcext:value-type="string">
            <text:p>K7o</text:p>
          </table:table-cell>
          <table:table-cell table:style-name="ce27" office:value-type="string" calcext:value-type="string">
            <text:p>Q7o</text:p>
          </table:table-cell>
          <table:table-cell table:style-name="ce27" office:value-type="string" calcext:value-type="string">
            <text:p>J7o</text:p>
          </table:table-cell>
          <table:table-cell table:style-name="ce27" office:value-type="string" calcext:value-type="string">
            <text:p>T7o</text:p>
          </table:table-cell>
          <table:table-cell table:style-name="ce27" office:value-type="string" calcext:value-type="string">
            <text:p>97o</text:p>
          </table:table-cell>
          <table:table-cell table:style-name="ce27" office:value-type="string" calcext:value-type="string">
            <text:p>87o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string" calcext:value-type="string">
            <text:p>76s</text:p>
          </table:table-cell>
          <table:table-cell table:style-name="ce27" office:value-type="string" calcext:value-type="string">
            <text:p>75s</text:p>
          </table:table-cell>
          <table:table-cell table:style-name="ce27" office:value-type="string" calcext:value-type="string">
            <text:p>74s</text:p>
          </table:table-cell>
          <table:table-cell table:style-name="ce27" office:value-type="string" calcext:value-type="string">
            <text:p>73s</text:p>
          </table:table-cell>
          <table:table-cell table:style-name="ce27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27" office:value-type="string" calcext:value-type="string">
            <text:p>A6o</text:p>
          </table:table-cell>
          <table:table-cell table:style-name="ce27" office:value-type="string" calcext:value-type="string">
            <text:p>K6o</text:p>
          </table:table-cell>
          <table:table-cell table:style-name="ce27" office:value-type="string" calcext:value-type="string">
            <text:p>Q6o</text:p>
          </table:table-cell>
          <table:table-cell table:style-name="ce27" office:value-type="string" calcext:value-type="string">
            <text:p>J6o</text:p>
          </table:table-cell>
          <table:table-cell table:style-name="ce27" office:value-type="string" calcext:value-type="string">
            <text:p>T6o</text:p>
          </table:table-cell>
          <table:table-cell table:style-name="ce27" office:value-type="string" calcext:value-type="string">
            <text:p>96o</text:p>
          </table:table-cell>
          <table:table-cell table:style-name="ce27" office:value-type="string" calcext:value-type="string">
            <text:p>86o</text:p>
          </table:table-cell>
          <table:table-cell table:style-name="ce27" office:value-type="string" calcext:value-type="string">
            <text:p>76o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string" calcext:value-type="string">
            <text:p>65s</text:p>
          </table:table-cell>
          <table:table-cell table:style-name="ce27" office:value-type="string" calcext:value-type="string">
            <text:p>64s</text:p>
          </table:table-cell>
          <table:table-cell table:style-name="ce27" office:value-type="string" calcext:value-type="string">
            <text:p>63s</text:p>
          </table:table-cell>
          <table:table-cell table:style-name="ce27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27" office:value-type="string" calcext:value-type="string">
            <text:p>A5o</text:p>
          </table:table-cell>
          <table:table-cell table:style-name="ce27" office:value-type="string" calcext:value-type="string">
            <text:p>K5o</text:p>
          </table:table-cell>
          <table:table-cell table:style-name="ce27" office:value-type="string" calcext:value-type="string">
            <text:p>Q5o</text:p>
          </table:table-cell>
          <table:table-cell table:style-name="ce27" office:value-type="string" calcext:value-type="string">
            <text:p>J5o</text:p>
          </table:table-cell>
          <table:table-cell table:style-name="ce27" office:value-type="string" calcext:value-type="string">
            <text:p>T5o</text:p>
          </table:table-cell>
          <table:table-cell table:style-name="ce27" office:value-type="string" calcext:value-type="string">
            <text:p>95o</text:p>
          </table:table-cell>
          <table:table-cell table:style-name="ce27" office:value-type="string" calcext:value-type="string">
            <text:p>85o</text:p>
          </table:table-cell>
          <table:table-cell table:style-name="ce27" office:value-type="string" calcext:value-type="string">
            <text:p>75o</text:p>
          </table:table-cell>
          <table:table-cell table:style-name="ce27" office:value-type="string" calcext:value-type="string">
            <text:p>65o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string" calcext:value-type="string">
            <text:p>54s</text:p>
          </table:table-cell>
          <table:table-cell table:style-name="ce27" office:value-type="string" calcext:value-type="string">
            <text:p>53s</text:p>
          </table:table-cell>
          <table:table-cell table:style-name="ce27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27" office:value-type="string" calcext:value-type="string">
            <text:p>A4o</text:p>
          </table:table-cell>
          <table:table-cell table:style-name="ce27" office:value-type="string" calcext:value-type="string">
            <text:p>K4o</text:p>
          </table:table-cell>
          <table:table-cell table:style-name="ce27" office:value-type="string" calcext:value-type="string">
            <text:p>Q4o</text:p>
          </table:table-cell>
          <table:table-cell table:style-name="ce27" office:value-type="string" calcext:value-type="string">
            <text:p>J4o</text:p>
          </table:table-cell>
          <table:table-cell table:style-name="ce27" office:value-type="string" calcext:value-type="string">
            <text:p>T4o</text:p>
          </table:table-cell>
          <table:table-cell table:style-name="ce27" office:value-type="string" calcext:value-type="string">
            <text:p>94o</text:p>
          </table:table-cell>
          <table:table-cell table:style-name="ce27" office:value-type="string" calcext:value-type="string">
            <text:p>84o</text:p>
          </table:table-cell>
          <table:table-cell table:style-name="ce27" office:value-type="string" calcext:value-type="string">
            <text:p>74o</text:p>
          </table:table-cell>
          <table:table-cell table:style-name="ce27" office:value-type="string" calcext:value-type="string">
            <text:p>64o</text:p>
          </table:table-cell>
          <table:table-cell table:style-name="ce27" office:value-type="string" calcext:value-type="string">
            <text:p>54o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string" calcext:value-type="string">
            <text:p>43s</text:p>
          </table:table-cell>
          <table:table-cell table:style-name="ce27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27" office:value-type="string" calcext:value-type="string">
            <text:p>A3o</text:p>
          </table:table-cell>
          <table:table-cell table:style-name="ce27" office:value-type="string" calcext:value-type="string">
            <text:p>K3o</text:p>
          </table:table-cell>
          <table:table-cell table:style-name="ce27" office:value-type="string" calcext:value-type="string">
            <text:p>Q3o</text:p>
          </table:table-cell>
          <table:table-cell table:style-name="ce27" office:value-type="string" calcext:value-type="string">
            <text:p>J3o</text:p>
          </table:table-cell>
          <table:table-cell table:style-name="ce27" office:value-type="string" calcext:value-type="string">
            <text:p>T3o</text:p>
          </table:table-cell>
          <table:table-cell table:style-name="ce27" office:value-type="string" calcext:value-type="string">
            <text:p>93o</text:p>
          </table:table-cell>
          <table:table-cell table:style-name="ce27" office:value-type="string" calcext:value-type="string">
            <text:p>83o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string" calcext:value-type="string">
            <text:p>63o</text:p>
          </table:table-cell>
          <table:table-cell table:style-name="ce27" office:value-type="string" calcext:value-type="string">
            <text:p>53o</text:p>
          </table:table-cell>
          <table:table-cell table:style-name="ce27" office:value-type="string" calcext:value-type="string">
            <text:p>43o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27" office:value-type="string" calcext:value-type="string">
            <text:p>A2o</text:p>
          </table:table-cell>
          <table:table-cell table:style-name="ce27" office:value-type="string" calcext:value-type="string">
            <text:p>K2o</text:p>
          </table:table-cell>
          <table:table-cell table:style-name="ce27" office:value-type="string" calcext:value-type="string">
            <text:p>Q2o</text:p>
          </table:table-cell>
          <table:table-cell table:style-name="ce27" office:value-type="string" calcext:value-type="string">
            <text:p>J2o</text:p>
          </table:table-cell>
          <table:table-cell table:style-name="ce27" office:value-type="string" calcext:value-type="string">
            <text:p>T2o</text:p>
          </table:table-cell>
          <table:table-cell table:style-name="ce27" office:value-type="string" calcext:value-type="string">
            <text:p>92o</text:p>
          </table:table-cell>
          <table:table-cell table:style-name="ce27" office:value-type="string" calcext:value-type="string">
            <text:p>82o</text:p>
          </table:table-cell>
          <table:table-cell table:style-name="ce27" office:value-type="string" calcext:value-type="string">
            <text:p>72o</text:p>
          </table:table-cell>
          <table:table-cell table:style-name="ce27" office:value-type="string" calcext:value-type="string">
            <text:p>62o</text:p>
          </table:table-cell>
          <table:table-cell table:style-name="ce27" office:value-type="string" calcext:value-type="string">
            <text:p>52o</text:p>
          </table:table-cell>
          <table:table-cell table:style-name="ce27" office:value-type="string" calcext:value-type="string">
            <text:p>42o</text:p>
          </table:table-cell>
          <table:table-cell table:style-name="ce27" office:value-type="string" calcext:value-type="string">
            <text:p>32o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16367"/>
        </table:table-row>
        <table:table-row table:style-name="ro2">
          <table:table-cell table:number-columns-repeated="16381"/>
        </table:table-row>
        <table:table-row table:style-name="ro2">
          <table:table-cell/>
          <table:table-cell table:style-name="ce28" office:value-type="string" calcext:value-type="string">
            <text:p>AA</text:p>
            <text:p>6</text:p>
          </table:table-cell>
          <table:table-cell table:style-name="ce30" office:value-type="string" calcext:value-type="string">
            <text:p>AKs4</text:p>
          </table:table-cell>
          <table:table-cell table:style-name="ce30" office:value-type="string" calcext:value-type="string">
            <text:p>AQs</text:p>
            <text:p>4</text:p>
          </table:table-cell>
          <table:table-cell table:style-name="ce30" office:value-type="string" calcext:value-type="string">
            <text:p>AJs</text:p>
            <text:p>4</text:p>
          </table:table-cell>
          <table:table-cell table:style-name="ce30" office:value-type="string" calcext:value-type="string">
            <text:p>ATs</text:p>
            <text:p>4</text:p>
          </table:table-cell>
          <table:table-cell table:style-name="ce30" office:value-type="string" calcext:value-type="string">
            <text:p>A9s</text:p>
            <text:p>4</text:p>
          </table:table-cell>
          <table:table-cell table:style-name="ce30" office:value-type="string" calcext:value-type="string">
            <text:p>A8s</text:p>
            <text:p>4</text:p>
          </table:table-cell>
          <table:table-cell table:style-name="ce30" office:value-type="string" calcext:value-type="string">
            <text:p>A7s</text:p>
            <text:p>4</text:p>
          </table:table-cell>
          <table:table-cell table:style-name="ce30" office:value-type="string" calcext:value-type="string">
            <text:p>A6s</text:p>
            <text:p>4</text:p>
          </table:table-cell>
          <table:table-cell table:style-name="ce30" office:value-type="string" calcext:value-type="string">
            <text:p>A5s</text:p>
            <text:p>4</text:p>
          </table:table-cell>
          <table:table-cell table:style-name="ce30" office:value-type="string" calcext:value-type="string">
            <text:p>A4s</text:p>
            <text:p>4</text:p>
          </table:table-cell>
          <table:table-cell table:style-name="ce30" office:value-type="string" calcext:value-type="string">
            <text:p>A3s</text:p>
            <text:p>4</text:p>
          </table:table-cell>
          <table:table-cell table:style-name="ce30" office:value-type="string" calcext:value-type="string">
            <text:p>A2s</text:p>
            <text:p>4</text:p>
          </table:table-cell>
          <table:table-cell table:number-columns-repeated="4"/>
          <table:table-cell table:style-name="ce33"/>
          <table:table-cell table:number-columns-repeated="16362"/>
        </table:table-row>
        <table:table-row table:style-name="ro2">
          <table:table-cell/>
          <table:table-cell table:style-name="ce29" office:value-type="string" calcext:value-type="string">
            <text:p>AKo</text:p>
            <text:p>12</text:p>
          </table:table-cell>
          <table:table-cell table:style-name="ce28" office:value-type="string" calcext:value-type="string">
            <text:p>KK</text:p>
            <text:p>6</text:p>
          </table:table-cell>
          <table:table-cell table:style-name="ce30" office:value-type="string" calcext:value-type="string">
            <text:p>KQs</text:p>
            <text:p>4</text:p>
          </table:table-cell>
          <table:table-cell table:style-name="ce30" office:value-type="string" calcext:value-type="string">
            <text:p>KJs</text:p>
            <text:p>4</text:p>
          </table:table-cell>
          <table:table-cell table:style-name="ce30" office:value-type="string" calcext:value-type="string">
            <text:p>KTs</text:p>
            <text:p>4</text:p>
          </table:table-cell>
          <table:table-cell table:style-name="ce30" office:value-type="string" calcext:value-type="string">
            <text:p>K9s</text:p>
            <text:p>4</text:p>
          </table:table-cell>
          <table:table-cell table:style-name="ce30" office:value-type="string" calcext:value-type="string">
            <text:p>K8s</text:p>
            <text:p>4</text:p>
          </table:table-cell>
          <table:table-cell table:style-name="ce30" office:value-type="string" calcext:value-type="string">
            <text:p>K7s</text:p>
            <text:p>4</text:p>
          </table:table-cell>
          <table:table-cell table:style-name="ce30" office:value-type="string" calcext:value-type="string">
            <text:p>K6s</text:p>
            <text:p>4</text:p>
          </table:table-cell>
          <table:table-cell table:style-name="ce30" office:value-type="string" calcext:value-type="string">
            <text:p>K5s</text:p>
            <text:p>4</text:p>
          </table:table-cell>
          <table:table-cell table:style-name="ce30" office:value-type="string" calcext:value-type="string">
            <text:p>K4s</text:p>
            <text:p>4</text:p>
          </table:table-cell>
          <table:table-cell table:style-name="ce30" office:value-type="string" calcext:value-type="string">
            <text:p>K3s</text:p>
            <text:p>4</text:p>
          </table:table-cell>
          <table:table-cell table:style-name="ce30" office:value-type="string" calcext:value-type="string">
            <text:p>K2s</text:p>
            <text:p>4</text:p>
          </table:table-cell>
          <table:table-cell table:number-columns-repeated="4"/>
          <table:table-cell table:style-name="ce34"/>
          <table:table-cell table:number-columns-repeated="16362"/>
        </table:table-row>
        <table:table-row table:style-name="ro2">
          <table:table-cell/>
          <table:table-cell table:style-name="ce29" office:value-type="string" calcext:value-type="string">
            <text:p>AQo</text:p>
            <text:p>12</text:p>
          </table:table-cell>
          <table:table-cell table:style-name="ce29" office:value-type="string" calcext:value-type="string">
            <text:p>KQo</text:p>
            <text:p>12</text:p>
          </table:table-cell>
          <table:table-cell table:style-name="ce28" office:value-type="string" calcext:value-type="string">
            <text:p>QQ</text:p>
            <text:p>6</text:p>
          </table:table-cell>
          <table:table-cell table:style-name="ce30" office:value-type="string" calcext:value-type="string">
            <text:p>QJs</text:p>
            <text:p>4</text:p>
          </table:table-cell>
          <table:table-cell table:style-name="ce30" office:value-type="string" calcext:value-type="string">
            <text:p>QTs</text:p>
            <text:p>4</text:p>
          </table:table-cell>
          <table:table-cell table:style-name="ce30" office:value-type="string" calcext:value-type="string">
            <text:p>Q9s4</text:p>
          </table:table-cell>
          <table:table-cell table:style-name="ce30" office:value-type="string" calcext:value-type="string">
            <text:p>Q8s</text:p>
            <text:p>4</text:p>
          </table:table-cell>
          <table:table-cell table:style-name="ce30" office:value-type="string" calcext:value-type="string">
            <text:p>Q7s</text:p>
            <text:p>4</text:p>
          </table:table-cell>
          <table:table-cell table:style-name="ce30" office:value-type="string" calcext:value-type="string">
            <text:p>Q6s</text:p>
            <text:p>4</text:p>
          </table:table-cell>
          <table:table-cell table:style-name="ce30" office:value-type="string" calcext:value-type="string">
            <text:p>Q5s</text:p>
            <text:p>4</text:p>
          </table:table-cell>
          <table:table-cell table:style-name="ce30" office:value-type="string" calcext:value-type="string">
            <text:p>Q4s</text:p>
            <text:p>4</text:p>
          </table:table-cell>
          <table:table-cell table:style-name="ce30" office:value-type="string" calcext:value-type="string">
            <text:p>Q3s</text:p>
            <text:p>4</text:p>
          </table:table-cell>
          <table:table-cell table:style-name="ce30" office:value-type="string" calcext:value-type="string">
            <text:p>Q2s</text:p>
            <text:p>4</text:p>
          </table:table-cell>
          <table:table-cell table:number-columns-repeated="4"/>
          <table:table-cell table:style-name="ce30"/>
          <table:table-cell table:number-columns-repeated="16362"/>
        </table:table-row>
        <table:table-row table:style-name="ro2">
          <table:table-cell/>
          <table:table-cell table:style-name="ce29" office:value-type="string" calcext:value-type="string">
            <text:p>AJo</text:p>
            <text:p>12</text:p>
          </table:table-cell>
          <table:table-cell table:style-name="ce29" office:value-type="string" calcext:value-type="string">
            <text:p>KJo</text:p>
            <text:p>12</text:p>
          </table:table-cell>
          <table:table-cell table:style-name="ce29" office:value-type="string" calcext:value-type="string">
            <text:p>QJs</text:p>
            <text:p>4</text:p>
          </table:table-cell>
          <table:table-cell table:style-name="ce28" office:value-type="string" calcext:value-type="string">
            <text:p>JJ</text:p>
            <text:p>6</text:p>
          </table:table-cell>
          <table:table-cell table:style-name="ce30" office:value-type="string" calcext:value-type="string">
            <text:p>JTs</text:p>
            <text:p>4</text:p>
          </table:table-cell>
          <table:table-cell table:style-name="ce30" office:value-type="string" calcext:value-type="string">
            <text:p>J9s</text:p>
            <text:p>4</text:p>
          </table:table-cell>
          <table:table-cell table:style-name="ce30" office:value-type="string" calcext:value-type="string">
            <text:p>J8s</text:p>
            <text:p>4</text:p>
          </table:table-cell>
          <table:table-cell table:style-name="ce30" office:value-type="string" calcext:value-type="string">
            <text:p>J7s</text:p>
            <text:p>4</text:p>
          </table:table-cell>
          <table:table-cell table:style-name="ce30" office:value-type="string" calcext:value-type="string">
            <text:p>J6s</text:p>
            <text:p>4</text:p>
          </table:table-cell>
          <table:table-cell table:style-name="ce30" office:value-type="string" calcext:value-type="string">
            <text:p>J5s</text:p>
            <text:p>4</text:p>
          </table:table-cell>
          <table:table-cell table:style-name="ce30" office:value-type="string" calcext:value-type="string">
            <text:p>J4s</text:p>
            <text:p>4</text:p>
          </table:table-cell>
          <table:table-cell table:style-name="ce30" office:value-type="string" calcext:value-type="string">
            <text:p>J3s</text:p>
            <text:p>4</text:p>
          </table:table-cell>
          <table:table-cell table:style-name="ce30" office:value-type="string" calcext:value-type="string">
            <text:p>J2s</text:p>
            <text:p>4</text:p>
          </table:table-cell>
          <table:table-cell table:number-columns-repeated="4"/>
          <table:table-cell table:style-name="ce28"/>
          <table:table-cell table:number-columns-repeated="16362"/>
        </table:table-row>
        <table:table-row table:style-name="ro2">
          <table:table-cell/>
          <table:table-cell table:style-name="ce29" office:value-type="string" calcext:value-type="string">
            <text:p>ATo</text:p>
            <text:p>12</text:p>
          </table:table-cell>
          <table:table-cell table:style-name="ce29" office:value-type="string" calcext:value-type="string">
            <text:p>KTo</text:p>
            <text:p>12</text:p>
          </table:table-cell>
          <table:table-cell table:style-name="ce29" office:value-type="string" calcext:value-type="string">
            <text:p>QTo</text:p>
            <text:p>12</text:p>
          </table:table-cell>
          <table:table-cell table:style-name="ce29" office:value-type="string" calcext:value-type="string">
            <text:p>JTo</text:p>
            <text:p>12</text:p>
          </table:table-cell>
          <table:table-cell table:style-name="ce28" office:value-type="string" calcext:value-type="string">
            <text:p>TT</text:p>
            <text:p>6</text:p>
          </table:table-cell>
          <table:table-cell table:style-name="ce30" office:value-type="string" calcext:value-type="string">
            <text:p>T9s</text:p>
            <text:p>4</text:p>
          </table:table-cell>
          <table:table-cell table:style-name="ce30" office:value-type="string" calcext:value-type="string">
            <text:p>T8s</text:p>
            <text:p>4</text:p>
          </table:table-cell>
          <table:table-cell table:style-name="ce30" office:value-type="string" calcext:value-type="string">
            <text:p>T7s</text:p>
            <text:p>4</text:p>
          </table:table-cell>
          <table:table-cell table:style-name="ce30" office:value-type="string" calcext:value-type="string">
            <text:p>T6s</text:p>
            <text:p>4</text:p>
          </table:table-cell>
          <table:table-cell table:style-name="ce30" office:value-type="string" calcext:value-type="string">
            <text:p>T5s</text:p>
            <text:p>4</text:p>
          </table:table-cell>
          <table:table-cell table:style-name="ce30" office:value-type="string" calcext:value-type="string">
            <text:p>T4s</text:p>
            <text:p>4</text:p>
          </table:table-cell>
          <table:table-cell table:style-name="ce30" office:value-type="string" calcext:value-type="string">
            <text:p>T3s</text:p>
            <text:p>4</text:p>
          </table:table-cell>
          <table:table-cell table:style-name="ce30" office:value-type="string" calcext:value-type="string">
            <text:p>T2s</text:p>
            <text:p>4</text:p>
          </table:table-cell>
          <table:table-cell table:number-columns-repeated="4"/>
          <table:table-cell table:style-name="ce29"/>
          <table:table-cell table:number-columns-repeated="16362"/>
        </table:table-row>
        <table:table-row table:style-name="ro2">
          <table:table-cell/>
          <table:table-cell table:style-name="ce29" office:value-type="string" calcext:value-type="string">
            <text:p>A9o</text:p>
            <text:p>12</text:p>
          </table:table-cell>
          <table:table-cell table:style-name="ce29" office:value-type="string" calcext:value-type="string">
            <text:p>K9o</text:p>
            <text:p>12</text:p>
          </table:table-cell>
          <table:table-cell table:style-name="ce29" office:value-type="string" calcext:value-type="string">
            <text:p>Q9o12</text:p>
          </table:table-cell>
          <table:table-cell table:style-name="ce29" office:value-type="string" calcext:value-type="string">
            <text:p>J9o</text:p>
            <text:p>12</text:p>
          </table:table-cell>
          <table:table-cell table:style-name="ce29" office:value-type="string" calcext:value-type="string">
            <text:p>T9o</text:p>
            <text:p>12</text:p>
          </table:table-cell>
          <table:table-cell table:style-name="ce28" office:value-type="string" calcext:value-type="string">
            <text:p>99</text:p>
            <text:p>6</text:p>
          </table:table-cell>
          <table:table-cell table:style-name="ce30" office:value-type="string" calcext:value-type="string">
            <text:p>98s</text:p>
            <text:p>4</text:p>
          </table:table-cell>
          <table:table-cell table:style-name="ce30" office:value-type="string" calcext:value-type="string">
            <text:p>97s</text:p>
            <text:p>4</text:p>
          </table:table-cell>
          <table:table-cell table:style-name="ce30" office:value-type="string" calcext:value-type="string">
            <text:p>96s</text:p>
            <text:p>4</text:p>
          </table:table-cell>
          <table:table-cell table:style-name="ce30" office:value-type="string" calcext:value-type="string">
            <text:p>95s</text:p>
            <text:p>4</text:p>
          </table:table-cell>
          <table:table-cell table:style-name="ce30" office:value-type="string" calcext:value-type="string">
            <text:p>94s</text:p>
            <text:p>4</text:p>
          </table:table-cell>
          <table:table-cell table:style-name="ce30" office:value-type="string" calcext:value-type="string">
            <text:p>93s</text:p>
            <text:p>4</text:p>
          </table:table-cell>
          <table:table-cell table:style-name="ce30" office:value-type="string" calcext:value-type="string">
            <text:p>9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29" office:value-type="string" calcext:value-type="string">
            <text:p>A8o</text:p>
            <text:p>12</text:p>
          </table:table-cell>
          <table:table-cell table:style-name="ce29" office:value-type="string" calcext:value-type="string">
            <text:p>K8o</text:p>
            <text:p>12</text:p>
          </table:table-cell>
          <table:table-cell table:style-name="ce29" office:value-type="string" calcext:value-type="string">
            <text:p>Q8o</text:p>
            <text:p>12</text:p>
          </table:table-cell>
          <table:table-cell table:style-name="ce29" office:value-type="string" calcext:value-type="string">
            <text:p>J8o</text:p>
            <text:p>12</text:p>
          </table:table-cell>
          <table:table-cell table:style-name="ce29" office:value-type="string" calcext:value-type="string">
            <text:p>T8o</text:p>
            <text:p>12</text:p>
          </table:table-cell>
          <table:table-cell table:style-name="ce29" office:value-type="string" calcext:value-type="string">
            <text:p>98o</text:p>
            <text:p>12</text:p>
          </table:table-cell>
          <table:table-cell table:style-name="ce28" office:value-type="string" calcext:value-type="string">
            <text:p>88</text:p>
            <text:p>6</text:p>
          </table:table-cell>
          <table:table-cell table:style-name="ce30" office:value-type="string" calcext:value-type="string">
            <text:p>87s</text:p>
            <text:p>4</text:p>
          </table:table-cell>
          <table:table-cell table:style-name="ce30" office:value-type="string" calcext:value-type="string">
            <text:p>86s</text:p>
            <text:p>4</text:p>
          </table:table-cell>
          <table:table-cell table:style-name="ce30" office:value-type="string" calcext:value-type="string">
            <text:p>85s</text:p>
            <text:p>4</text:p>
          </table:table-cell>
          <table:table-cell table:style-name="ce30" office:value-type="string" calcext:value-type="string">
            <text:p>84s</text:p>
            <text:p>4</text:p>
          </table:table-cell>
          <table:table-cell table:style-name="ce30" office:value-type="string" calcext:value-type="string">
            <text:p>83s</text:p>
            <text:p>4</text:p>
          </table:table-cell>
          <table:table-cell table:style-name="ce30" office:value-type="string" calcext:value-type="string">
            <text:p>8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29" office:value-type="string" calcext:value-type="string">
            <text:p>A7o</text:p>
            <text:p>12</text:p>
          </table:table-cell>
          <table:table-cell table:style-name="ce29" office:value-type="string" calcext:value-type="string">
            <text:p>K7o</text:p>
            <text:p>12</text:p>
          </table:table-cell>
          <table:table-cell table:style-name="ce29" office:value-type="string" calcext:value-type="string">
            <text:p>Q7o</text:p>
            <text:p>12</text:p>
          </table:table-cell>
          <table:table-cell table:style-name="ce29" office:value-type="string" calcext:value-type="string">
            <text:p>J7o</text:p>
            <text:p>12</text:p>
          </table:table-cell>
          <table:table-cell table:style-name="ce29" office:value-type="string" calcext:value-type="string">
            <text:p>T7o</text:p>
            <text:p>12</text:p>
          </table:table-cell>
          <table:table-cell table:style-name="ce29" office:value-type="string" calcext:value-type="string">
            <text:p>97o</text:p>
            <text:p>12</text:p>
          </table:table-cell>
          <table:table-cell table:style-name="ce29" office:value-type="string" calcext:value-type="string">
            <text:p>87o</text:p>
            <text:p>12</text:p>
          </table:table-cell>
          <table:table-cell table:style-name="ce28" office:value-type="string" calcext:value-type="string">
            <text:p>77</text:p>
            <text:p>6</text:p>
          </table:table-cell>
          <table:table-cell table:style-name="ce30" office:value-type="string" calcext:value-type="string">
            <text:p>76s</text:p>
            <text:p>4</text:p>
          </table:table-cell>
          <table:table-cell table:style-name="ce30" office:value-type="string" calcext:value-type="string">
            <text:p>75s</text:p>
            <text:p>4</text:p>
          </table:table-cell>
          <table:table-cell table:style-name="ce30" office:value-type="string" calcext:value-type="string">
            <text:p>74s</text:p>
            <text:p>4</text:p>
          </table:table-cell>
          <table:table-cell table:style-name="ce30" office:value-type="string" calcext:value-type="string">
            <text:p>73s</text:p>
            <text:p>4</text:p>
          </table:table-cell>
          <table:table-cell table:style-name="ce30" office:value-type="string" calcext:value-type="string">
            <text:p>7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29" office:value-type="string" calcext:value-type="string">
            <text:p>A6o</text:p>
            <text:p>12</text:p>
          </table:table-cell>
          <table:table-cell table:style-name="ce29" office:value-type="string" calcext:value-type="string">
            <text:p>K6o</text:p>
            <text:p>12</text:p>
          </table:table-cell>
          <table:table-cell table:style-name="ce29" office:value-type="string" calcext:value-type="string">
            <text:p>Q6o</text:p>
            <text:p>12</text:p>
          </table:table-cell>
          <table:table-cell table:style-name="ce29" office:value-type="string" calcext:value-type="string">
            <text:p>J6o</text:p>
            <text:p>12</text:p>
          </table:table-cell>
          <table:table-cell table:style-name="ce29" office:value-type="string" calcext:value-type="string">
            <text:p>T6o</text:p>
            <text:p>12</text:p>
          </table:table-cell>
          <table:table-cell table:style-name="ce29" office:value-type="string" calcext:value-type="string">
            <text:p>96o</text:p>
            <text:p>12</text:p>
          </table:table-cell>
          <table:table-cell table:style-name="ce29" office:value-type="string" calcext:value-type="string">
            <text:p>86o</text:p>
            <text:p>12</text:p>
          </table:table-cell>
          <table:table-cell table:style-name="ce29" office:value-type="string" calcext:value-type="string">
            <text:p>76o</text:p>
            <text:p>12</text:p>
          </table:table-cell>
          <table:table-cell table:style-name="ce28" office:value-type="string" calcext:value-type="string">
            <text:p>66</text:p>
            <text:p>6</text:p>
          </table:table-cell>
          <table:table-cell table:style-name="ce30" office:value-type="string" calcext:value-type="string">
            <text:p>65s</text:p>
            <text:p>4</text:p>
          </table:table-cell>
          <table:table-cell table:style-name="ce30" office:value-type="string" calcext:value-type="string">
            <text:p>64s</text:p>
            <text:p>4</text:p>
          </table:table-cell>
          <table:table-cell table:style-name="ce30" office:value-type="string" calcext:value-type="string">
            <text:p>63s</text:p>
            <text:p>4</text:p>
          </table:table-cell>
          <table:table-cell table:style-name="ce30" office:value-type="string" calcext:value-type="string">
            <text:p>6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29" office:value-type="string" calcext:value-type="string">
            <text:p>A5o</text:p>
            <text:p>12</text:p>
          </table:table-cell>
          <table:table-cell table:style-name="ce29" office:value-type="string" calcext:value-type="string">
            <text:p>K5o</text:p>
            <text:p>12</text:p>
          </table:table-cell>
          <table:table-cell table:style-name="ce29" office:value-type="string" calcext:value-type="string">
            <text:p>Q5o</text:p>
            <text:p>12</text:p>
          </table:table-cell>
          <table:table-cell table:style-name="ce29" office:value-type="string" calcext:value-type="string">
            <text:p>J5o</text:p>
            <text:p>12</text:p>
          </table:table-cell>
          <table:table-cell table:style-name="ce29" office:value-type="string" calcext:value-type="string">
            <text:p>T5o</text:p>
            <text:p>12</text:p>
          </table:table-cell>
          <table:table-cell table:style-name="ce29" office:value-type="string" calcext:value-type="string">
            <text:p>95o</text:p>
            <text:p>12</text:p>
          </table:table-cell>
          <table:table-cell table:style-name="ce29" office:value-type="string" calcext:value-type="string">
            <text:p>85o</text:p>
            <text:p>12</text:p>
          </table:table-cell>
          <table:table-cell table:style-name="ce29" office:value-type="string" calcext:value-type="string">
            <text:p>75o</text:p>
            <text:p>12</text:p>
          </table:table-cell>
          <table:table-cell table:style-name="ce29" office:value-type="string" calcext:value-type="string">
            <text:p>65o</text:p>
            <text:p>12</text:p>
          </table:table-cell>
          <table:table-cell table:style-name="ce28" office:value-type="string" calcext:value-type="string">
            <text:p>55</text:p>
            <text:p>6</text:p>
          </table:table-cell>
          <table:table-cell table:style-name="ce30" office:value-type="string" calcext:value-type="string">
            <text:p>54s</text:p>
            <text:p>4</text:p>
          </table:table-cell>
          <table:table-cell table:style-name="ce30" office:value-type="string" calcext:value-type="string">
            <text:p>53s</text:p>
            <text:p>4</text:p>
          </table:table-cell>
          <table:table-cell table:style-name="ce30" office:value-type="string" calcext:value-type="string">
            <text:p>5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29" office:value-type="string" calcext:value-type="string">
            <text:p>A4o</text:p>
            <text:p>12</text:p>
          </table:table-cell>
          <table:table-cell table:style-name="ce29" office:value-type="string" calcext:value-type="string">
            <text:p>K4o</text:p>
            <text:p>12</text:p>
          </table:table-cell>
          <table:table-cell table:style-name="ce29" office:value-type="string" calcext:value-type="string">
            <text:p>Q4o</text:p>
            <text:p>12</text:p>
          </table:table-cell>
          <table:table-cell table:style-name="ce29" office:value-type="string" calcext:value-type="string">
            <text:p>J4o</text:p>
            <text:p>12</text:p>
          </table:table-cell>
          <table:table-cell table:style-name="ce29" office:value-type="string" calcext:value-type="string">
            <text:p>T4o</text:p>
            <text:p>12</text:p>
          </table:table-cell>
          <table:table-cell table:style-name="ce29" office:value-type="string" calcext:value-type="string">
            <text:p>94o</text:p>
            <text:p>12</text:p>
          </table:table-cell>
          <table:table-cell table:style-name="ce29" office:value-type="string" calcext:value-type="string">
            <text:p>84o</text:p>
            <text:p>12</text:p>
          </table:table-cell>
          <table:table-cell table:style-name="ce29" office:value-type="string" calcext:value-type="string">
            <text:p>74o</text:p>
            <text:p>12</text:p>
          </table:table-cell>
          <table:table-cell table:style-name="ce29" office:value-type="string" calcext:value-type="string">
            <text:p>64o</text:p>
            <text:p>12</text:p>
          </table:table-cell>
          <table:table-cell table:style-name="ce29" office:value-type="string" calcext:value-type="string">
            <text:p>54o</text:p>
            <text:p>12</text:p>
          </table:table-cell>
          <table:table-cell table:style-name="ce28" office:value-type="string" calcext:value-type="string">
            <text:p>44</text:p>
            <text:p>6</text:p>
          </table:table-cell>
          <table:table-cell table:style-name="ce30" office:value-type="string" calcext:value-type="string">
            <text:p>43s</text:p>
            <text:p>4</text:p>
          </table:table-cell>
          <table:table-cell table:style-name="ce30" office:value-type="string" calcext:value-type="string">
            <text:p>4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29" office:value-type="string" calcext:value-type="string">
            <text:p>A3o</text:p>
            <text:p>12</text:p>
          </table:table-cell>
          <table:table-cell table:style-name="ce29" office:value-type="string" calcext:value-type="string">
            <text:p>K3o</text:p>
            <text:p>12</text:p>
          </table:table-cell>
          <table:table-cell table:style-name="ce29" office:value-type="string" calcext:value-type="string">
            <text:p>Q3o</text:p>
            <text:p>12</text:p>
          </table:table-cell>
          <table:table-cell table:style-name="ce29" office:value-type="string" calcext:value-type="string">
            <text:p>J3o</text:p>
            <text:p>12</text:p>
          </table:table-cell>
          <table:table-cell table:style-name="ce29" office:value-type="string" calcext:value-type="string">
            <text:p>T3o</text:p>
            <text:p>12</text:p>
          </table:table-cell>
          <table:table-cell table:style-name="ce29" office:value-type="string" calcext:value-type="string">
            <text:p>93o</text:p>
            <text:p>12</text:p>
          </table:table-cell>
          <table:table-cell table:style-name="ce29" office:value-type="string" calcext:value-type="string">
            <text:p>83o</text:p>
            <text:p>12</text:p>
          </table:table-cell>
          <table:table-cell table:style-name="ce29" office:value-type="string" calcext:value-type="string">
            <text:p>73o</text:p>
            <text:p>12</text:p>
          </table:table-cell>
          <table:table-cell table:style-name="ce29" office:value-type="string" calcext:value-type="string">
            <text:p>63o</text:p>
            <text:p>12</text:p>
          </table:table-cell>
          <table:table-cell table:style-name="ce29" office:value-type="string" calcext:value-type="string">
            <text:p>53o</text:p>
            <text:p>12</text:p>
          </table:table-cell>
          <table:table-cell table:style-name="ce29" office:value-type="string" calcext:value-type="string">
            <text:p>43o</text:p>
            <text:p>12</text:p>
          </table:table-cell>
          <table:table-cell table:style-name="ce28" office:value-type="string" calcext:value-type="string">
            <text:p>33</text:p>
            <text:p>6</text:p>
          </table:table-cell>
          <table:table-cell table:style-name="ce30" office:value-type="string" calcext:value-type="string">
            <text:p>3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29" office:value-type="string" calcext:value-type="string">
            <text:p>A2o</text:p>
            <text:p>12</text:p>
          </table:table-cell>
          <table:table-cell table:style-name="ce29" office:value-type="string" calcext:value-type="string">
            <text:p>K2o</text:p>
            <text:p>12</text:p>
          </table:table-cell>
          <table:table-cell table:style-name="ce29" office:value-type="string" calcext:value-type="string">
            <text:p>Q2o</text:p>
            <text:p>12</text:p>
          </table:table-cell>
          <table:table-cell table:style-name="ce29" office:value-type="string" calcext:value-type="string">
            <text:p>J2o</text:p>
            <text:p>12</text:p>
          </table:table-cell>
          <table:table-cell table:style-name="ce29" office:value-type="string" calcext:value-type="string">
            <text:p>T2o</text:p>
            <text:p>12</text:p>
          </table:table-cell>
          <table:table-cell table:style-name="ce29" office:value-type="string" calcext:value-type="string">
            <text:p>92o</text:p>
            <text:p>12</text:p>
          </table:table-cell>
          <table:table-cell table:style-name="ce29" office:value-type="string" calcext:value-type="string">
            <text:p>82o</text:p>
            <text:p>12</text:p>
          </table:table-cell>
          <table:table-cell table:style-name="ce29" office:value-type="string" calcext:value-type="string">
            <text:p>72o</text:p>
            <text:p>12</text:p>
          </table:table-cell>
          <table:table-cell table:style-name="ce29" office:value-type="string" calcext:value-type="string">
            <text:p>62o</text:p>
            <text:p>12</text:p>
          </table:table-cell>
          <table:table-cell table:style-name="ce29" office:value-type="string" calcext:value-type="string">
            <text:p>52o</text:p>
            <text:p>12</text:p>
          </table:table-cell>
          <table:table-cell table:style-name="ce29" office:value-type="string" calcext:value-type="string">
            <text:p>42o</text:p>
            <text:p>12</text:p>
          </table:table-cell>
          <table:table-cell table:style-name="ce29" office:value-type="string" calcext:value-type="string">
            <text:p>32o</text:p>
            <text:p>12</text:p>
          </table:table-cell>
          <table:table-cell table:style-name="ce28" office:value-type="string" calcext:value-type="string">
            <text:p>22</text:p>
            <text:p>6</text:p>
          </table:table-cell>
          <table:table-cell table:number-columns-repeated="16367"/>
        </table:table-row>
        <table:table-row table:style-name="ro1">
          <table:table-cell table:number-columns-repeated="16381"/>
        </table:table-row>
        <table:table-row table:style-name="ro3">
          <table:table-cell/>
          <table:table-cell table:style-name="ce28" office:value-type="string" calcext:value-type="string">
            <text:p>AA 86.1</text:p>
          </table:table-cell>
          <table:table-cell table:style-name="ce30" office:value-type="string" calcext:value-type="string">
            <text:p>AKs</text:p>
            <text:p>68.6</text:p>
          </table:table-cell>
          <table:table-cell table:style-name="ce30" office:value-type="string" calcext:value-type="string">
            <text:p>AQs</text:p>
            <text:p>64.9</text:p>
          </table:table-cell>
          <table:table-cell table:style-name="ce30" office:value-type="string" calcext:value-type="string">
            <text:p>AJs</text:p>
            <text:p>58.6</text:p>
          </table:table-cell>
          <table:table-cell table:style-name="ce30" office:value-type="string" calcext:value-type="string">
            <text:p>ATs</text:p>
            <text:p>50.7</text:p>
          </table:table-cell>
          <table:table-cell table:style-name="ce30" office:value-type="string" calcext:value-type="string">
            <text:p>A9s</text:p>
            <text:p>40.5</text:p>
          </table:table-cell>
          <table:table-cell table:style-name="ce30" office:value-type="string" calcext:value-type="string">
            <text:p>A8s</text:p>
            <text:p>41.5</text:p>
          </table:table-cell>
          <table:table-cell table:style-name="ce30" office:value-type="string" calcext:value-type="string">
            <text:p>A7s</text:p>
            <text:p>33.9</text:p>
          </table:table-cell>
          <table:table-cell table:style-name="ce30" office:value-type="string" calcext:value-type="string">
            <text:p>A6s</text:p>
            <text:p>29.6</text:p>
          </table:table-cell>
          <table:table-cell table:style-name="ce30" office:value-type="string" calcext:value-type="string">
            <text:p>A5s</text:p>
            <text:p>29.7</text:p>
          </table:table-cell>
          <table:table-cell table:style-name="ce30" office:value-type="string" calcext:value-type="string">
            <text:p>A4s</text:p>
            <text:p>30.6</text:p>
          </table:table-cell>
          <table:table-cell table:style-name="ce30" office:value-type="string" calcext:value-type="string">
            <text:p>A3s</text:p>
            <text:p>21.3</text:p>
          </table:table-cell>
          <table:table-cell table:style-name="ce30" office:value-type="string" calcext:value-type="string">
            <text:p>A2s</text:p>
            <text:p>20.0</text:p>
          </table:table-cell>
          <table:table-cell table:number-columns-repeated="16367"/>
        </table:table-row>
        <table:table-row table:style-name="ro3">
          <table:table-cell/>
          <table:table-cell table:style-name="ce29" office:value-type="string" calcext:value-type="string">
            <text:p>AKo</text:p>
            <text:p>67.0</text:p>
          </table:table-cell>
          <table:table-cell table:style-name="ce28" office:value-type="string" calcext:value-type="string">
            <text:p>KK 74.6</text:p>
          </table:table-cell>
          <table:table-cell table:style-name="ce30" office:value-type="string" calcext:value-type="string">
            <text:p>KQs</text:p>
            <text:p>54.6</text:p>
          </table:table-cell>
          <table:table-cell table:style-name="ce30" office:value-type="string" calcext:value-type="string">
            <text:p>KJs</text:p>
            <text:p>45.3</text:p>
          </table:table-cell>
          <table:table-cell table:style-name="ce30" office:value-type="string" calcext:value-type="string">
            <text:p>KTs</text:p>
            <text:p>40.9</text:p>
          </table:table-cell>
          <table:table-cell table:style-name="ce30" office:value-type="string" calcext:value-type="string">
            <text:p>K9s</text:p>
            <text:p>20.0</text:p>
          </table:table-cell>
          <table:table-cell table:style-name="ce30" office:value-type="string" calcext:value-type="string">
            <text:p>K8s</text:p>
            <text:p>9.5</text:p>
          </table:table-cell>
          <table:table-cell table:style-name="ce30" office:value-type="string" calcext:value-type="string">
            <text:p>K7s</text:p>
            <text:p>8.6</text:p>
          </table:table-cell>
          <table:table-cell table:style-name="ce30" office:value-type="string" calcext:value-type="string">
            <text:p>K6s</text:p>
            <text:p>8.4</text:p>
          </table:table-cell>
          <table:table-cell table:style-name="ce30" office:value-type="string" calcext:value-type="string">
            <text:p>K5s</text:p>
            <text:p>4.3</text:p>
          </table:table-cell>
          <table:table-cell table:style-name="ce30" office:value-type="string" calcext:value-type="string">
            <text:p>K4s</text:p>
            <text:p>3.9</text:p>
          </table:table-cell>
          <table:table-cell table:style-name="ce30" office:value-type="string" calcext:value-type="string">
            <text:p>K3s</text:p>
            <text:p>4.0</text:p>
          </table:table-cell>
          <table:table-cell table:style-name="ce30" office:value-type="string" calcext:value-type="string">
            <text:p>K2s</text:p>
            <text:p>3.6</text:p>
          </table:table-cell>
          <table:table-cell table:number-columns-repeated="16367"/>
        </table:table-row>
        <table:table-row table:style-name="ro3">
          <table:table-cell/>
          <table:table-cell table:style-name="ce29" office:value-type="string" calcext:value-type="string">
            <text:p>AQo</text:p>
            <text:p>60.5</text:p>
          </table:table-cell>
          <table:table-cell table:style-name="ce29" office:value-type="string" calcext:value-type="string">
            <text:p>KQo</text:p>
            <text:p>39.2</text:p>
          </table:table-cell>
          <table:table-cell table:style-name="ce28" office:value-type="string" calcext:value-type="string">
            <text:p>QQ 68.5</text:p>
          </table:table-cell>
          <table:table-cell table:style-name="ce30" office:value-type="string" calcext:value-type="string">
            <text:p>QJs</text:p>
            <text:p>44.2</text:p>
          </table:table-cell>
          <table:table-cell table:style-name="ce30" office:value-type="string" calcext:value-type="string">
            <text:p>QTs</text:p>
            <text:p>39.4</text:p>
          </table:table-cell>
          <table:table-cell table:style-name="ce30" office:value-type="string" calcext:value-type="string">
            <text:p>Q9s</text:p>
            <text:p>19.1</text:p>
          </table:table-cell>
          <table:table-cell table:style-name="ce30" office:value-type="string" calcext:value-type="string">
            <text:p>Q8s</text:p>
            <text:p>4.2</text:p>
          </table:table-cell>
          <table:table-cell table:style-name="ce30" office:value-type="string" calcext:value-type="string">
            <text:p>Q7s</text:p>
            <text:p>3.8</text:p>
          </table:table-cell>
          <table:table-cell table:style-name="ce30" office:value-type="string" calcext:value-type="string">
            <text:p>Q6s</text:p>
            <text:p>3.5</text:p>
          </table:table-cell>
          <table:table-cell table:style-name="ce30" office:value-type="string" calcext:value-type="string">
            <text:p>Q5s</text:p>
            <text:p>4.4</text:p>
          </table:table-cell>
          <table:table-cell table:style-name="ce30" office:value-type="string" calcext:value-type="string">
            <text:p>Q4s</text:p>
            <text:p>3.0</text:p>
          </table:table-cell>
          <table:table-cell table:style-name="ce30" office:value-type="string" calcext:value-type="string">
            <text:p>Q3s</text:p>
            <text:p>3.0</text:p>
          </table:table-cell>
          <table:table-cell table:style-name="ce30" office:value-type="string" calcext:value-type="string">
            <text:p>Q2s</text:p>
            <text:p>3.1</text:p>
          </table:table-cell>
          <table:table-cell table:number-columns-repeated="16367"/>
        </table:table-row>
        <table:table-row table:style-name="ro3">
          <table:table-cell/>
          <table:table-cell table:style-name="ce29" office:value-type="string" calcext:value-type="string">
            <text:p>AJo</text:p>
            <text:p>48.9</text:p>
          </table:table-cell>
          <table:table-cell table:style-name="ce29" office:value-type="string" calcext:value-type="string">
            <text:p>KJo</text:p>
            <text:p>20.5</text:p>
          </table:table-cell>
          <table:table-cell table:style-name="ce29" office:value-type="string" calcext:value-type="string">
            <text:p>QJo</text:p>
            <text:p>16.8</text:p>
          </table:table-cell>
          <table:table-cell table:style-name="ce28" office:value-type="string" calcext:value-type="string">
            <text:p>JJ 64.4</text:p>
          </table:table-cell>
          <table:table-cell table:style-name="ce30" office:value-type="string" calcext:value-type="string">
            <text:p>JTs</text:p>
            <text:p>40.0</text:p>
          </table:table-cell>
          <table:table-cell table:style-name="ce30" office:value-type="string" calcext:value-type="string">
            <text:p>J9s</text:p>
            <text:p>27.9</text:p>
          </table:table-cell>
          <table:table-cell table:style-name="ce30" office:value-type="string" calcext:value-type="string">
            <text:p>J8s</text:p>
            <text:p>9.8</text:p>
          </table:table-cell>
          <table:table-cell table:style-name="ce30" office:value-type="string" calcext:value-type="string">
            <text:p>J7s</text:p>
            <text:p>3.8</text:p>
          </table:table-cell>
          <table:table-cell table:style-name="ce30" office:value-type="string" calcext:value-type="string">
            <text:p>J6s</text:p>
            <text:p>3.1</text:p>
          </table:table-cell>
          <table:table-cell table:style-name="ce30" office:value-type="string" calcext:value-type="string">
            <text:p>J5s</text:p>
            <text:p>3.5</text:p>
          </table:table-cell>
          <table:table-cell table:style-name="ce30" office:value-type="string" calcext:value-type="string">
            <text:p>J4s</text:p>
            <text:p>3.3</text:p>
          </table:table-cell>
          <table:table-cell table:style-name="ce30" office:value-type="string" calcext:value-type="string">
            <text:p>J3s</text:p>
            <text:p>3.8</text:p>
          </table:table-cell>
          <table:table-cell table:style-name="ce30" office:value-type="string" calcext:value-type="string">
            <text:p>J2s</text:p>
            <text:p>1.4</text:p>
          </table:table-cell>
          <table:table-cell table:number-columns-repeated="16367"/>
        </table:table-row>
        <table:table-row table:style-name="ro3">
          <table:table-cell/>
          <table:table-cell table:style-name="ce29" office:value-type="string" calcext:value-type="string">
            <text:p>ATo</text:p>
            <text:p>34.4</text:p>
          </table:table-cell>
          <table:table-cell table:style-name="ce29" office:value-type="string" calcext:value-type="string">
            <text:p>KTo</text:p>
            <text:p>9.1</text:p>
          </table:table-cell>
          <table:table-cell table:style-name="ce29" office:value-type="string" calcext:value-type="string">
            <text:p>QTo</text:p>
            <text:p>9.3</text:p>
          </table:table-cell>
          <table:table-cell table:style-name="ce29" office:value-type="string" calcext:value-type="string">
            <text:p>JTo</text:p>
            <text:p>9.4</text:p>
          </table:table-cell>
          <table:table-cell table:style-name="ce28" office:value-type="string" calcext:value-type="string">
            <text:p>TT 60.8</text:p>
          </table:table-cell>
          <table:table-cell table:style-name="ce30" office:value-type="string" calcext:value-type="string">
            <text:p>T9s</text:p>
            <text:p>38.3</text:p>
          </table:table-cell>
          <table:table-cell table:style-name="ce30" office:value-type="string" calcext:value-type="string">
            <text:p>T8s</text:p>
            <text:p>9.5</text:p>
          </table:table-cell>
          <table:table-cell table:style-name="ce30" office:value-type="string" calcext:value-type="string">
            <text:p>T7s</text:p>
            <text:p>8.4</text:p>
          </table:table-cell>
          <table:table-cell table:style-name="ce30" office:value-type="string" calcext:value-type="string">
            <text:p>T6s</text:p>
            <text:p>3.9</text:p>
          </table:table-cell>
          <table:table-cell table:style-name="ce30" office:value-type="string" calcext:value-type="string">
            <text:p>T5s</text:p>
            <text:p>3.2</text:p>
          </table:table-cell>
          <table:table-cell table:style-name="ce30" office:value-type="string" calcext:value-type="string">
            <text:p>T4s</text:p>
            <text:p>1.3</text:p>
          </table:table-cell>
          <table:table-cell table:style-name="ce30" office:value-type="string" calcext:value-type="string">
            <text:p>T3s</text:p>
            <text:p>1.3</text:p>
          </table:table-cell>
          <table:table-cell table:style-name="ce30" office:value-type="string" calcext:value-type="string">
            <text:p>T2s</text:p>
            <text:p>0.5</text:p>
          </table:table-cell>
          <table:table-cell table:number-columns-repeated="16367"/>
        </table:table-row>
        <table:table-row table:style-name="ro3">
          <table:table-cell/>
          <table:table-cell table:style-name="ce29" office:value-type="string" calcext:value-type="string">
            <text:p>A9o</text:p>
            <text:p>17.4</text:p>
          </table:table-cell>
          <table:table-cell table:style-name="ce29" office:value-type="string" calcext:value-type="string">
            <text:p>K9o</text:p>
            <text:p>8.2</text:p>
          </table:table-cell>
          <table:table-cell table:style-name="ce29" office:value-type="string" calcext:value-type="string">
            <text:p>Q9o</text:p>
            <text:p>8.8</text:p>
          </table:table-cell>
          <table:table-cell table:style-name="ce29" office:value-type="string" calcext:value-type="string">
            <text:p>J9o</text:p>
            <text:p>8.4</text:p>
          </table:table-cell>
          <table:table-cell table:style-name="ce29" office:value-type="string" calcext:value-type="string">
            <text:p>T9o</text:p>
            <text:p>8.8</text:p>
          </table:table-cell>
          <table:table-cell table:style-name="ce28" office:value-type="string" calcext:value-type="string">
            <text:p>99 55.4</text:p>
          </table:table-cell>
          <table:table-cell table:style-name="ce30" office:value-type="string" calcext:value-type="string">
            <text:p>98s</text:p>
            <text:p>9.8</text:p>
          </table:table-cell>
          <table:table-cell table:style-name="ce30" office:value-type="string" calcext:value-type="string">
            <text:p>97s</text:p>
            <text:p>5.8</text:p>
          </table:table-cell>
          <table:table-cell table:style-name="ce30" office:value-type="string" calcext:value-type="string">
            <text:p>96s</text:p>
            <text:p>3.2</text:p>
          </table:table-cell>
          <table:table-cell table:style-name="ce30" office:value-type="string" calcext:value-type="string">
            <text:p>95s</text:p>
            <text:p>3.8</text:p>
          </table:table-cell>
          <table:table-cell table:style-name="ce30" office:value-type="string" calcext:value-type="string">
            <text:p>94s</text:p>
            <text:p>0.7</text:p>
          </table:table-cell>
          <table:table-cell table:style-name="ce30" office:value-type="string" calcext:value-type="string">
            <text:p>93s</text:p>
            <text:p>0.3</text:p>
          </table:table-cell>
          <table:table-cell table:style-name="ce30" office:value-type="string" calcext:value-type="string">
            <text:p>92s</text:p>
            <text:p>0.4</text:p>
          </table:table-cell>
          <table:table-cell table:number-columns-repeated="16367"/>
        </table:table-row>
        <table:table-row table:style-name="ro3">
          <table:table-cell/>
          <table:table-cell table:style-name="ce29" office:value-type="string" calcext:value-type="string">
            <text:p>A8o</text:p>
            <text:p>10.0</text:p>
          </table:table-cell>
          <table:table-cell table:style-name="ce29" office:value-type="string" calcext:value-type="string">
            <text:p>K8o</text:p>
            <text:p>3.4</text:p>
          </table:table-cell>
          <table:table-cell table:style-name="ce29" office:value-type="string" calcext:value-type="string">
            <text:p>Q8o</text:p>
            <text:p>3.5</text:p>
          </table:table-cell>
          <table:table-cell table:style-name="ce29" office:value-type="string" calcext:value-type="string">
            <text:p>J8o</text:p>
            <text:p>4.1</text:p>
          </table:table-cell>
          <table:table-cell table:style-name="ce29" office:value-type="string" calcext:value-type="string">
            <text:p>T8o</text:p>
            <text:p>3.9</text:p>
          </table:table-cell>
          <table:table-cell table:style-name="ce29" office:value-type="string" calcext:value-type="string">
            <text:p>98o</text:p>
            <text:p>3.8</text:p>
          </table:table-cell>
          <table:table-cell table:style-name="ce28" office:value-type="string" calcext:value-type="string">
            <text:p>88 51.8</text:p>
          </table:table-cell>
          <table:table-cell table:style-name="ce30" office:value-type="string" calcext:value-type="string">
            <text:p>87s</text:p>
            <text:p>8.0</text:p>
          </table:table-cell>
          <table:table-cell table:style-name="ce30" office:value-type="string" calcext:value-type="string">
            <text:p>86s</text:p>
            <text:p>3.6</text:p>
          </table:table-cell>
          <table:table-cell table:style-name="ce30" office:value-type="string" calcext:value-type="string">
            <text:p>85s</text:p>
            <text:p>3.9</text:p>
          </table:table-cell>
          <table:table-cell table:style-name="ce30" office:value-type="string" calcext:value-type="string">
            <text:p>84s</text:p>
            <text:p>3.3</text:p>
          </table:table-cell>
          <table:table-cell table:style-name="ce30" office:value-type="string" calcext:value-type="string">
            <text:p>83s</text:p>
            <text:p>0.4</text:p>
          </table:table-cell>
          <table:table-cell table:style-name="ce30" office:value-type="string" calcext:value-type="string">
            <text:p>82s</text:p>
            <text:p>0.3</text:p>
          </table:table-cell>
          <table:table-cell table:number-columns-repeated="16367"/>
        </table:table-row>
        <table:table-row table:style-name="ro3">
          <table:table-cell/>
          <table:table-cell table:style-name="ce29" office:value-type="string" calcext:value-type="string">
            <text:p>A7o</text:p>
            <text:p>10.2</text:p>
          </table:table-cell>
          <table:table-cell table:style-name="ce29" office:value-type="string" calcext:value-type="string">
            <text:p>K7o</text:p>
            <text:p>2.8</text:p>
          </table:table-cell>
          <table:table-cell table:style-name="ce29" office:value-type="string" calcext:value-type="string">
            <text:p>Q7o</text:p>
            <text:p>1.4</text:p>
          </table:table-cell>
          <table:table-cell table:style-name="ce29" office:value-type="string" calcext:value-type="string">
            <text:p>J7o</text:p>
            <text:p>0.4</text:p>
          </table:table-cell>
          <table:table-cell table:style-name="ce29" office:value-type="string" calcext:value-type="string">
            <text:p>T7o</text:p>
            <text:p>0.4</text:p>
          </table:table-cell>
          <table:table-cell table:style-name="ce29" office:value-type="string" calcext:value-type="string">
            <text:p>97o</text:p>
            <text:p>3.4</text:p>
          </table:table-cell>
          <table:table-cell table:style-name="ce29" office:value-type="string" calcext:value-type="string">
            <text:p>87o</text:p>
            <text:p>3.8</text:p>
          </table:table-cell>
          <table:table-cell table:style-name="ce28" office:value-type="string" calcext:value-type="string">
            <text:p>77 28.6</text:p>
          </table:table-cell>
          <table:table-cell table:style-name="ce30" office:value-type="string" calcext:value-type="string">
            <text:p>76s</text:p>
            <text:p>7.2</text:p>
          </table:table-cell>
          <table:table-cell table:style-name="ce30" office:value-type="string" calcext:value-type="string">
            <text:p>75s</text:p>
            <text:p>3.6</text:p>
          </table:table-cell>
          <table:table-cell table:style-name="ce30" office:value-type="string" calcext:value-type="string">
            <text:p>74s</text:p>
            <text:p>3.9</text:p>
          </table:table-cell>
          <table:table-cell table:style-name="ce30" office:value-type="string" calcext:value-type="string">
            <text:p>73s</text:p>
            <text:p>2.1</text:p>
          </table:table-cell>
          <table:table-cell table:style-name="ce30" office:value-type="string" calcext:value-type="string">
            <text:p>72s</text:p>
            <text:p>0.3</text:p>
          </table:table-cell>
          <table:table-cell table:number-columns-repeated="16367"/>
        </table:table-row>
        <table:table-row table:style-name="ro3">
          <table:table-cell/>
          <table:table-cell table:style-name="ce29" office:value-type="string" calcext:value-type="string">
            <text:p>A6o</text:p>
            <text:p>9.9</text:p>
          </table:table-cell>
          <table:table-cell table:style-name="ce29" office:value-type="string" calcext:value-type="string">
            <text:p>K6o</text:p>
            <text:p>3.1</text:p>
          </table:table-cell>
          <table:table-cell table:style-name="ce29" office:value-type="string" calcext:value-type="string">
            <text:p>Q6o</text:p>
            <text:p>1.5</text:p>
          </table:table-cell>
          <table:table-cell table:style-name="ce29" office:value-type="string" calcext:value-type="string">
            <text:p>J6o</text:p>
            <text:p>0.5</text:p>
          </table:table-cell>
          <table:table-cell table:style-name="ce29" office:value-type="string" calcext:value-type="string">
            <text:p>T6o</text:p>
            <text:p>0.3</text:p>
          </table:table-cell>
          <table:table-cell table:style-name="ce29" office:value-type="string" calcext:value-type="string">
            <text:p>96o</text:p>
            <text:p>0.5</text:p>
          </table:table-cell>
          <table:table-cell table:style-name="ce29" office:value-type="string" calcext:value-type="string">
            <text:p>86o</text:p>
            <text:p>0.3</text:p>
          </table:table-cell>
          <table:table-cell table:style-name="ce29" office:value-type="string" calcext:value-type="string">
            <text:p>76o</text:p>
            <text:p>0.7</text:p>
          </table:table-cell>
          <table:table-cell table:style-name="ce28" office:value-type="string" calcext:value-type="string">
            <text:p>66 26.2</text:p>
          </table:table-cell>
          <table:table-cell table:style-name="ce30" office:value-type="string" calcext:value-type="string">
            <text:p>65s</text:p>
            <text:p>4.2</text:p>
          </table:table-cell>
          <table:table-cell table:style-name="ce30" office:value-type="string" calcext:value-type="string">
            <text:p>64s</text:p>
            <text:p>3.6</text:p>
          </table:table-cell>
          <table:table-cell table:style-name="ce30" office:value-type="string" calcext:value-type="string">
            <text:p>63s</text:p>
            <text:p>2.4</text:p>
          </table:table-cell>
          <table:table-cell table:style-name="ce30" office:value-type="string" calcext:value-type="string">
            <text:p>62s</text:p>
            <text:p>0.3</text:p>
          </table:table-cell>
          <table:table-cell table:number-columns-repeated="16367"/>
        </table:table-row>
        <table:table-row table:style-name="ro3">
          <table:table-cell/>
          <table:table-cell table:style-name="ce29" office:value-type="string" calcext:value-type="string">
            <text:p>A5o</text:p>
            <text:p>9.4</text:p>
          </table:table-cell>
          <table:table-cell table:style-name="ce29" office:value-type="string" calcext:value-type="string">
            <text:p>K5o</text:p>
            <text:p>1.3</text:p>
          </table:table-cell>
          <table:table-cell table:style-name="ce29" office:value-type="string" calcext:value-type="string">
            <text:p>Q5o</text:p>
            <text:p>1.4</text:p>
          </table:table-cell>
          <table:table-cell table:style-name="ce29" office:value-type="string" calcext:value-type="string">
            <text:p>J5o</text:p>
            <text:p>0.4</text:p>
          </table:table-cell>
          <table:table-cell table:style-name="ce29" office:value-type="string" calcext:value-type="string">
            <text:p>T5o</text:p>
            <text:p>0.4</text:p>
          </table:table-cell>
          <table:table-cell table:style-name="ce29" office:value-type="string" calcext:value-type="string">
            <text:p>95o</text:p>
            <text:p>0.4</text:p>
          </table:table-cell>
          <table:table-cell table:style-name="ce29" office:value-type="string" calcext:value-type="string">
            <text:p>85o</text:p>
            <text:p>0.5</text:p>
          </table:table-cell>
          <table:table-cell table:style-name="ce29" office:value-type="string" calcext:value-type="string">
            <text:p>75o</text:p>
            <text:p>0.3</text:p>
          </table:table-cell>
          <table:table-cell table:style-name="ce29" office:value-type="string" calcext:value-type="string">
            <text:p>65o</text:p>
            <text:p>0.3</text:p>
          </table:table-cell>
          <table:table-cell table:style-name="ce28" office:value-type="string" calcext:value-type="string">
            <text:p>55 20.7</text:p>
          </table:table-cell>
          <table:table-cell table:style-name="ce30" office:value-type="string" calcext:value-type="string">
            <text:p>54s 3.6</text:p>
          </table:table-cell>
          <table:table-cell table:style-name="ce30" office:value-type="string" calcext:value-type="string">
            <text:p>53s 3.7</text:p>
          </table:table-cell>
          <table:table-cell table:style-name="ce30" office:value-type="string" calcext:value-type="string">
            <text:p>52s 0.6</text:p>
          </table:table-cell>
          <table:table-cell table:number-columns-repeated="16367"/>
        </table:table-row>
        <table:table-row table:style-name="ro3">
          <table:table-cell/>
          <table:table-cell table:style-name="ce29" office:value-type="string" calcext:value-type="string">
            <text:p>A4o</text:p>
            <text:p>9.6</text:p>
          </table:table-cell>
          <table:table-cell table:style-name="ce29" office:value-type="string" calcext:value-type="string">
            <text:p>K4o</text:p>
            <text:p>1.5</text:p>
          </table:table-cell>
          <table:table-cell table:style-name="ce29" office:value-type="string" calcext:value-type="string">
            <text:p>Q4o</text:p>
            <text:p>1.6</text:p>
          </table:table-cell>
          <table:table-cell table:style-name="ce29" office:value-type="string" calcext:value-type="string">
            <text:p>J4o</text:p>
            <text:p>0.5</text:p>
          </table:table-cell>
          <table:table-cell table:style-name="ce29" office:value-type="string" calcext:value-type="string">
            <text:p>T4o</text:p>
            <text:p>0.4</text:p>
          </table:table-cell>
          <table:table-cell table:style-name="ce29" office:value-type="string" calcext:value-type="string">
            <text:p>94o</text:p>
            <text:p>0.3</text:p>
          </table:table-cell>
          <table:table-cell table:style-name="ce29" office:value-type="string" calcext:value-type="string">
            <text:p>84o</text:p>
            <text:p>0.4</text:p>
          </table:table-cell>
          <table:table-cell table:style-name="ce29" office:value-type="string" calcext:value-type="string">
            <text:p>74o</text:p>
            <text:p>0.4</text:p>
          </table:table-cell>
          <table:table-cell table:style-name="ce29" office:value-type="string" calcext:value-type="string">
            <text:p>64o</text:p>
            <text:p>0.2</text:p>
          </table:table-cell>
          <table:table-cell table:style-name="ce29" office:value-type="string" calcext:value-type="string">
            <text:p>54o</text:p>
            <text:p>0.4</text:p>
          </table:table-cell>
          <table:table-cell table:style-name="ce28" office:value-type="string" calcext:value-type="string">
            <text:p>44 8.3</text:p>
          </table:table-cell>
          <table:table-cell table:style-name="ce30" office:value-type="string" calcext:value-type="string">
            <text:p>43s<text:span text:style-name="T1"> 1.6</text:span></text:p>
          </table:table-cell>
          <table:table-cell table:style-name="ce30" office:value-type="string" calcext:value-type="string">
            <text:p>42s 0.5</text:p>
          </table:table-cell>
          <table:table-cell table:number-columns-repeated="16367"/>
        </table:table-row>
        <table:table-row table:style-name="ro3">
          <table:table-cell/>
          <table:table-cell table:style-name="ce29" office:value-type="string" calcext:value-type="string">
            <text:p>A3o</text:p>
            <text:p>8.5</text:p>
          </table:table-cell>
          <table:table-cell table:style-name="ce29" office:value-type="string" calcext:value-type="string">
            <text:p>K3o</text:p>
            <text:p>1.5</text:p>
          </table:table-cell>
          <table:table-cell table:style-name="ce29" office:value-type="string" calcext:value-type="string">
            <text:p>Q3o</text:p>
            <text:p>0.4</text:p>
          </table:table-cell>
          <table:table-cell table:style-name="ce29" office:value-type="string" calcext:value-type="string">
            <text:p>J3o</text:p>
            <text:p>0.4</text:p>
          </table:table-cell>
          <table:table-cell table:style-name="ce29" office:value-type="string" calcext:value-type="string">
            <text:p>T3o</text:p>
            <text:p>0.4</text:p>
          </table:table-cell>
          <table:table-cell table:style-name="ce29" office:value-type="string" calcext:value-type="string">
            <text:p>93o</text:p>
            <text:p>0.4</text:p>
          </table:table-cell>
          <table:table-cell table:style-name="ce29" office:value-type="string" calcext:value-type="string">
            <text:p>83o</text:p>
            <text:p>0.4</text:p>
          </table:table-cell>
          <table:table-cell table:style-name="ce29" office:value-type="string" calcext:value-type="string">
            <text:p>73o</text:p>
            <text:p>0.4</text:p>
          </table:table-cell>
          <table:table-cell table:style-name="ce29" office:value-type="string" calcext:value-type="string">
            <text:p>63o</text:p>
            <text:p>0.2</text:p>
          </table:table-cell>
          <table:table-cell table:style-name="ce29" office:value-type="string" calcext:value-type="string">
            <text:p>53o</text:p>
            <text:p>0.3</text:p>
          </table:table-cell>
          <table:table-cell table:style-name="ce29" office:value-type="string" calcext:value-type="string">
            <text:p>43o</text:p>
            <text:p>0.3</text:p>
          </table:table-cell>
          <table:table-cell table:style-name="ce28" office:value-type="string" calcext:value-type="string">
            <text:p>33 4.5</text:p>
          </table:table-cell>
          <table:table-cell table:style-name="ce30" office:value-type="string" calcext:value-type="string">
            <text:p>32s 0.7</text:p>
          </table:table-cell>
          <table:table-cell table:number-columns-repeated="16367"/>
        </table:table-row>
        <table:table-row table:style-name="ro3">
          <table:table-cell/>
          <table:table-cell table:style-name="ce29" office:value-type="string" calcext:value-type="string">
            <text:p>A2o</text:p>
            <text:p>8.8</text:p>
          </table:table-cell>
          <table:table-cell table:style-name="ce29" office:value-type="string" calcext:value-type="string">
            <text:p>K2o</text:p>
            <text:p>1.6</text:p>
          </table:table-cell>
          <table:table-cell table:style-name="ce29" office:value-type="string" calcext:value-type="string">
            <text:p>Q2o</text:p>
            <text:p>0.3</text:p>
          </table:table-cell>
          <table:table-cell table:style-name="ce29" office:value-type="string" calcext:value-type="string">
            <text:p>J2o</text:p>
            <text:p>0.5</text:p>
          </table:table-cell>
          <table:table-cell table:style-name="ce29" office:value-type="string" calcext:value-type="string">
            <text:p>T2o</text:p>
            <text:p>0.3</text:p>
          </table:table-cell>
          <table:table-cell table:style-name="ce29" office:value-type="string" calcext:value-type="string">
            <text:p>92o</text:p>
            <text:p>0.4</text:p>
          </table:table-cell>
          <table:table-cell table:style-name="ce29" office:value-type="string" calcext:value-type="string">
            <text:p>82o</text:p>
            <text:p>0.3</text:p>
          </table:table-cell>
          <table:table-cell table:style-name="ce29" office:value-type="string" calcext:value-type="string">
            <text:p>72o</text:p>
            <text:p>0.4</text:p>
          </table:table-cell>
          <table:table-cell table:style-name="ce29" office:value-type="string" calcext:value-type="string">
            <text:p>62o</text:p>
            <text:p>0.2</text:p>
          </table:table-cell>
          <table:table-cell table:style-name="ce29" office:value-type="string" calcext:value-type="string">
            <text:p>52o</text:p>
            <text:p>0.3</text:p>
          </table:table-cell>
          <table:table-cell table:style-name="ce29" office:value-type="string" calcext:value-type="string">
            <text:p>42o</text:p>
            <text:p>0.4</text:p>
          </table:table-cell>
          <table:table-cell table:style-name="ce29" office:value-type="string" calcext:value-type="string">
            <text:p>32o</text:p>
            <text:p>0.3</text:p>
          </table:table-cell>
          <table:table-cell table:style-name="ce28" office:value-type="string" calcext:value-type="string">
            <text:p>22 4.0</text:p>
          </table:table-cell>
          <table:table-cell table:number-columns-repeated="16367"/>
        </table:table-row>
        <table:table-row table:style-name="ro1" table:number-rows-repeated="1048533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Pocket" table:style-name="ta1">
        <table:table-column table:style-name="co1" table:default-cell-style-name="ce10"/>
        <table:table-column table:style-name="co5" table:default-cell-style-name="ce17"/>
        <table:table-column table:style-name="co1" table:number-columns-repeated="2" table:default-cell-style-name="ce10"/>
        <table:table-column table:style-name="co6" table:default-cell-style-name="ce18"/>
        <table:table-column table:style-name="co1" table:default-cell-style-name="ce10"/>
        <table:table-column table:style-name="co7" table:default-cell-style-name="ce10"/>
        <table:table-column table:style-name="co1" table:number-columns-repeated="16339" table:default-cell-style-name="ce10"/>
        <table:table-column table:style-name="co4" table:number-columns-repeated="9" table:default-cell-style-name="ce10"/>
        <table:table-column table:style-name="co4" table:number-columns-repeated="27" table:default-cell-style-name="ce12"/>
        <table:table-row table:style-name="ro4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.0</text:p>
          </table:table-cell>
          <table:table-cell/>
          <table:table-cell table:style-name="ce19" table:formula="of:=[.B1]&amp;[.C1]&amp;[.D1]&amp;&quot;X&quot;&amp;[.E1]" office:value-type="string" office:string-value="22 X4" calcext:value-type="string">
            <text:p>22 X4</text:p>
          </table:table-cell>
          <table:table-cell table:number-columns-repeated="16375"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4.5" calcext:value-type="float">
            <text:p>4.5</text:p>
          </table:table-cell>
          <table:table-cell/>
          <table:table-cell table:style-name="ce19" table:formula="of:=[.B2]&amp;[.C2]&amp;[.D2]&amp;&quot;X&quot;&amp;[.E2]" office:value-type="string" office:string-value="33 X4.5" calcext:value-type="string">
            <text:p>33 X4.5</text:p>
          </table:table-cell>
          <table:table-cell table:number-columns-repeated="16375"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8.3" calcext:value-type="float">
            <text:p>8.3</text:p>
          </table:table-cell>
          <table:table-cell/>
          <table:table-cell table:style-name="ce19" table:formula="of:=[.B3]&amp;[.C3]&amp;[.D3]&amp;&quot;X&quot;&amp;[.E3]" office:value-type="string" office:string-value="44 X8.3" calcext:value-type="string">
            <text:p>44 X8.3</text:p>
          </table:table-cell>
          <table:table-cell table:number-columns-repeated="16375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20.7" calcext:value-type="float">
            <text:p>20.7</text:p>
          </table:table-cell>
          <table:table-cell/>
          <table:table-cell table:style-name="ce19" table:formula="of:=[.B4]&amp;[.C4]&amp;[.D4]&amp;&quot;X&quot;&amp;[.E4]" office:value-type="string" office:string-value="55 X20.7" calcext:value-type="string">
            <text:p>55 X20.7</text:p>
          </table:table-cell>
          <table:table-cell table:number-columns-repeated="16375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26.2" calcext:value-type="float">
            <text:p>26.2</text:p>
          </table:table-cell>
          <table:table-cell/>
          <table:table-cell table:style-name="ce19" table:formula="of:=[.B5]&amp;[.C5]&amp;[.D5]&amp;&quot;X&quot;&amp;[.E5]" office:value-type="string" office:string-value="66 X26.2" calcext:value-type="string">
            <text:p>66 X26.2</text:p>
          </table:table-cell>
          <table:table-cell table:number-columns-repeated="16375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float" office:value="28.6" calcext:value-type="float">
            <text:p>28.6</text:p>
          </table:table-cell>
          <table:table-cell/>
          <table:table-cell table:style-name="ce19" table:formula="of:=[.B6]&amp;[.C6]&amp;[.D6]&amp;&quot;X&quot;&amp;[.E6]" office:value-type="string" office:string-value="77 X28.6" calcext:value-type="string">
            <text:p>77 X28.6</text:p>
          </table:table-cell>
          <table:table-cell table:number-columns-repeated="16375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float" office:value="51.8" calcext:value-type="float">
            <text:p>51.8</text:p>
          </table:table-cell>
          <table:table-cell/>
          <table:table-cell table:style-name="ce19" table:formula="of:=[.B7]&amp;[.C7]&amp;[.D7]&amp;&quot;X&quot;&amp;[.E7]" office:value-type="string" office:string-value="88 X51.8" calcext:value-type="string">
            <text:p>88 X51.8</text:p>
          </table:table-cell>
          <table:table-cell table:number-columns-repeated="16375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float" office:value="55.4" calcext:value-type="float">
            <text:p>55.4</text:p>
          </table:table-cell>
          <table:table-cell/>
          <table:table-cell table:style-name="ce19" table:formula="of:=[.B8]&amp;[.C8]&amp;[.D8]&amp;&quot;X&quot;&amp;[.E8]" office:value-type="string" office:string-value="99 X55.4" calcext:value-type="string">
            <text:p>99 X55.4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<text:s/></text:p>
          </table:table-cell>
          <table:table-cell office:value-type="float" office:value="60.8" calcext:value-type="float">
            <text:p>60.8</text:p>
          </table:table-cell>
          <table:table-cell/>
          <table:table-cell table:style-name="ce19" table:formula="of:=[.B9]&amp;[.C9]&amp;[.D9]&amp;&quot;X&quot;&amp;[.E9]" office:value-type="string" office:string-value="TT X60.8" calcext:value-type="string">
            <text:p>TT X60.8</text:p>
          </table:table-cell>
          <table:table-cell table:number-columns-repeated="16375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<text:s/></text:p>
          </table:table-cell>
          <table:table-cell office:value-type="float" office:value="64.4" calcext:value-type="float">
            <text:p>64.4</text:p>
          </table:table-cell>
          <table:table-cell/>
          <table:table-cell table:style-name="ce19" table:formula="of:=[.B10]&amp;[.C10]&amp;[.D10]&amp;&quot;X&quot;&amp;[.E10]" office:value-type="string" office:string-value="JJ X64.4" calcext:value-type="string">
            <text:p>JJ X64.4</text:p>
          </table:table-cell>
          <table:table-cell table:number-columns-repeated="16375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<text:s/></text:p>
          </table:table-cell>
          <table:table-cell office:value-type="float" office:value="68.5" calcext:value-type="float">
            <text:p>68.5</text:p>
          </table:table-cell>
          <table:table-cell/>
          <table:table-cell table:style-name="ce19" table:formula="of:=[.B11]&amp;[.C11]&amp;[.D11]&amp;&quot;X&quot;&amp;[.E11]" office:value-type="string" office:string-value="QQ X68.5" calcext:value-type="string">
            <text:p>QQ X68.5</text:p>
          </table:table-cell>
          <table:table-cell table:number-columns-repeated="16375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<text:s/></text:p>
          </table:table-cell>
          <table:table-cell office:value-type="float" office:value="74.6" calcext:value-type="float">
            <text:p>74.6</text:p>
          </table:table-cell>
          <table:table-cell/>
          <table:table-cell table:style-name="ce19" table:formula="of:=[.B12]&amp;[.C12]&amp;[.D12]&amp;&quot;X&quot;&amp;[.E12]" office:value-type="string" office:string-value="KK X74.6" calcext:value-type="string">
            <text:p>KK X74.6</text:p>
          </table:table-cell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<text:s/></text:p>
          </table:table-cell>
          <table:table-cell office:value-type="float" office:value="86.1" calcext:value-type="float">
            <text:p>86.1</text:p>
          </table:table-cell>
          <table:table-cell/>
          <table:table-cell table:style-name="ce19" table:formula="of:=[.B13]&amp;[.C13]&amp;[.D13]&amp;&quot;X&quot;&amp;[.E13]" office:value-type="string" office:string-value="AA X86.1" calcext:value-type="string">
            <text:p>AA X86.1</text:p>
          </table:table-cell>
          <table:table-cell table:number-columns-repeated="16375"/>
        </table:table-row>
        <table:table-row table:style-name="ro4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9" table:formula="of:=[.B14]&amp;[.C14]&amp;[.D14]&amp;&quot;X&quot;&amp;[.E14]" office:value-type="string" office:string-value="62oX0.2" calcext:value-type="string">
            <text:p>62oX0.2</text:p>
          </table:table-cell>
          <table:table-cell table:number-columns-repeated="16375"/>
        </table:table-row>
        <table:table-row table:style-name="ro4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9" table:formula="of:=[.B15]&amp;[.C15]&amp;[.D15]&amp;&quot;X&quot;&amp;[.E15]" office:value-type="string" office:string-value="63oX0.2" calcext:value-type="string">
            <text:p>63oX0.2</text:p>
          </table:table-cell>
          <table:table-cell table:number-columns-repeated="16375"/>
        </table:table-row>
        <table:table-row table:style-name="ro4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9" table:formula="of:=[.B16]&amp;[.C16]&amp;[.D16]&amp;&quot;X&quot;&amp;[.E16]" office:value-type="string" office:string-value="64oX0.2" calcext:value-type="string">
            <text:p>64oX0.2</text:p>
          </table:table-cell>
          <table:table-cell table:number-columns-repeated="16375"/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9" table:formula="of:=[.B17]&amp;[.C17]&amp;[.D17]&amp;&quot;X&quot;&amp;[.E17]" office:value-type="string" office:string-value="32oX0.3" calcext:value-type="string">
            <text:p>32oX0.3</text:p>
          </table:table-cell>
          <table:table-cell table:number-columns-repeated="16375"/>
        </table:table-row>
        <table:table-row table:style-name="ro4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9" table:formula="of:=[.B18]&amp;[.C18]&amp;[.D18]&amp;&quot;X&quot;&amp;[.E18]" office:value-type="string" office:string-value="53oX0.3" calcext:value-type="string">
            <text:p>53oX0.3</text:p>
          </table:table-cell>
          <table:table-cell table:number-columns-repeated="16375"/>
        </table:table-row>
        <table:table-row table:style-name="ro4"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9" table:formula="of:=[.B19]&amp;[.C19]&amp;[.D19]&amp;&quot;X&quot;&amp;[.E19]" office:value-type="string" office:string-value="65oX0.3" calcext:value-type="string">
            <text:p>65oX0.3</text:p>
          </table:table-cell>
          <table:table-cell table:number-columns-repeated="16375"/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9" table:formula="of:=[.B20]&amp;[.C20]&amp;[.D20]&amp;&quot;X&quot;&amp;[.E20]" office:value-type="string" office:string-value="T2oX0.3" calcext:value-type="string">
            <text:p>T2oX0.3</text:p>
          </table:table-cell>
          <table:table-cell table:number-columns-repeated="16375"/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9" table:formula="of:=[.B21]&amp;[.C21]&amp;[.D21]&amp;&quot;X&quot;&amp;[.E21]" office:value-type="string" office:string-value="43oX0.3" calcext:value-type="string">
            <text:p>43oX0.3</text:p>
          </table:table-cell>
          <table:table-cell table:number-columns-repeated="16375"/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9" table:formula="of:=[.B22]&amp;[.C22]&amp;[.D22]&amp;&quot;X&quot;&amp;[.E22]" office:value-type="string" office:string-value="52oX0.3" calcext:value-type="string">
            <text:p>52oX0.3</text:p>
          </table:table-cell>
          <table:table-cell table:number-columns-repeated="16375"/>
        </table:table-row>
        <table:table-row table:style-name="ro4"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9" table:formula="of:=[.B23]&amp;[.C23]&amp;[.D23]&amp;&quot;X&quot;&amp;[.E23]" office:value-type="string" office:string-value="75oX0.3" calcext:value-type="string">
            <text:p>75oX0.3</text:p>
          </table:table-cell>
          <table:table-cell table:number-columns-repeated="16375"/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9" table:formula="of:=[.B24]&amp;[.C24]&amp;[.D24]&amp;&quot;X&quot;&amp;[.E24]" office:value-type="string" office:string-value="82oX0.3" calcext:value-type="string">
            <text:p>82oX0.3</text:p>
          </table:table-cell>
          <table:table-cell table:number-columns-repeated="16375"/>
        </table:table-row>
        <table:table-row table:style-name="ro4"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9" table:formula="of:=[.B25]&amp;[.C25]&amp;[.D25]&amp;&quot;X&quot;&amp;[.E25]" office:value-type="string" office:string-value="86oX0.3" calcext:value-type="string">
            <text:p>86oX0.3</text:p>
          </table:table-cell>
          <table:table-cell table:number-columns-repeated="16375"/>
        </table:table-row>
        <table:table-row table:style-name="ro4"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9" table:formula="of:=[.B26]&amp;[.C26]&amp;[.D26]&amp;&quot;X&quot;&amp;[.E26]" office:value-type="string" office:string-value="94oX0.3" calcext:value-type="string">
            <text:p>94oX0.3</text:p>
          </table:table-cell>
          <table:table-cell table:number-columns-repeated="16375"/>
        </table:table-row>
        <table:table-row table:style-name="ro4">
          <table:table-cell office:value-type="float" office:value="152" calcext:value-type="float">
            <text:p>152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9" table:formula="of:=[.B27]&amp;[.C27]&amp;[.D27]&amp;&quot;X&quot;&amp;[.E27]" office:value-type="string" office:string-value="T6oX0.3" calcext:value-type="string">
            <text:p>T6oX0.3</text:p>
          </table:table-cell>
          <table:table-cell table:number-columns-repeated="16375"/>
        </table:table-row>
        <table:table-row table:style-name="ro4">
          <table:table-cell office:value-type="float" office:value="151" calcext:value-type="float">
            <text:p>151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9" table:formula="of:=[.B28]&amp;[.C28]&amp;[.D28]&amp;&quot;X&quot;&amp;[.E28]" office:value-type="string" office:string-value="Q2oX0.3" calcext:value-type="string">
            <text:p>Q2oX0.3</text:p>
          </table:table-cell>
          <table:table-cell table:number-columns-repeated="16375"/>
        </table:table-row>
        <table:table-row table:style-name="ro4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9" table:formula="of:=[.B29]&amp;[.C29]&amp;[.D29]&amp;&quot;X&quot;&amp;[.E29]" office:value-type="string" office:string-value="42oX0.4" calcext:value-type="string">
            <text:p>42oX0.4</text:p>
          </table:table-cell>
          <table:table-cell table:number-columns-repeated="16375"/>
        </table:table-row>
        <table:table-row table:style-name="ro4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9" table:formula="of:=[.B30]&amp;[.C30]&amp;[.D30]&amp;&quot;X&quot;&amp;[.E30]" office:value-type="string" office:string-value="54oX0.4" calcext:value-type="string">
            <text:p>54oX0.4</text:p>
          </table:table-cell>
          <table:table-cell table:number-columns-repeated="16375"/>
        </table:table-row>
        <table:table-row table:style-name="ro4"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9" table:formula="of:=[.B31]&amp;[.C31]&amp;[.D31]&amp;&quot;X&quot;&amp;[.E31]" office:value-type="string" office:string-value="73oX0.4" calcext:value-type="string">
            <text:p>73oX0.4</text:p>
          </table:table-cell>
          <table:table-cell table:number-columns-repeated="16375"/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9" table:formula="of:=[.B32]&amp;[.C32]&amp;[.D32]&amp;&quot;X&quot;&amp;[.E32]" office:value-type="string" office:string-value="83oX0.4" calcext:value-type="string">
            <text:p>83oX0.4</text:p>
          </table:table-cell>
          <table:table-cell table:number-columns-repeated="16375"/>
        </table:table-row>
        <table:table-row table:style-name="ro4"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9" table:formula="of:=[.B33]&amp;[.C33]&amp;[.D33]&amp;&quot;X&quot;&amp;[.E33]" office:value-type="string" office:string-value="93oX0.4" calcext:value-type="string">
            <text:p>93oX0.4</text:p>
          </table:table-cell>
          <table:table-cell table:number-columns-repeated="16375"/>
        </table:table-row>
        <table:table-row table:style-name="ro4"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9" table:formula="of:=[.B34]&amp;[.C34]&amp;[.D34]&amp;&quot;X&quot;&amp;[.E34]" office:value-type="string" office:string-value="95oX0.4" calcext:value-type="string">
            <text:p>95oX0.4</text:p>
          </table:table-cell>
          <table:table-cell table:number-columns-repeated="16375"/>
        </table:table-row>
        <table:table-row table:style-name="ro4">
          <table:table-cell office:value-type="float" office:value="142" calcext:value-type="float">
            <text:p>142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9" table:formula="of:=[.B35]&amp;[.C35]&amp;[.D35]&amp;&quot;X&quot;&amp;[.E35]" office:value-type="string" office:string-value="T4oX0.4" calcext:value-type="string">
            <text:p>T4oX0.4</text:p>
          </table:table-cell>
          <table:table-cell table:number-columns-repeated="16375"/>
        </table:table-row>
        <table:table-row table:style-name="ro4">
          <table:table-cell office:value-type="float" office:value="141" calcext:value-type="float">
            <text:p>141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9" table:formula="of:=[.B36]&amp;[.C36]&amp;[.D36]&amp;&quot;X&quot;&amp;[.E36]" office:value-type="string" office:string-value="J3oX0.4" calcext:value-type="string">
            <text:p>J3oX0.4</text:p>
          </table:table-cell>
          <table:table-cell table:number-columns-repeated="16375"/>
        </table:table-row>
        <table:table-row table:style-name="ro4">
          <table:table-cell office:value-type="float" office:value="140" calcext:value-type="float">
            <text:p>140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9" table:formula="of:=[.B37]&amp;[.C37]&amp;[.D37]&amp;&quot;X&quot;&amp;[.E37]" office:value-type="string" office:string-value="J5oX0.4" calcext:value-type="string">
            <text:p>J5oX0.4</text:p>
          </table:table-cell>
          <table:table-cell table:number-columns-repeated="16375"/>
        </table:table-row>
        <table:table-row table:style-name="ro4"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9" table:formula="of:=[.B38]&amp;[.C38]&amp;[.D38]&amp;&quot;X&quot;&amp;[.E38]" office:value-type="string" office:string-value="72oX0.4" calcext:value-type="string">
            <text:p>72oX0.4</text:p>
          </table:table-cell>
          <table:table-cell table:number-columns-repeated="16375"/>
        </table:table-row>
        <table:table-row table:style-name="ro4"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9" table:formula="of:=[.B39]&amp;[.C39]&amp;[.D39]&amp;&quot;X&quot;&amp;[.E39]" office:value-type="string" office:string-value="74oX0.4" calcext:value-type="string">
            <text:p>74oX0.4</text:p>
          </table:table-cell>
          <table:table-cell table:number-columns-repeated="16375"/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9" table:formula="of:=[.B40]&amp;[.C40]&amp;[.D40]&amp;&quot;X&quot;&amp;[.E40]" office:value-type="string" office:string-value="84oX0.4" calcext:value-type="string">
            <text:p>84oX0.4</text:p>
          </table:table-cell>
          <table:table-cell table:number-columns-repeated="16375"/>
        </table:table-row>
        <table:table-row table:style-name="ro4"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9" table:formula="of:=[.B41]&amp;[.C41]&amp;[.D41]&amp;&quot;X&quot;&amp;[.E41]" office:value-type="string" office:string-value="92oX0.4" calcext:value-type="string">
            <text:p>92oX0.4</text:p>
          </table:table-cell>
          <table:table-cell table:number-columns-repeated="16375"/>
        </table:table-row>
        <table:table-row table:style-name="ro4"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9" table:formula="of:=[.B42]&amp;[.C42]&amp;[.D42]&amp;&quot;X&quot;&amp;[.E42]" office:value-type="string" office:string-value="T3oX0.4" calcext:value-type="string">
            <text:p>T3oX0.4</text:p>
          </table:table-cell>
          <table:table-cell table:number-columns-repeated="16375"/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9" table:formula="of:=[.B43]&amp;[.C43]&amp;[.D43]&amp;&quot;X&quot;&amp;[.E43]" office:value-type="string" office:string-value="T5oX0.4" calcext:value-type="string">
            <text:p>T5oX0.4</text:p>
          </table:table-cell>
          <table:table-cell table:number-columns-repeated="16375"/>
        </table:table-row>
        <table:table-row table:style-name="ro4">
          <table:table-cell office:value-type="float" office:value="133" calcext:value-type="float">
            <text:p>133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9" table:formula="of:=[.B44]&amp;[.C44]&amp;[.D44]&amp;&quot;X&quot;&amp;[.E44]" office:value-type="string" office:string-value="T7oX0.4" calcext:value-type="string">
            <text:p>T7oX0.4</text:p>
          </table:table-cell>
          <table:table-cell table:number-columns-repeated="16375"/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9" table:formula="of:=[.B45]&amp;[.C45]&amp;[.D45]&amp;&quot;X&quot;&amp;[.E45]" office:value-type="string" office:string-value="J7oX0.4" calcext:value-type="string">
            <text:p>J7oX0.4</text:p>
          </table:table-cell>
          <table:table-cell table:number-columns-repeated="16375"/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9" table:formula="of:=[.B46]&amp;[.C46]&amp;[.D46]&amp;&quot;X&quot;&amp;[.E46]" office:value-type="string" office:string-value="Q3oX0.4" calcext:value-type="string">
            <text:p>Q3oX0.4</text:p>
          </table:table-cell>
          <table:table-cell table:number-columns-repeated="16375"/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9" table:formula="of:=[.B47]&amp;[.C47]&amp;[.D47]&amp;&quot;X&quot;&amp;[.E47]" office:value-type="string" office:string-value="85oX0.5" calcext:value-type="string">
            <text:p>85oX0.5</text:p>
          </table:table-cell>
          <table:table-cell table:number-columns-repeated="16375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9" table:formula="of:=[.B48]&amp;[.C48]&amp;[.D48]&amp;&quot;X&quot;&amp;[.E48]" office:value-type="string" office:string-value="96oX0.5" calcext:value-type="string">
            <text:p>96oX0.5</text:p>
          </table:table-cell>
          <table:table-cell table:number-columns-repeated="16375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9" table:formula="of:=[.B49]&amp;[.C49]&amp;[.D49]&amp;&quot;X&quot;&amp;[.E49]" office:value-type="string" office:string-value="J2oX0.5" calcext:value-type="string">
            <text:p>J2oX0.5</text:p>
          </table:table-cell>
          <table:table-cell table:number-columns-repeated="16375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9" table:formula="of:=[.B50]&amp;[.C50]&amp;[.D50]&amp;&quot;X&quot;&amp;[.E50]" office:value-type="string" office:string-value="J4oX0.5" calcext:value-type="string">
            <text:p>J4oX0.5</text:p>
          </table:table-cell>
          <table:table-cell table:number-columns-repeated="16375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9" table:formula="of:=[.B51]&amp;[.C51]&amp;[.D51]&amp;&quot;X&quot;&amp;[.E51]" office:value-type="string" office:string-value="J6oX0.5" calcext:value-type="string">
            <text:p>J6oX0.5</text:p>
          </table:table-cell>
          <table:table-cell table:number-columns-repeated="16375"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19" table:formula="of:=[.B52]&amp;[.C52]&amp;[.D52]&amp;&quot;X&quot;&amp;[.E52]" office:value-type="string" office:string-value="76oX0.7" calcext:value-type="string">
            <text:p>76oX0.7</text:p>
          </table:table-cell>
          <table:table-cell table:number-columns-repeated="16375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1.3" calcext:value-type="float">
            <text:p>1.3</text:p>
          </table:table-cell>
          <table:table-cell/>
          <table:table-cell table:style-name="ce19" table:formula="of:=[.B53]&amp;[.C53]&amp;[.D53]&amp;&quot;X&quot;&amp;[.E53]" office:value-type="string" office:string-value="K5oX1.3" calcext:value-type="string">
            <text:p>K5oX1.3</text:p>
          </table:table-cell>
          <table:table-cell table:number-columns-repeated="16375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ce19" table:formula="of:=[.B54]&amp;[.C54]&amp;[.D54]&amp;&quot;X&quot;&amp;[.E54]" office:value-type="string" office:string-value="Q5oX1.4" calcext:value-type="string">
            <text:p>Q5oX1.4</text:p>
          </table:table-cell>
          <table:table-cell table:number-columns-repeated="16375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ce19" table:formula="of:=[.B55]&amp;[.C55]&amp;[.D55]&amp;&quot;X&quot;&amp;[.E55]" office:value-type="string" office:string-value="Q7oX1.4" calcext:value-type="string">
            <text:p>Q7oX1.4</text:p>
          </table:table-cell>
          <table:table-cell table:number-columns-repeated="16375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9" table:formula="of:=[.B56]&amp;[.C56]&amp;[.D56]&amp;&quot;X&quot;&amp;[.E56]" office:value-type="string" office:string-value="Q6oX1.5" calcext:value-type="string">
            <text:p>Q6oX1.5</text:p>
          </table:table-cell>
          <table:table-cell table:number-columns-repeated="16375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9" table:formula="of:=[.B57]&amp;[.C57]&amp;[.D57]&amp;&quot;X&quot;&amp;[.E57]" office:value-type="string" office:string-value="K3oX1.5" calcext:value-type="string">
            <text:p>K3oX1.5</text:p>
          </table:table-cell>
          <table:table-cell table:number-columns-repeated="16375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9" table:formula="of:=[.B58]&amp;[.C58]&amp;[.D58]&amp;&quot;X&quot;&amp;[.E58]" office:value-type="string" office:string-value="K4oX1.5" calcext:value-type="string">
            <text:p>K4oX1.5</text:p>
          </table:table-cell>
          <table:table-cell table:number-columns-repeated="16375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ce19" table:formula="of:=[.B59]&amp;[.C59]&amp;[.D59]&amp;&quot;X&quot;&amp;[.E59]" office:value-type="string" office:string-value="Q4oX1.6" calcext:value-type="string">
            <text:p>Q4oX1.6</text:p>
          </table:table-cell>
          <table:table-cell table:number-columns-repeated="16375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ce19" table:formula="of:=[.B60]&amp;[.C60]&amp;[.D60]&amp;&quot;X&quot;&amp;[.E60]" office:value-type="string" office:string-value="K2oX1.6" calcext:value-type="string">
            <text:p>K2oX1.6</text:p>
          </table:table-cell>
          <table:table-cell table:number-columns-repeated="16375"/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ce19" table:formula="of:=[.B61]&amp;[.C61]&amp;[.D61]&amp;&quot;X&quot;&amp;[.E61]" office:value-type="string" office:string-value="K7oX2.8" calcext:value-type="string">
            <text:p>K7oX2.8</text:p>
          </table:table-cell>
          <table:table-cell table:number-columns-repeated="16375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3.1" calcext:value-type="float">
            <text:p>3.1</text:p>
          </table:table-cell>
          <table:table-cell/>
          <table:table-cell table:style-name="ce19" table:formula="of:=[.B62]&amp;[.C62]&amp;[.D62]&amp;&quot;X&quot;&amp;[.E62]" office:value-type="string" office:string-value="K6oX3.1" calcext:value-type="string">
            <text:p>K6oX3.1</text:p>
          </table:table-cell>
          <table:table-cell table:number-columns-repeated="16375"/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3.4" calcext:value-type="float">
            <text:p>3.4</text:p>
          </table:table-cell>
          <table:table-cell/>
          <table:table-cell table:style-name="ce19" table:formula="of:=[.B63]&amp;[.C63]&amp;[.D63]&amp;&quot;X&quot;&amp;[.E63]" office:value-type="string" office:string-value="97oX3.4" calcext:value-type="string">
            <text:p>97oX3.4</text:p>
          </table:table-cell>
          <table:table-cell table:number-columns-repeated="16375"/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3.4" calcext:value-type="float">
            <text:p>3.4</text:p>
          </table:table-cell>
          <table:table-cell/>
          <table:table-cell table:style-name="ce19" table:formula="of:=[.B64]&amp;[.C64]&amp;[.D64]&amp;&quot;X&quot;&amp;[.E64]" office:value-type="string" office:string-value="K8oX3.4" calcext:value-type="string">
            <text:p>K8oX3.4</text:p>
          </table:table-cell>
          <table:table-cell table:number-columns-repeated="16375"/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string" calcext:value-type="string">
            <text:p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3.5" calcext:value-type="float">
            <text:p>3.5</text:p>
          </table:table-cell>
          <table:table-cell/>
          <table:table-cell table:style-name="ce19" table:formula="of:=[.B65]&amp;[.C65]&amp;[.D65]&amp;&quot;X&quot;&amp;[.E65]" office:value-type="string" office:string-value="Q8oX3.5" calcext:value-type="string">
            <text:p>Q8oX3.5</text:p>
          </table:table-cell>
          <table:table-cell table:number-columns-repeated="16375"/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3.8" calcext:value-type="float">
            <text:p>3.8</text:p>
          </table:table-cell>
          <table:table-cell/>
          <table:table-cell table:style-name="ce19" table:formula="of:=[.B66]&amp;[.C66]&amp;[.D66]&amp;&quot;X&quot;&amp;[.E66]" office:value-type="string" office:string-value="87oX3.8" calcext:value-type="string">
            <text:p>87oX3.8</text:p>
          </table:table-cell>
          <table:table-cell table:number-columns-repeated="16375"/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3.8" calcext:value-type="float">
            <text:p>3.8</text:p>
          </table:table-cell>
          <table:table-cell/>
          <table:table-cell table:style-name="ce19" table:formula="of:=[.B67]&amp;[.C67]&amp;[.D67]&amp;&quot;X&quot;&amp;[.E67]" office:value-type="string" office:string-value="98oX3.8" calcext:value-type="string">
            <text:p>98oX3.8</text:p>
          </table:table-cell>
          <table:table-cell table:number-columns-repeated="16375"/>
        </table:table-row>
        <table:table-row table:style-name="ro4">
          <table:table-cell office:value-type="float" office:value="76" calcext:value-type="float">
            <text:p>76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3.9" calcext:value-type="float">
            <text:p>3.9</text:p>
          </table:table-cell>
          <table:table-cell/>
          <table:table-cell table:style-name="ce19" table:formula="of:=[.B68]&amp;[.C68]&amp;[.D68]&amp;&quot;X&quot;&amp;[.E68]" office:value-type="string" office:string-value="T8oX3.9" calcext:value-type="string">
            <text:p>T8oX3.9</text:p>
          </table:table-cell>
          <table:table-cell table:number-columns-repeated="16375"/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4.1" calcext:value-type="float">
            <text:p>4.1</text:p>
          </table:table-cell>
          <table:table-cell/>
          <table:table-cell table:style-name="ce19" table:formula="of:=[.B69]&amp;[.C69]&amp;[.D69]&amp;&quot;X&quot;&amp;[.E69]" office:value-type="string" office:string-value="J8oX4.1" calcext:value-type="string">
            <text:p>J8oX4.1</text:p>
          </table:table-cell>
          <table:table-cell table:number-columns-repeated="16375"/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9" table:formula="of:=[.B70]&amp;[.C70]&amp;[.D70]&amp;&quot;X&quot;&amp;[.E70]" office:value-type="string" office:string-value="K9oX8.2" calcext:value-type="string">
            <text:p>K9oX8.2</text:p>
          </table:table-cell>
          <table:table-cell table:number-columns-repeated="16375"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19" table:formula="of:=[.B71]&amp;[.C71]&amp;[.D71]&amp;&quot;X&quot;&amp;[.E71]" office:value-type="string" office:string-value="J9oX8.4" calcext:value-type="string">
            <text:p>J9oX8.4</text:p>
          </table:table-cell>
          <table:table-cell table:number-columns-repeated="16375"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19" table:formula="of:=[.B72]&amp;[.C72]&amp;[.D72]&amp;&quot;X&quot;&amp;[.E72]" office:value-type="string" office:string-value="A3oX8.5" calcext:value-type="string">
            <text:p>A3oX8.5</text:p>
          </table:table-cell>
          <table:table-cell table:number-columns-repeated="16375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9" table:formula="of:=[.B73]&amp;[.C73]&amp;[.D73]&amp;&quot;X&quot;&amp;[.E73]" office:value-type="string" office:string-value="T9oX8.8" calcext:value-type="string">
            <text:p>T9oX8.8</text:p>
          </table:table-cell>
          <table:table-cell table:number-columns-repeated="16375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9" table:formula="of:=[.B74]&amp;[.C74]&amp;[.D74]&amp;&quot;X&quot;&amp;[.E74]" office:value-type="string" office:string-value="A2oX8.8" calcext:value-type="string">
            <text:p>A2oX8.8</text:p>
          </table:table-cell>
          <table:table-cell table:number-columns-repeated="16375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9" table:formula="of:=[.B75]&amp;[.C75]&amp;[.D75]&amp;&quot;X&quot;&amp;[.E75]" office:value-type="string" office:string-value="Q9oX8.8" calcext:value-type="string">
            <text:p>Q9oX8.8</text:p>
          </table:table-cell>
          <table:table-cell table:number-columns-repeated="16375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9" table:formula="of:=[.B76]&amp;[.C76]&amp;[.D76]&amp;&quot;X&quot;&amp;[.E76]" office:value-type="string" office:string-value="KToX9.1" calcext:value-type="string">
            <text:p>KToX9.1</text:p>
          </table:table-cell>
          <table:table-cell table:number-columns-repeated="16375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9" table:formula="of:=[.B77]&amp;[.C77]&amp;[.D77]&amp;&quot;X&quot;&amp;[.E77]" office:value-type="string" office:string-value="QToX9.3" calcext:value-type="string">
            <text:p>QToX9.3</text:p>
          </table:table-cell>
          <table:table-cell table:number-columns-repeated="16375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9" table:formula="of:=[.B78]&amp;[.C78]&amp;[.D78]&amp;&quot;X&quot;&amp;[.E78]" office:value-type="string" office:string-value="JToX9.4" calcext:value-type="string">
            <text:p>JToX9.4</text:p>
          </table:table-cell>
          <table:table-cell table:number-columns-repeated="16375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9" table:formula="of:=[.B79]&amp;[.C79]&amp;[.D79]&amp;&quot;X&quot;&amp;[.E79]" office:value-type="string" office:string-value="A5oX9.4" calcext:value-type="string">
            <text:p>A5oX9.4</text:p>
          </table:table-cell>
          <table:table-cell table:number-columns-repeated="16375"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9" table:formula="of:=[.B80]&amp;[.C80]&amp;[.D80]&amp;&quot;X&quot;&amp;[.E80]" office:value-type="string" office:string-value="A4oX9.6" calcext:value-type="string">
            <text:p>A4oX9.6</text:p>
          </table:table-cell>
          <table:table-cell table:number-columns-repeated="16375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19" table:formula="of:=[.B81]&amp;[.C81]&amp;[.D81]&amp;&quot;X&quot;&amp;[.E81]" office:value-type="string" office:string-value="A6oX9.9" calcext:value-type="string">
            <text:p>A6oX9.9</text:p>
          </table:table-cell>
          <table:table-cell table:number-columns-repeated="16375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9" table:formula="of:=[.B82]&amp;[.C82]&amp;[.D82]&amp;&quot;X&quot;&amp;[.E82]" office:value-type="string" office:string-value="A8oX10" calcext:value-type="string">
            <text:p>A8oX10</text:p>
          </table:table-cell>
          <table:table-cell table:number-columns-repeated="16375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10.2" calcext:value-type="float">
            <text:p>10.2</text:p>
          </table:table-cell>
          <table:table-cell/>
          <table:table-cell table:style-name="ce19" table:formula="of:=[.B83]&amp;[.C83]&amp;[.D83]&amp;&quot;X&quot;&amp;[.E83]" office:value-type="string" office:string-value="A7oX10.2" calcext:value-type="string">
            <text:p>A7oX10.2</text:p>
          </table:table-cell>
          <table:table-cell table:number-columns-repeated="16375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float" office:value="16.8" calcext:value-type="float">
            <text:p>16.8</text:p>
          </table:table-cell>
          <table:table-cell/>
          <table:table-cell table:style-name="ce19" table:formula="of:=[.B84]&amp;[.C84]&amp;[.D84]&amp;&quot;X&quot;&amp;[.E84]" office:value-type="string" office:string-value="QJoX16.8" calcext:value-type="string">
            <text:p>QJoX16.8</text:p>
          </table:table-cell>
          <table:table-cell table:number-columns-repeated="16375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17.4" calcext:value-type="float">
            <text:p>17.4</text:p>
          </table:table-cell>
          <table:table-cell/>
          <table:table-cell table:style-name="ce19" table:formula="of:=[.B85]&amp;[.C85]&amp;[.D85]&amp;&quot;X&quot;&amp;[.E85]" office:value-type="string" office:string-value="A9oX17.4" calcext:value-type="string">
            <text:p>A9oX17.4</text:p>
          </table:table-cell>
          <table:table-cell table:number-columns-repeated="16375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float" office:value="20.5" calcext:value-type="float">
            <text:p>20.5</text:p>
          </table:table-cell>
          <table:table-cell/>
          <table:table-cell table:style-name="ce19" table:formula="of:=[.B86]&amp;[.C86]&amp;[.D86]&amp;&quot;X&quot;&amp;[.E86]" office:value-type="string" office:string-value="KJoX20.5" calcext:value-type="string">
            <text:p>KJoX20.5</text:p>
          </table:table-cell>
          <table:table-cell table:number-columns-repeated="16375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34.4" calcext:value-type="float">
            <text:p>34.4</text:p>
          </table:table-cell>
          <table:table-cell/>
          <table:table-cell table:style-name="ce19" table:formula="of:=[.B87]&amp;[.C87]&amp;[.D87]&amp;&quot;X&quot;&amp;[.E87]" office:value-type="string" office:string-value="AToX34.4" calcext:value-type="string">
            <text:p>AToX34.4</text:p>
          </table:table-cell>
          <table:table-cell table:number-columns-repeated="16375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float" office:value="39.2" calcext:value-type="float">
            <text:p>39.2</text:p>
          </table:table-cell>
          <table:table-cell/>
          <table:table-cell table:style-name="ce19" table:formula="of:=[.B88]&amp;[.C88]&amp;[.D88]&amp;&quot;X&quot;&amp;[.E88]" office:value-type="string" office:string-value="KQoX39.2" calcext:value-type="string">
            <text:p>KQoX39.2</text:p>
          </table:table-cell>
          <table:table-cell table:number-columns-repeated="16375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float" office:value="48.9" calcext:value-type="float">
            <text:p>48.9</text:p>
          </table:table-cell>
          <table:table-cell/>
          <table:table-cell table:style-name="ce19" table:formula="of:=[.B89]&amp;[.C89]&amp;[.D89]&amp;&quot;X&quot;&amp;[.E89]" office:value-type="string" office:string-value="AJoX48.9" calcext:value-type="string">
            <text:p>AJoX48.9</text:p>
          </table:table-cell>
          <table:table-cell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float" office:value="60.5" calcext:value-type="float">
            <text:p>60.5</text:p>
          </table:table-cell>
          <table:table-cell/>
          <table:table-cell table:style-name="ce19" table:formula="of:=[.B90]&amp;[.C90]&amp;[.D90]&amp;&quot;X&quot;&amp;[.E90]" office:value-type="string" office:string-value="AQoX60.5" calcext:value-type="string">
            <text:p>AQoX60.5</text:p>
          </table:table-cell>
          <table:table-cell table:number-columns-repeated="1637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float" office:value="67" calcext:value-type="float">
            <text:p>67.0</text:p>
          </table:table-cell>
          <table:table-cell/>
          <table:table-cell table:style-name="ce19" table:formula="of:=[.B91]&amp;[.C91]&amp;[.D91]&amp;&quot;X&quot;&amp;[.E91]" office:value-type="string" office:string-value="AKoX67" calcext:value-type="string">
            <text:p>AKoX67</text:p>
          </table:table-cell>
          <table:table-cell table:number-columns-repeated="16375"/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9" table:formula="of:=[.B92]&amp;[.C92]&amp;[.D92]&amp;&quot;X&quot;&amp;[.E92]" office:value-type="string" office:string-value="82sX0.3" calcext:value-type="string">
            <text:p>82sX0.3</text:p>
          </table:table-cell>
          <table:table-cell table:number-columns-repeated="16375"/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9" table:formula="of:=[.B93]&amp;[.C93]&amp;[.D93]&amp;&quot;X&quot;&amp;[.E93]" office:value-type="string" office:string-value="62sX0.3" calcext:value-type="string">
            <text:p>62sX0.3</text:p>
          </table:table-cell>
          <table:table-cell table:number-columns-repeated="16375"/>
        </table:table-row>
        <table:table-row table:style-name="ro4"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9" table:formula="of:=[.B94]&amp;[.C94]&amp;[.D94]&amp;&quot;X&quot;&amp;[.E94]" office:value-type="string" office:string-value="72sX0.3" calcext:value-type="string">
            <text:p>72sX0.3</text:p>
          </table:table-cell>
          <table:table-cell table:number-columns-repeated="16375"/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9" table:formula="of:=[.B95]&amp;[.C95]&amp;[.D95]&amp;&quot;X&quot;&amp;[.E95]" office:value-type="string" office:string-value="93sX0.3" calcext:value-type="string">
            <text:p>93sX0.3</text:p>
          </table:table-cell>
          <table:table-cell table:number-columns-repeated="16375"/>
        </table:table-row>
        <table:table-row table:style-name="ro4"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9" table:formula="of:=[.B96]&amp;[.C96]&amp;[.D96]&amp;&quot;X&quot;&amp;[.E96]" office:value-type="string" office:string-value="83sX0.4" calcext:value-type="string">
            <text:p>83sX0.4</text:p>
          </table:table-cell>
          <table:table-cell table:number-columns-repeated="16375"/>
        </table:table-row>
        <table:table-row table:style-name="ro4"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9" table:formula="of:=[.B97]&amp;[.C97]&amp;[.D97]&amp;&quot;X&quot;&amp;[.E97]" office:value-type="string" office:string-value="92sX0.4" calcext:value-type="string">
            <text:p>92sX0.4</text:p>
          </table:table-cell>
          <table:table-cell table:number-columns-repeated="16375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9" table:formula="of:=[.B98]&amp;[.C98]&amp;[.D98]&amp;&quot;X&quot;&amp;[.E98]" office:value-type="string" office:string-value="42sX0.5" calcext:value-type="string">
            <text:p>42sX0.5</text:p>
          </table:table-cell>
          <table:table-cell table:number-columns-repeated="16375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9" table:formula="of:=[.B99]&amp;[.C99]&amp;[.D99]&amp;&quot;X&quot;&amp;[.E99]" office:value-type="string" office:string-value="T2sX0.5" calcext:value-type="string">
            <text:p>T2sX0.5</text:p>
          </table:table-cell>
          <table:table-cell table:number-columns-repeated="16375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9" table:formula="of:=[.B100]&amp;[.C100]&amp;[.D100]&amp;&quot;X&quot;&amp;[.E100]" office:value-type="string" office:string-value="52sX0.6" calcext:value-type="string">
            <text:p>52sX0.6</text:p>
          </table:table-cell>
          <table:table-cell table:number-columns-repeated="16375"/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19" table:formula="of:=[.B101]&amp;[.C101]&amp;[.D101]&amp;&quot;X&quot;&amp;[.E101]" office:value-type="string" office:string-value="94sX0.7" calcext:value-type="string">
            <text:p>94sX0.7</text:p>
          </table:table-cell>
          <table:table-cell table:number-columns-repeated="16375"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19" table:formula="of:=[.B102]&amp;[.C102]&amp;[.D102]&amp;&quot;X&quot;&amp;[.E102]" office:value-type="string" office:string-value="32sX0.7" calcext:value-type="string">
            <text:p>32sX0.7</text:p>
          </table:table-cell>
          <table:table-cell table:number-columns-repeated="16375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.3" calcext:value-type="float">
            <text:p>1.3</text:p>
          </table:table-cell>
          <table:table-cell/>
          <table:table-cell table:style-name="ce19" table:formula="of:=[.B103]&amp;[.C103]&amp;[.D103]&amp;&quot;X&quot;&amp;[.E103]" office:value-type="string" office:string-value="T3sX1.3" calcext:value-type="string">
            <text:p>T3sX1.3</text:p>
          </table:table-cell>
          <table:table-cell table:number-columns-repeated="16375"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.3" calcext:value-type="float">
            <text:p>1.3</text:p>
          </table:table-cell>
          <table:table-cell/>
          <table:table-cell table:style-name="ce19" table:formula="of:=[.B104]&amp;[.C104]&amp;[.D104]&amp;&quot;X&quot;&amp;[.E104]" office:value-type="string" office:string-value="T4sX1.3" calcext:value-type="string">
            <text:p>T4sX1.3</text:p>
          </table:table-cell>
          <table:table-cell table:number-columns-repeated="16375"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ce19" table:formula="of:=[.B105]&amp;[.C105]&amp;[.D105]&amp;&quot;X&quot;&amp;[.E105]" office:value-type="string" office:string-value="J2sX1.4" calcext:value-type="string">
            <text:p>J2sX1.4</text:p>
          </table:table-cell>
          <table:table-cell table:number-columns-repeated="16375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ce19" table:formula="of:=[.B106]&amp;[.C106]&amp;[.D106]&amp;&quot;X&quot;&amp;[.E106]" office:value-type="string" office:string-value="43sX1.6" calcext:value-type="string">
            <text:p>43sX1.6</text:p>
          </table:table-cell>
          <table:table-cell table:number-columns-repeated="1637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.1" calcext:value-type="float">
            <text:p>2.1</text:p>
          </table:table-cell>
          <table:table-cell/>
          <table:table-cell table:style-name="ce19" table:formula="of:=[.B107]&amp;[.C107]&amp;[.D107]&amp;&quot;X&quot;&amp;[.E107]" office:value-type="string" office:string-value="73sX2.1" calcext:value-type="string">
            <text:p>73sX2.1</text:p>
          </table:table-cell>
          <table:table-cell table:number-columns-repeated="16375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ce19" table:formula="of:=[.B108]&amp;[.C108]&amp;[.D108]&amp;&quot;X&quot;&amp;[.E108]" office:value-type="string" office:string-value="63sX2.4" calcext:value-type="string">
            <text:p>63sX2.4</text:p>
          </table:table-cell>
          <table:table-cell table:number-columns-repeated="16375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.0</text:p>
          </table:table-cell>
          <table:table-cell/>
          <table:table-cell table:style-name="ce19" table:formula="of:=[.B109]&amp;[.C109]&amp;[.D109]&amp;&quot;X&quot;&amp;[.E109]" office:value-type="string" office:string-value="Q4sX3" calcext:value-type="string">
            <text:p>Q4sX3</text:p>
          </table:table-cell>
          <table:table-cell table:number-columns-repeated="16375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.0</text:p>
          </table:table-cell>
          <table:table-cell/>
          <table:table-cell table:style-name="ce19" table:formula="of:=[.B110]&amp;[.C110]&amp;[.D110]&amp;&quot;X&quot;&amp;[.E110]" office:value-type="string" office:string-value="Q3sX3" calcext:value-type="string">
            <text:p>Q3sX3</text:p>
          </table:table-cell>
          <table:table-cell table:number-columns-repeated="16375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.1" calcext:value-type="float">
            <text:p>3.1</text:p>
          </table:table-cell>
          <table:table-cell/>
          <table:table-cell table:style-name="ce19" table:formula="of:=[.B111]&amp;[.C111]&amp;[.D111]&amp;&quot;X&quot;&amp;[.E111]" office:value-type="string" office:string-value="J6sX3.1" calcext:value-type="string">
            <text:p>J6sX3.1</text:p>
          </table:table-cell>
          <table:table-cell table:number-columns-repeated="16375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.1" calcext:value-type="float">
            <text:p>3.1</text:p>
          </table:table-cell>
          <table:table-cell/>
          <table:table-cell table:style-name="ce19" table:formula="of:=[.B112]&amp;[.C112]&amp;[.D112]&amp;&quot;X&quot;&amp;[.E112]" office:value-type="string" office:string-value="Q2sX3.1" calcext:value-type="string">
            <text:p>Q2sX3.1</text:p>
          </table:table-cell>
          <table:table-cell table:number-columns-repeated="16375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.2" calcext:value-type="float">
            <text:p>3.2</text:p>
          </table:table-cell>
          <table:table-cell/>
          <table:table-cell table:style-name="ce19" table:formula="of:=[.B113]&amp;[.C113]&amp;[.D113]&amp;&quot;X&quot;&amp;[.E113]" office:value-type="string" office:string-value="96sX3.2" calcext:value-type="string">
            <text:p>96sX3.2</text:p>
          </table:table-cell>
          <table:table-cell table:number-columns-repeated="16375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.2" calcext:value-type="float">
            <text:p>3.2</text:p>
          </table:table-cell>
          <table:table-cell/>
          <table:table-cell table:style-name="ce19" table:formula="of:=[.B114]&amp;[.C114]&amp;[.D114]&amp;&quot;X&quot;&amp;[.E114]" office:value-type="string" office:string-value="T5sX3.2" calcext:value-type="string">
            <text:p>T5sX3.2</text:p>
          </table:table-cell>
          <table:table-cell table:number-columns-repeated="16375"/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/>
          <table:table-cell table:style-name="ce19" table:formula="of:=[.B115]&amp;[.C115]&amp;[.D115]&amp;&quot;X&quot;&amp;[.E115]" office:value-type="string" office:string-value="84sX3.3" calcext:value-type="string">
            <text:p>84sX3.3</text:p>
          </table:table-cell>
          <table:table-cell table:number-columns-repeated="16375"/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/>
          <table:table-cell table:style-name="ce19" table:formula="of:=[.B116]&amp;[.C116]&amp;[.D116]&amp;&quot;X&quot;&amp;[.E116]" office:value-type="string" office:string-value="J4sX3.3" calcext:value-type="string">
            <text:p>J4sX3.3</text:p>
          </table:table-cell>
          <table:table-cell table:number-columns-repeated="16375"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.5" calcext:value-type="float">
            <text:p>3.5</text:p>
          </table:table-cell>
          <table:table-cell/>
          <table:table-cell table:style-name="ce19" table:formula="of:=[.B117]&amp;[.C117]&amp;[.D117]&amp;&quot;X&quot;&amp;[.E117]" office:value-type="string" office:string-value="J5sX3.5" calcext:value-type="string">
            <text:p>J5sX3.5</text:p>
          </table:table-cell>
          <table:table-cell table:number-columns-repeated="16375"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.5" calcext:value-type="float">
            <text:p>3.5</text:p>
          </table:table-cell>
          <table:table-cell/>
          <table:table-cell table:style-name="ce19" table:formula="of:=[.B118]&amp;[.C118]&amp;[.D118]&amp;&quot;X&quot;&amp;[.E118]" office:value-type="string" office:string-value="Q6sX3.5" calcext:value-type="string">
            <text:p>Q6sX3.5</text:p>
          </table:table-cell>
          <table:table-cell table:number-columns-repeated="16375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/>
          <table:table-cell table:style-name="ce19" table:formula="of:=[.B119]&amp;[.C119]&amp;[.D119]&amp;&quot;X&quot;&amp;[.E119]" office:value-type="string" office:string-value="54sX3.6" calcext:value-type="string">
            <text:p>54sX3.6</text:p>
          </table:table-cell>
          <table:table-cell table:number-columns-repeated="16375"/>
        </table:table-row>
        <table:table-row table:style-name="ro4">
          <table:table-cell office:value-type="float" office:value="89" calcext:value-type="float">
            <text:p>89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/>
          <table:table-cell table:style-name="ce19" table:formula="of:=[.B120]&amp;[.C120]&amp;[.D120]&amp;&quot;X&quot;&amp;[.E120]" office:value-type="string" office:string-value="K2sX3.6" calcext:value-type="string">
            <text:p>K2sX3.6</text:p>
          </table:table-cell>
          <table:table-cell table:number-columns-repeated="16375"/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/>
          <table:table-cell table:style-name="ce19" table:formula="of:=[.B121]&amp;[.C121]&amp;[.D121]&amp;&quot;X&quot;&amp;[.E121]" office:value-type="string" office:string-value="64sX3.6" calcext:value-type="string">
            <text:p>64sX3.6</text:p>
          </table:table-cell>
          <table:table-cell table:number-columns-repeated="16375"/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/>
          <table:table-cell table:style-name="ce19" table:formula="of:=[.B122]&amp;[.C122]&amp;[.D122]&amp;&quot;X&quot;&amp;[.E122]" office:value-type="string" office:string-value="75sX3.6" calcext:value-type="string">
            <text:p>75sX3.6</text:p>
          </table:table-cell>
          <table:table-cell table:number-columns-repeated="16375"/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/>
          <table:table-cell table:style-name="ce19" table:formula="of:=[.B123]&amp;[.C123]&amp;[.D123]&amp;&quot;X&quot;&amp;[.E123]" office:value-type="string" office:string-value="86sX3.6" calcext:value-type="string">
            <text:p>86sX3.6</text:p>
          </table:table-cell>
          <table:table-cell table:number-columns-repeated="16375"/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.7" calcext:value-type="float">
            <text:p>3.7</text:p>
          </table:table-cell>
          <table:table-cell/>
          <table:table-cell table:style-name="ce19" table:formula="of:=[.B124]&amp;[.C124]&amp;[.D124]&amp;&quot;X&quot;&amp;[.E124]" office:value-type="string" office:string-value="53sX3.7" calcext:value-type="string">
            <text:p>53sX3.7</text:p>
          </table:table-cell>
          <table:table-cell table:number-columns-repeated="16375"/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.8" calcext:value-type="float">
            <text:p>3.8</text:p>
          </table:table-cell>
          <table:table-cell/>
          <table:table-cell table:style-name="ce19" table:formula="of:=[.B125]&amp;[.C125]&amp;[.D125]&amp;&quot;X&quot;&amp;[.E125]" office:value-type="string" office:string-value="J3sX3.8" calcext:value-type="string">
            <text:p>J3sX3.8</text:p>
          </table:table-cell>
          <table:table-cell table:number-columns-repeated="16375"/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3.8" calcext:value-type="float">
            <text:p>3.8</text:p>
          </table:table-cell>
          <table:table-cell/>
          <table:table-cell table:style-name="ce19" table:formula="of:=[.B126]&amp;[.C126]&amp;[.D126]&amp;&quot;X&quot;&amp;[.E126]" office:value-type="string" office:string-value="J7sX3.8" calcext:value-type="string">
            <text:p>J7sX3.8</text:p>
          </table:table-cell>
          <table:table-cell table:number-columns-repeated="16375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3.8" calcext:value-type="float">
            <text:p>3.8</text:p>
          </table:table-cell>
          <table:table-cell/>
          <table:table-cell table:style-name="ce19" table:formula="of:=[.B127]&amp;[.C127]&amp;[.D127]&amp;&quot;X&quot;&amp;[.E127]" office:value-type="string" office:string-value="Q7sX3.8" calcext:value-type="string">
            <text:p>Q7sX3.8</text:p>
          </table:table-cell>
          <table:table-cell table:number-columns-repeated="16375"/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.8" calcext:value-type="float">
            <text:p>3.8</text:p>
          </table:table-cell>
          <table:table-cell/>
          <table:table-cell table:style-name="ce19" table:formula="of:=[.B128]&amp;[.C128]&amp;[.D128]&amp;&quot;X&quot;&amp;[.E128]" office:value-type="string" office:string-value="95sX3.8" calcext:value-type="string">
            <text:p>95sX3.8</text:p>
          </table:table-cell>
          <table:table-cell table:number-columns-repeated="16375"/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.9" calcext:value-type="float">
            <text:p>3.9</text:p>
          </table:table-cell>
          <table:table-cell/>
          <table:table-cell table:style-name="ce19" table:formula="of:=[.B129]&amp;[.C129]&amp;[.D129]&amp;&quot;X&quot;&amp;[.E129]" office:value-type="string" office:string-value="74sX3.9" calcext:value-type="string">
            <text:p>74sX3.9</text:p>
          </table:table-cell>
          <table:table-cell table:number-columns-repeated="16375"/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.9" calcext:value-type="float">
            <text:p>3.9</text:p>
          </table:table-cell>
          <table:table-cell/>
          <table:table-cell table:style-name="ce19" table:formula="of:=[.B130]&amp;[.C130]&amp;[.D130]&amp;&quot;X&quot;&amp;[.E130]" office:value-type="string" office:string-value="85sX3.9" calcext:value-type="string">
            <text:p>85sX3.9</text:p>
          </table:table-cell>
          <table:table-cell table:number-columns-repeated="16375"/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.9" calcext:value-type="float">
            <text:p>3.9</text:p>
          </table:table-cell>
          <table:table-cell/>
          <table:table-cell table:style-name="ce19" table:formula="of:=[.B131]&amp;[.C131]&amp;[.D131]&amp;&quot;X&quot;&amp;[.E131]" office:value-type="string" office:string-value="K4sX3.9" calcext:value-type="string">
            <text:p>K4sX3.9</text:p>
          </table:table-cell>
          <table:table-cell table:number-columns-repeated="16375"/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.9" calcext:value-type="float">
            <text:p>3.9</text:p>
          </table:table-cell>
          <table:table-cell/>
          <table:table-cell table:style-name="ce19" table:formula="of:=[.B132]&amp;[.C132]&amp;[.D132]&amp;&quot;X&quot;&amp;[.E132]" office:value-type="string" office:string-value="T6sX3.9" calcext:value-type="string">
            <text:p>T6sX3.9</text:p>
          </table:table-cell>
          <table:table-cell table:number-columns-repeated="16375"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.0</text:p>
          </table:table-cell>
          <table:table-cell/>
          <table:table-cell table:style-name="ce19" table:formula="of:=[.B133]&amp;[.C133]&amp;[.D133]&amp;&quot;X&quot;&amp;[.E133]" office:value-type="string" office:string-value="K3sX4" calcext:value-type="string">
            <text:p>K3sX4</text:p>
          </table:table-cell>
          <table:table-cell table:number-columns-repeated="16375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19" table:formula="of:=[.B134]&amp;[.C134]&amp;[.D134]&amp;&quot;X&quot;&amp;[.E134]" office:value-type="string" office:string-value="65sX4.2" calcext:value-type="string">
            <text:p>65sX4.2</text:p>
          </table:table-cell>
          <table:table-cell table:number-columns-repeated="16375"/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19" table:formula="of:=[.B135]&amp;[.C135]&amp;[.D135]&amp;&quot;X&quot;&amp;[.E135]" office:value-type="string" office:string-value="Q8sX4.2" calcext:value-type="string">
            <text:p>Q8sX4.2</text:p>
          </table:table-cell>
          <table:table-cell table:number-columns-repeated="16375"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4.3" calcext:value-type="float">
            <text:p>4.3</text:p>
          </table:table-cell>
          <table:table-cell/>
          <table:table-cell table:style-name="ce19" table:formula="of:=[.B136]&amp;[.C136]&amp;[.D136]&amp;&quot;X&quot;&amp;[.E136]" office:value-type="string" office:string-value="K5sX4.3" calcext:value-type="string">
            <text:p>K5sX4.3</text:p>
          </table:table-cell>
          <table:table-cell table:number-columns-repeated="16375"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4.4" calcext:value-type="float">
            <text:p>4.4</text:p>
          </table:table-cell>
          <table:table-cell/>
          <table:table-cell table:style-name="ce19" table:formula="of:=[.B137]&amp;[.C137]&amp;[.D137]&amp;&quot;X&quot;&amp;[.E137]" office:value-type="string" office:string-value="Q5sX4.4" calcext:value-type="string">
            <text:p>Q5sX4.4</text:p>
          </table:table-cell>
          <table:table-cell table:number-columns-repeated="16375"/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5.8" calcext:value-type="float">
            <text:p>5.8</text:p>
          </table:table-cell>
          <table:table-cell/>
          <table:table-cell table:style-name="ce19" table:formula="of:=[.B138]&amp;[.C138]&amp;[.D138]&amp;&quot;X&quot;&amp;[.E138]" office:value-type="string" office:string-value="97sX5.8" calcext:value-type="string">
            <text:p>97sX5.8</text:p>
          </table:table-cell>
          <table:table-cell table:number-columns-repeated="16375"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7.2" calcext:value-type="float">
            <text:p>7.2</text:p>
          </table:table-cell>
          <table:table-cell/>
          <table:table-cell table:style-name="ce19" table:formula="of:=[.B139]&amp;[.C139]&amp;[.D139]&amp;&quot;X&quot;&amp;[.E139]" office:value-type="string" office:string-value="76sX7.2" calcext:value-type="string">
            <text:p>76sX7.2</text:p>
          </table:table-cell>
          <table:table-cell table:number-columns-repeated="16375"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19" table:formula="of:=[.B140]&amp;[.C140]&amp;[.D140]&amp;&quot;X&quot;&amp;[.E140]" office:value-type="string" office:string-value="87sX8" calcext:value-type="string">
            <text:p>87sX8</text:p>
          </table:table-cell>
          <table:table-cell table:number-columns-repeated="16375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19" table:formula="of:=[.B141]&amp;[.C141]&amp;[.D141]&amp;&quot;X&quot;&amp;[.E141]" office:value-type="string" office:string-value="T7sX8.4" calcext:value-type="string">
            <text:p>T7sX8.4</text:p>
          </table:table-cell>
          <table:table-cell table:number-columns-repeated="16375"/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19" table:formula="of:=[.B142]&amp;[.C142]&amp;[.D142]&amp;&quot;X&quot;&amp;[.E142]" office:value-type="string" office:string-value="K6sX8.4" calcext:value-type="string">
            <text:p>K6sX8.4</text:p>
          </table:table-cell>
          <table:table-cell table:number-columns-repeated="16375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9" table:formula="of:=[.B143]&amp;[.C143]&amp;[.D143]&amp;&quot;X&quot;&amp;[.E143]" office:value-type="string" office:string-value="K7sX8.6" calcext:value-type="string">
            <text:p>K7sX8.6</text:p>
          </table:table-cell>
          <table:table-cell table:number-columns-repeated="16375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9" table:formula="of:=[.B144]&amp;[.C144]&amp;[.D144]&amp;&quot;X&quot;&amp;[.E144]" office:value-type="string" office:string-value="T8sX9.5" calcext:value-type="string">
            <text:p>T8sX9.5</text:p>
          </table:table-cell>
          <table:table-cell table:number-columns-repeated="16375"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9" table:formula="of:=[.B145]&amp;[.C145]&amp;[.D145]&amp;&quot;X&quot;&amp;[.E145]" office:value-type="string" office:string-value="K8sX9.5" calcext:value-type="string">
            <text:p>K8sX9.5</text:p>
          </table:table-cell>
          <table:table-cell table:number-columns-repeated="16375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19" table:formula="of:=[.B146]&amp;[.C146]&amp;[.D146]&amp;&quot;X&quot;&amp;[.E146]" office:value-type="string" office:string-value="J8sX9.8" calcext:value-type="string">
            <text:p>J8sX9.8</text:p>
          </table:table-cell>
          <table:table-cell table:number-columns-repeated="16375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19" table:formula="of:=[.B147]&amp;[.C147]&amp;[.D147]&amp;&quot;X&quot;&amp;[.E147]" office:value-type="string" office:string-value="98sX9.8" calcext:value-type="string">
            <text:p>98sX9.8</text:p>
          </table:table-cell>
          <table:table-cell table:number-columns-repeated="16375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19.1" calcext:value-type="float">
            <text:p>19.1</text:p>
          </table:table-cell>
          <table:table-cell/>
          <table:table-cell table:style-name="ce19" table:formula="of:=[.B148]&amp;[.C148]&amp;[.D148]&amp;&quot;X&quot;&amp;[.E148]" office:value-type="string" office:string-value="Q9sX19.1" calcext:value-type="string">
            <text:p>Q9sX19.1</text:p>
          </table:table-cell>
          <table:table-cell table:number-columns-repeated="16375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.0</text:p>
          </table:table-cell>
          <table:table-cell/>
          <table:table-cell table:style-name="ce19" table:formula="of:=[.B149]&amp;[.C149]&amp;[.D149]&amp;&quot;X&quot;&amp;[.E149]" office:value-type="string" office:string-value="K9sX20" calcext:value-type="string">
            <text:p>K9sX20</text:p>
          </table:table-cell>
          <table:table-cell table:number-columns-repeated="16375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.0</text:p>
          </table:table-cell>
          <table:table-cell/>
          <table:table-cell table:style-name="ce19" table:formula="of:=[.B150]&amp;[.C150]&amp;[.D150]&amp;&quot;X&quot;&amp;[.E150]" office:value-type="string" office:string-value="A2sX20" calcext:value-type="string">
            <text:p>A2sX20</text:p>
          </table:table-cell>
          <table:table-cell table:number-columns-repeated="16375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1.3" calcext:value-type="float">
            <text:p>21.3</text:p>
          </table:table-cell>
          <table:table-cell/>
          <table:table-cell table:style-name="ce19" table:formula="of:=[.B151]&amp;[.C151]&amp;[.D151]&amp;&quot;X&quot;&amp;[.E151]" office:value-type="string" office:string-value="A3sX21.3" calcext:value-type="string">
            <text:p>A3sX21.3</text:p>
          </table:table-cell>
          <table:table-cell table:number-columns-repeated="16375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27.9" calcext:value-type="float">
            <text:p>27.9</text:p>
          </table:table-cell>
          <table:table-cell/>
          <table:table-cell table:style-name="ce19" table:formula="of:=[.B152]&amp;[.C152]&amp;[.D152]&amp;&quot;X&quot;&amp;[.E152]" office:value-type="string" office:string-value="J9sX27.9" calcext:value-type="string">
            <text:p>J9sX27.9</text:p>
          </table:table-cell>
          <table:table-cell table:number-columns-repeated="16375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29.6" calcext:value-type="float">
            <text:p>29.6</text:p>
          </table:table-cell>
          <table:table-cell/>
          <table:table-cell table:style-name="ce19" table:formula="of:=[.B153]&amp;[.C153]&amp;[.D153]&amp;&quot;X&quot;&amp;[.E153]" office:value-type="string" office:string-value="A6sX29.6" calcext:value-type="string">
            <text:p>A6sX29.6</text:p>
          </table:table-cell>
          <table:table-cell table:number-columns-repeated="16375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29.7" calcext:value-type="float">
            <text:p>29.7</text:p>
          </table:table-cell>
          <table:table-cell/>
          <table:table-cell table:style-name="ce19" table:formula="of:=[.B154]&amp;[.C154]&amp;[.D154]&amp;&quot;X&quot;&amp;[.E154]" office:value-type="string" office:string-value="A5sX29.7" calcext:value-type="string">
            <text:p>A5sX29.7</text:p>
          </table:table-cell>
          <table:table-cell table:number-columns-repeated="16375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0.6" calcext:value-type="float">
            <text:p>30.6</text:p>
          </table:table-cell>
          <table:table-cell/>
          <table:table-cell table:style-name="ce19" table:formula="of:=[.B155]&amp;[.C155]&amp;[.D155]&amp;&quot;X&quot;&amp;[.E155]" office:value-type="string" office:string-value="A4sX30.6" calcext:value-type="string">
            <text:p>A4sX30.6</text:p>
          </table:table-cell>
          <table:table-cell table:number-columns-repeated="16375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33.9" calcext:value-type="float">
            <text:p>33.9</text:p>
          </table:table-cell>
          <table:table-cell/>
          <table:table-cell table:style-name="ce19" table:formula="of:=[.B156]&amp;[.C156]&amp;[.D156]&amp;&quot;X&quot;&amp;[.E156]" office:value-type="string" office:string-value="A7sX33.9" calcext:value-type="string">
            <text:p>A7sX33.9</text:p>
          </table:table-cell>
          <table:table-cell table:number-columns-repeated="16375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38.3" calcext:value-type="float">
            <text:p>38.3</text:p>
          </table:table-cell>
          <table:table-cell/>
          <table:table-cell table:style-name="ce19" table:formula="of:=[.B157]&amp;[.C157]&amp;[.D157]&amp;&quot;X&quot;&amp;[.E157]" office:value-type="string" office:string-value="T9sX38.3" calcext:value-type="string">
            <text:p>T9sX38.3</text:p>
          </table:table-cell>
          <table:table-cell table:number-columns-repeated="16375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float" office:value="39.4" calcext:value-type="float">
            <text:p>39.4</text:p>
          </table:table-cell>
          <table:table-cell/>
          <table:table-cell table:style-name="ce19" table:formula="of:=[.B158]&amp;[.C158]&amp;[.D158]&amp;&quot;X&quot;&amp;[.E158]" office:value-type="string" office:string-value="QTsX39.4" calcext:value-type="string">
            <text:p>QTsX39.4</text:p>
          </table:table-cell>
          <table:table-cell table:number-columns-repeated="16375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.0</text:p>
          </table:table-cell>
          <table:table-cell/>
          <table:table-cell table:style-name="ce19" table:formula="of:=[.B159]&amp;[.C159]&amp;[.D159]&amp;&quot;X&quot;&amp;[.E159]" office:value-type="string" office:string-value="JTsX40" calcext:value-type="string">
            <text:p>JTsX40</text:p>
          </table:table-cell>
          <table:table-cell table:number-columns-repeated="16375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40.5" calcext:value-type="float">
            <text:p>40.5</text:p>
          </table:table-cell>
          <table:table-cell/>
          <table:table-cell table:style-name="ce19" table:formula="of:=[.B160]&amp;[.C160]&amp;[.D160]&amp;&quot;X&quot;&amp;[.E160]" office:value-type="string" office:string-value="A9sX40.5" calcext:value-type="string">
            <text:p>A9sX40.5</text:p>
          </table:table-cell>
          <table:table-cell table:number-columns-repeated="16375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float" office:value="40.9" calcext:value-type="float">
            <text:p>40.9</text:p>
          </table:table-cell>
          <table:table-cell/>
          <table:table-cell table:style-name="ce19" table:formula="of:=[.B161]&amp;[.C161]&amp;[.D161]&amp;&quot;X&quot;&amp;[.E161]" office:value-type="string" office:string-value="KTsX40.9" calcext:value-type="string">
            <text:p>KTsX40.9</text:p>
          </table:table-cell>
          <table:table-cell table:number-columns-repeated="16375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41.5" calcext:value-type="float">
            <text:p>41.5</text:p>
          </table:table-cell>
          <table:table-cell/>
          <table:table-cell table:style-name="ce19" table:formula="of:=[.B162]&amp;[.C162]&amp;[.D162]&amp;&quot;X&quot;&amp;[.E162]" office:value-type="string" office:string-value="A8sX41.5" calcext:value-type="string">
            <text:p>A8sX41.5</text:p>
          </table:table-cell>
          <table:table-cell table:number-columns-repeated="16375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float" office:value="44.2" calcext:value-type="float">
            <text:p>44.2</text:p>
          </table:table-cell>
          <table:table-cell/>
          <table:table-cell table:style-name="ce19" table:formula="of:=[.B163]&amp;[.C163]&amp;[.D163]&amp;&quot;X&quot;&amp;[.E163]" office:value-type="string" office:string-value="QJsX44.2" calcext:value-type="string">
            <text:p>QJsX44.2</text:p>
          </table:table-cell>
          <table:table-cell table:number-columns-repeated="16375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float" office:value="45.3" calcext:value-type="float">
            <text:p>45.3</text:p>
          </table:table-cell>
          <table:table-cell/>
          <table:table-cell table:style-name="ce19" table:formula="of:=[.B164]&amp;[.C164]&amp;[.D164]&amp;&quot;X&quot;&amp;[.E164]" office:value-type="string" office:string-value="KJsX45.3" calcext:value-type="string">
            <text:p>KJsX45.3</text:p>
          </table:table-cell>
          <table:table-cell table:number-columns-repeated="16375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float" office:value="50.7" calcext:value-type="float">
            <text:p>50.7</text:p>
          </table:table-cell>
          <table:table-cell/>
          <table:table-cell table:style-name="ce19" table:formula="of:=[.B165]&amp;[.C165]&amp;[.D165]&amp;&quot;X&quot;&amp;[.E165]" office:value-type="string" office:string-value="ATsX50.7" calcext:value-type="string">
            <text:p>ATsX50.7</text:p>
          </table:table-cell>
          <table:table-cell table:number-columns-repeated="16375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float" office:value="54.6" calcext:value-type="float">
            <text:p>54.6</text:p>
          </table:table-cell>
          <table:table-cell/>
          <table:table-cell table:style-name="ce19" table:formula="of:=[.B166]&amp;[.C166]&amp;[.D166]&amp;&quot;X&quot;&amp;[.E166]" office:value-type="string" office:string-value="KQsX54.6" calcext:value-type="string">
            <text:p>KQsX54.6</text:p>
          </table:table-cell>
          <table:table-cell table:number-columns-repeated="16375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float" office:value="58.6" calcext:value-type="float">
            <text:p>58.6</text:p>
          </table:table-cell>
          <table:table-cell/>
          <table:table-cell table:style-name="ce19" table:formula="of:=[.B167]&amp;[.C167]&amp;[.D167]&amp;&quot;X&quot;&amp;[.E167]" office:value-type="string" office:string-value="AJsX58.6" calcext:value-type="string">
            <text:p>AJsX58.6</text:p>
          </table:table-cell>
          <table:table-cell table:number-columns-repeated="1637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float" office:value="64.9" calcext:value-type="float">
            <text:p>64.9</text:p>
          </table:table-cell>
          <table:table-cell/>
          <table:table-cell table:style-name="ce19" table:formula="of:=[.B168]&amp;[.C168]&amp;[.D168]&amp;&quot;X&quot;&amp;[.E168]" office:value-type="string" office:string-value="AQsX64.9" calcext:value-type="string">
            <text:p>AQsX64.9</text:p>
          </table:table-cell>
          <table:table-cell table:number-columns-repeated="1637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float" office:value="68.6" calcext:value-type="float">
            <text:p>68.6</text:p>
          </table:table-cell>
          <table:table-cell/>
          <table:table-cell table:style-name="ce19" table:formula="of:=[.B169]&amp;[.C169]&amp;[.D169]&amp;&quot;X&quot;&amp;[.E169]" office:value-type="string" office:string-value="AKsX68.6" calcext:value-type="string">
            <text:p>AKsX68.6</text:p>
          </table:table-cell>
          <table:table-cell table:number-columns-repeated="16375"/>
        </table:table-row>
        <table:table-row table:style-name="ro4" table:number-rows-repeated="1048406">
          <table:table-cell table:number-columns-repeated="16382"/>
        </table:table-row>
        <table:table-row table:style-name="ro4">
          <table:table-cell table:number-columns-repeated="16382"/>
        </table:table-row>
      </table:table>
      <table:table table:name="TMP" table:style-name="ta1">
        <table:table-column table:style-name="co5" table:default-cell-style-name="ce17"/>
        <table:table-column table:style-name="co1" table:number-columns-repeated="2" table:default-cell-style-name="ce10"/>
        <table:table-column table:style-name="co6" table:default-cell-style-name="ce18"/>
        <table:table-column table:style-name="co8" table:default-cell-style-name="ce19"/>
        <table:table-column table:style-name="co1" table:number-columns-repeated="16339" table:default-cell-style-name="ce10"/>
        <table:table-column table:style-name="co4" table:number-columns-repeated="9" table:default-cell-style-name="ce10"/>
        <table:table-column table:style-name="co4" table:number-columns-repeated="27" table:default-cell-style-name="ce12"/>
        <table:table-row table:style-name="ro4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<text:s/></text:p>
          </table:table-cell>
          <table:table-cell office:value-type="float" office:value="86.1" calcext:value-type="float">
            <text:p>86.1</text:p>
          </table:table-cell>
          <table:table-cell table:formula="of:=[.A1]&amp;[.B1]&amp;[.C1]&amp;&quot;X&quot;&amp;TEXT([.D1];&quot;0.0&quot;)" office:value-type="string" office:string-value="AA X86.1" calcext:value-type="string">
            <text:p>AA X86.1</text:p>
          </table:table-cell>
          <table:table-cell table:number-columns-repeated="16375"/>
        </table:table-row>
        <table:table-row table:style-name="ro4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<text:s/></text:p>
          </table:table-cell>
          <table:table-cell office:value-type="float" office:value="74.6" calcext:value-type="float">
            <text:p>74.6</text:p>
          </table:table-cell>
          <table:table-cell table:formula="of:=[.A2]&amp;[.B2]&amp;[.C2]&amp;&quot;X&quot;&amp;TEXT([.D2];&quot;0.0&quot;)" office:value-type="string" office:string-value="KK X74.6" calcext:value-type="string">
            <text:p>KK X74.6</text:p>
          </table:table-cell>
          <table:table-cell table:number-columns-repeated="16375"/>
        </table:table-row>
        <table:table-row table:style-name="ro4"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<text:s/></text:p>
          </table:table-cell>
          <table:table-cell office:value-type="float" office:value="68.5" calcext:value-type="float">
            <text:p>68.5</text:p>
          </table:table-cell>
          <table:table-cell table:formula="of:=[.A3]&amp;[.B3]&amp;[.C3]&amp;&quot;X&quot;&amp;TEXT([.D3];&quot;0.0&quot;)" office:value-type="string" office:string-value="QQ X68.5" calcext:value-type="string">
            <text:p>QQ X68.5</text:p>
          </table:table-cell>
          <table:table-cell table:number-columns-repeated="16375"/>
        </table:table-row>
        <table:table-row table:style-name="ro4"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<text:s/></text:p>
          </table:table-cell>
          <table:table-cell office:value-type="float" office:value="64.4" calcext:value-type="float">
            <text:p>64.4</text:p>
          </table:table-cell>
          <table:table-cell table:formula="of:=[.A4]&amp;[.B4]&amp;[.C4]&amp;&quot;X&quot;&amp;TEXT([.D4];&quot;0.0&quot;)" office:value-type="string" office:string-value="JJ X64.4" calcext:value-type="string">
            <text:p>JJ X64.4</text:p>
          </table:table-cell>
          <table:table-cell table:number-columns-repeated="16375"/>
        </table:table-row>
        <table:table-row table:style-name="ro4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<text:s/></text:p>
          </table:table-cell>
          <table:table-cell office:value-type="float" office:value="60.8" calcext:value-type="float">
            <text:p>60.8</text:p>
          </table:table-cell>
          <table:table-cell table:formula="of:=[.A5]&amp;[.B5]&amp;[.C5]&amp;&quot;X&quot;&amp;TEXT([.D5];&quot;0.0&quot;)" office:value-type="string" office:string-value="TT X60.8" calcext:value-type="string">
            <text:p>TT X60.8</text:p>
          </table:table-cell>
          <table:table-cell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float" office:value="55.4" calcext:value-type="float">
            <text:p>55.4</text:p>
          </table:table-cell>
          <table:table-cell table:formula="of:=[.A6]&amp;[.B6]&amp;[.C6]&amp;&quot;X&quot;&amp;TEXT([.D6];&quot;0.0&quot;)" office:value-type="string" office:string-value="99 X55.4" calcext:value-type="string">
            <text:p>99 X55.4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float" office:value="51.8" calcext:value-type="float">
            <text:p>51.8</text:p>
          </table:table-cell>
          <table:table-cell table:formula="of:=[.A7]&amp;[.B7]&amp;[.C7]&amp;&quot;X&quot;&amp;TEXT([.D7];&quot;0.0&quot;)" office:value-type="string" office:string-value="88 X51.8" calcext:value-type="string">
            <text:p>88 X51.8</text:p>
          </table:table-cell>
          <table:table-cell table:number-columns-repeated="1637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float" office:value="28.6" calcext:value-type="float">
            <text:p>28.6</text:p>
          </table:table-cell>
          <table:table-cell table:formula="of:=[.A8]&amp;[.B8]&amp;[.C8]&amp;&quot;X&quot;&amp;TEXT([.D8];&quot;0.0&quot;)" office:value-type="string" office:string-value="77 X28.6" calcext:value-type="string">
            <text:p>77 X28.6</text:p>
          </table:table-cell>
          <table:table-cell table:number-columns-repeated="1637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26.2" calcext:value-type="float">
            <text:p>26.2</text:p>
          </table:table-cell>
          <table:table-cell table:formula="of:=[.A9]&amp;[.B9]&amp;[.C9]&amp;&quot;X&quot;&amp;TEXT([.D9];&quot;0.0&quot;)" office:value-type="string" office:string-value="66 X26.2" calcext:value-type="string">
            <text:p>66 X26.2</text:p>
          </table:table-cell>
          <table:table-cell table:number-columns-repeated="1637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20.7" calcext:value-type="float">
            <text:p>20.7</text:p>
          </table:table-cell>
          <table:table-cell table:formula="of:=[.A10]&amp;[.B10]&amp;[.C10]&amp;&quot;X&quot;&amp;TEXT([.D10];&quot;0.0&quot;)" office:value-type="string" office:string-value="55 X20.7" calcext:value-type="string">
            <text:p>55 X20.7</text:p>
          </table:table-cell>
          <table:table-cell table:number-columns-repeated="1637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8.3" calcext:value-type="float">
            <text:p>8.3</text:p>
          </table:table-cell>
          <table:table-cell table:formula="of:=[.A11]&amp;[.B11]&amp;[.C11]&amp;&quot;X&quot;&amp;TEXT([.D11];&quot;0.0&quot;)" office:value-type="string" office:string-value="44 X8.3" calcext:value-type="string">
            <text:p>44 X8.3</text:p>
          </table:table-cell>
          <table:table-cell table:number-columns-repeated="1637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4.5" calcext:value-type="float">
            <text:p>4.5</text:p>
          </table:table-cell>
          <table:table-cell table:formula="of:=[.A12]&amp;[.B12]&amp;[.C12]&amp;&quot;X&quot;&amp;TEXT([.D12];&quot;0.0&quot;)" office:value-type="string" office:string-value="33 X4.5" calcext:value-type="string">
            <text:p>33 X4.5</text:p>
          </table:table-cell>
          <table:table-cell table:number-columns-repeated="1637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.0</text:p>
          </table:table-cell>
          <table:table-cell table:formula="of:=[.A13]&amp;[.B13]&amp;[.C13]&amp;&quot;X&quot;&amp;TEXT([.D13];&quot;0.0&quot;)" office:value-type="string" office:string-value="22 X4.0" calcext:value-type="string">
            <text:p>22 X4.0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float" office:value="67" calcext:value-type="float">
            <text:p>67.0</text:p>
          </table:table-cell>
          <table:table-cell table:formula="of:=[.A14]&amp;[.B14]&amp;[.C14]&amp;&quot;X&quot;&amp;TEXT([.D14];&quot;0.0&quot;)" office:value-type="string" office:string-value="AKoX67.0" calcext:value-type="string">
            <text:p>AKoX67.0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float" office:value="60.5" calcext:value-type="float">
            <text:p>60.5</text:p>
          </table:table-cell>
          <table:table-cell table:formula="of:=[.A15]&amp;[.B15]&amp;[.C15]&amp;&quot;X&quot;&amp;TEXT([.D15];&quot;0.0&quot;)" office:value-type="string" office:string-value="AQoX60.5" calcext:value-type="string">
            <text:p>AQoX60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float" office:value="48.9" calcext:value-type="float">
            <text:p>48.9</text:p>
          </table:table-cell>
          <table:table-cell table:formula="of:=[.A16]&amp;[.B16]&amp;[.C16]&amp;&quot;X&quot;&amp;TEXT([.D16];&quot;0.0&quot;)" office:value-type="string" office:string-value="AJoX48.9" calcext:value-type="string">
            <text:p>AJoX48.9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float" office:value="39.2" calcext:value-type="float">
            <text:p>39.2</text:p>
          </table:table-cell>
          <table:table-cell table:formula="of:=[.A17]&amp;[.B17]&amp;[.C17]&amp;&quot;X&quot;&amp;TEXT([.D17];&quot;0.0&quot;)" office:value-type="string" office:string-value="KQoX39.2" calcext:value-type="string">
            <text:p>KQoX39.2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34.4" calcext:value-type="float">
            <text:p>34.4</text:p>
          </table:table-cell>
          <table:table-cell table:formula="of:=[.A18]&amp;[.B18]&amp;[.C18]&amp;&quot;X&quot;&amp;TEXT([.D18];&quot;0.0&quot;)" office:value-type="string" office:string-value="AToX34.4" calcext:value-type="string">
            <text:p>AToX34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float" office:value="20.5" calcext:value-type="float">
            <text:p>20.5</text:p>
          </table:table-cell>
          <table:table-cell table:formula="of:=[.A19]&amp;[.B19]&amp;[.C19]&amp;&quot;X&quot;&amp;TEXT([.D19];&quot;0.0&quot;)" office:value-type="string" office:string-value="KJoX20.5" calcext:value-type="string">
            <text:p>KJoX20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17.4" calcext:value-type="float">
            <text:p>17.4</text:p>
          </table:table-cell>
          <table:table-cell table:formula="of:=[.A20]&amp;[.B20]&amp;[.C20]&amp;&quot;X&quot;&amp;TEXT([.D20];&quot;0.0&quot;)" office:value-type="string" office:string-value="A9oX17.4" calcext:value-type="string">
            <text:p>A9oX17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float" office:value="16.8" calcext:value-type="float">
            <text:p>16.8</text:p>
          </table:table-cell>
          <table:table-cell table:formula="of:=[.A21]&amp;[.B21]&amp;[.C21]&amp;&quot;X&quot;&amp;TEXT([.D21];&quot;0.0&quot;)" office:value-type="string" office:string-value="QJoX16.8" calcext:value-type="string">
            <text:p>QJoX16.8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10.2" calcext:value-type="float">
            <text:p>10.2</text:p>
          </table:table-cell>
          <table:table-cell table:formula="of:=[.A22]&amp;[.B22]&amp;[.C22]&amp;&quot;X&quot;&amp;TEXT([.D22];&quot;0.0&quot;)" office:value-type="string" office:string-value="A7oX10.2" calcext:value-type="string">
            <text:p>A7oX10.2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.0</text:p>
          </table:table-cell>
          <table:table-cell table:formula="of:=[.A23]&amp;[.B23]&amp;[.C23]&amp;&quot;X&quot;&amp;TEXT([.D23];&quot;0.0&quot;)" office:value-type="string" office:string-value="A8oX10.0" calcext:value-type="string">
            <text:p>A8oX10.0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9.9" calcext:value-type="float">
            <text:p>9.9</text:p>
          </table:table-cell>
          <table:table-cell table:formula="of:=[.A24]&amp;[.B24]&amp;[.C24]&amp;&quot;X&quot;&amp;TEXT([.D24];&quot;0.0&quot;)" office:value-type="string" office:string-value="A6oX9.9" calcext:value-type="string">
            <text:p>A6oX9.9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9.6" calcext:value-type="float">
            <text:p>9.6</text:p>
          </table:table-cell>
          <table:table-cell table:formula="of:=[.A25]&amp;[.B25]&amp;[.C25]&amp;&quot;X&quot;&amp;TEXT([.D25];&quot;0.0&quot;)" office:value-type="string" office:string-value="A4oX9.6" calcext:value-type="string">
            <text:p>A4oX9.6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9.4" calcext:value-type="float">
            <text:p>9.4</text:p>
          </table:table-cell>
          <table:table-cell table:formula="of:=[.A26]&amp;[.B26]&amp;[.C26]&amp;&quot;X&quot;&amp;TEXT([.D26];&quot;0.0&quot;)" office:value-type="string" office:string-value="A5oX9.4" calcext:value-type="string">
            <text:p>A5oX9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9.4" calcext:value-type="float">
            <text:p>9.4</text:p>
          </table:table-cell>
          <table:table-cell table:formula="of:=[.A27]&amp;[.B27]&amp;[.C27]&amp;&quot;X&quot;&amp;TEXT([.D27];&quot;0.0&quot;)" office:value-type="string" office:string-value="JToX9.4" calcext:value-type="string">
            <text:p>JToX9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9.3" calcext:value-type="float">
            <text:p>9.3</text:p>
          </table:table-cell>
          <table:table-cell table:formula="of:=[.A28]&amp;[.B28]&amp;[.C28]&amp;&quot;X&quot;&amp;TEXT([.D28];&quot;0.0&quot;)" office:value-type="string" office:string-value="QToX9.3" calcext:value-type="string">
            <text:p>QToX9.3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9.1" calcext:value-type="float">
            <text:p>9.1</text:p>
          </table:table-cell>
          <table:table-cell table:formula="of:=[.A29]&amp;[.B29]&amp;[.C29]&amp;&quot;X&quot;&amp;TEXT([.D29];&quot;0.0&quot;)" office:value-type="string" office:string-value="KToX9.1" calcext:value-type="string">
            <text:p>KToX9.1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8.8" calcext:value-type="float">
            <text:p>8.8</text:p>
          </table:table-cell>
          <table:table-cell table:formula="of:=[.A30]&amp;[.B30]&amp;[.C30]&amp;&quot;X&quot;&amp;TEXT([.D30];&quot;0.0&quot;)" office:value-type="string" office:string-value="Q9oX8.8" calcext:value-type="string">
            <text:p>Q9oX8.8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8.8" calcext:value-type="float">
            <text:p>8.8</text:p>
          </table:table-cell>
          <table:table-cell table:formula="of:=[.A31]&amp;[.B31]&amp;[.C31]&amp;&quot;X&quot;&amp;TEXT([.D31];&quot;0.0&quot;)" office:value-type="string" office:string-value="A2oX8.8" calcext:value-type="string">
            <text:p>A2oX8.8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8.8" calcext:value-type="float">
            <text:p>8.8</text:p>
          </table:table-cell>
          <table:table-cell table:formula="of:=[.A32]&amp;[.B32]&amp;[.C32]&amp;&quot;X&quot;&amp;TEXT([.D32];&quot;0.0&quot;)" office:value-type="string" office:string-value="T9oX8.8" calcext:value-type="string">
            <text:p>T9oX8.8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8.5" calcext:value-type="float">
            <text:p>8.5</text:p>
          </table:table-cell>
          <table:table-cell table:formula="of:=[.A33]&amp;[.B33]&amp;[.C33]&amp;&quot;X&quot;&amp;TEXT([.D33];&quot;0.0&quot;)" office:value-type="string" office:string-value="A3oX8.5" calcext:value-type="string">
            <text:p>A3oX8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8.4" calcext:value-type="float">
            <text:p>8.4</text:p>
          </table:table-cell>
          <table:table-cell table:formula="of:=[.A34]&amp;[.B34]&amp;[.C34]&amp;&quot;X&quot;&amp;TEXT([.D34];&quot;0.0&quot;)" office:value-type="string" office:string-value="J9oX8.4" calcext:value-type="string">
            <text:p>J9oX8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8.2" calcext:value-type="float">
            <text:p>8.2</text:p>
          </table:table-cell>
          <table:table-cell table:formula="of:=[.A35]&amp;[.B35]&amp;[.C35]&amp;&quot;X&quot;&amp;TEXT([.D35];&quot;0.0&quot;)" office:value-type="string" office:string-value="K9oX8.2" calcext:value-type="string">
            <text:p>K9oX8.2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4.1" calcext:value-type="float">
            <text:p>4.1</text:p>
          </table:table-cell>
          <table:table-cell table:formula="of:=[.A36]&amp;[.B36]&amp;[.C36]&amp;&quot;X&quot;&amp;TEXT([.D36];&quot;0.0&quot;)" office:value-type="string" office:string-value="J8oX4.1" calcext:value-type="string">
            <text:p>J8oX4.1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3.9" calcext:value-type="float">
            <text:p>3.9</text:p>
          </table:table-cell>
          <table:table-cell table:formula="of:=[.A37]&amp;[.B37]&amp;[.C37]&amp;&quot;X&quot;&amp;TEXT([.D37];&quot;0.0&quot;)" office:value-type="string" office:string-value="T8oX3.9" calcext:value-type="string">
            <text:p>T8oX3.9</text:p>
          </table:table-cell>
          <table:table-cell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3.8" calcext:value-type="float">
            <text:p>3.8</text:p>
          </table:table-cell>
          <table:table-cell table:formula="of:=[.A38]&amp;[.B38]&amp;[.C38]&amp;&quot;X&quot;&amp;TEXT([.D38];&quot;0.0&quot;)" office:value-type="string" office:string-value="98oX3.8" calcext:value-type="string">
            <text:p>98oX3.8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3.8" calcext:value-type="float">
            <text:p>3.8</text:p>
          </table:table-cell>
          <table:table-cell table:formula="of:=[.A39]&amp;[.B39]&amp;[.C39]&amp;&quot;X&quot;&amp;TEXT([.D39];&quot;0.0&quot;)" office:value-type="string" office:string-value="87oX3.8" calcext:value-type="string">
            <text:p>87oX3.8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3.5" calcext:value-type="float">
            <text:p>3.5</text:p>
          </table:table-cell>
          <table:table-cell table:formula="of:=[.A40]&amp;[.B40]&amp;[.C40]&amp;&quot;X&quot;&amp;TEXT([.D40];&quot;0.0&quot;)" office:value-type="string" office:string-value="Q8oX3.5" calcext:value-type="string">
            <text:p>Q8oX3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3.4" calcext:value-type="float">
            <text:p>3.4</text:p>
          </table:table-cell>
          <table:table-cell table:formula="of:=[.A41]&amp;[.B41]&amp;[.C41]&amp;&quot;X&quot;&amp;TEXT([.D41];&quot;0.0&quot;)" office:value-type="string" office:string-value="K8oX3.4" calcext:value-type="string">
            <text:p>K8oX3.4</text:p>
          </table:table-cell>
          <table:table-cell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3.4" calcext:value-type="float">
            <text:p>3.4</text:p>
          </table:table-cell>
          <table:table-cell table:formula="of:=[.A42]&amp;[.B42]&amp;[.C42]&amp;&quot;X&quot;&amp;TEXT([.D42];&quot;0.0&quot;)" office:value-type="string" office:string-value="97oX3.4" calcext:value-type="string">
            <text:p>97oX3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3.1" calcext:value-type="float">
            <text:p>3.1</text:p>
          </table:table-cell>
          <table:table-cell table:formula="of:=[.A43]&amp;[.B43]&amp;[.C43]&amp;&quot;X&quot;&amp;TEXT([.D43];&quot;0.0&quot;)" office:value-type="string" office:string-value="K6oX3.1" calcext:value-type="string">
            <text:p>K6oX3.1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2.8" calcext:value-type="float">
            <text:p>2.8</text:p>
          </table:table-cell>
          <table:table-cell table:formula="of:=[.A44]&amp;[.B44]&amp;[.C44]&amp;&quot;X&quot;&amp;TEXT([.D44];&quot;0.0&quot;)" office:value-type="string" office:string-value="K7oX2.8" calcext:value-type="string">
            <text:p>K7oX2.8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1.6" calcext:value-type="float">
            <text:p>1.6</text:p>
          </table:table-cell>
          <table:table-cell table:formula="of:=[.A45]&amp;[.B45]&amp;[.C45]&amp;&quot;X&quot;&amp;TEXT([.D45];&quot;0.0&quot;)" office:value-type="string" office:string-value="K2oX1.6" calcext:value-type="string">
            <text:p>K2oX1.6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1.6" calcext:value-type="float">
            <text:p>1.6</text:p>
          </table:table-cell>
          <table:table-cell table:formula="of:=[.A46]&amp;[.B46]&amp;[.C46]&amp;&quot;X&quot;&amp;TEXT([.D46];&quot;0.0&quot;)" office:value-type="string" office:string-value="Q4oX1.6" calcext:value-type="string">
            <text:p>Q4oX1.6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1.5" calcext:value-type="float">
            <text:p>1.5</text:p>
          </table:table-cell>
          <table:table-cell table:formula="of:=[.A47]&amp;[.B47]&amp;[.C47]&amp;&quot;X&quot;&amp;TEXT([.D47];&quot;0.0&quot;)" office:value-type="string" office:string-value="K4oX1.5" calcext:value-type="string">
            <text:p>K4oX1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1.5" calcext:value-type="float">
            <text:p>1.5</text:p>
          </table:table-cell>
          <table:table-cell table:formula="of:=[.A48]&amp;[.B48]&amp;[.C48]&amp;&quot;X&quot;&amp;TEXT([.D48];&quot;0.0&quot;)" office:value-type="string" office:string-value="K3oX1.5" calcext:value-type="string">
            <text:p>K3oX1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1.5" calcext:value-type="float">
            <text:p>1.5</text:p>
          </table:table-cell>
          <table:table-cell table:formula="of:=[.A49]&amp;[.B49]&amp;[.C49]&amp;&quot;X&quot;&amp;TEXT([.D49];&quot;0.0&quot;)" office:value-type="string" office:string-value="Q6oX1.5" calcext:value-type="string">
            <text:p>Q6oX1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1.4" calcext:value-type="float">
            <text:p>1.4</text:p>
          </table:table-cell>
          <table:table-cell table:formula="of:=[.A50]&amp;[.B50]&amp;[.C50]&amp;&quot;X&quot;&amp;TEXT([.D50];&quot;0.0&quot;)" office:value-type="string" office:string-value="Q7oX1.4" calcext:value-type="string">
            <text:p>Q7oX1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1.4" calcext:value-type="float">
            <text:p>1.4</text:p>
          </table:table-cell>
          <table:table-cell table:formula="of:=[.A51]&amp;[.B51]&amp;[.C51]&amp;&quot;X&quot;&amp;TEXT([.D51];&quot;0.0&quot;)" office:value-type="string" office:string-value="Q5oX1.4" calcext:value-type="string">
            <text:p>Q5oX1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1.3" calcext:value-type="float">
            <text:p>1.3</text:p>
          </table:table-cell>
          <table:table-cell table:formula="of:=[.A52]&amp;[.B52]&amp;[.C52]&amp;&quot;X&quot;&amp;TEXT([.D52];&quot;0.0&quot;)" office:value-type="string" office:string-value="K5oX1.3" calcext:value-type="string">
            <text:p>K5oX1.3</text:p>
          </table:table-cell>
          <table:table-cell table:number-columns-repeated="1637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7" calcext:value-type="float">
            <text:p>0.7</text:p>
          </table:table-cell>
          <table:table-cell table:formula="of:=[.A53]&amp;[.B53]&amp;[.C53]&amp;&quot;X&quot;&amp;TEXT([.D53];&quot;0.0&quot;)" office:value-type="string" office:string-value="76oX0.7" calcext:value-type="string">
            <text:p>76oX0.7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formula="of:=[.A54]&amp;[.B54]&amp;[.C54]&amp;&quot;X&quot;&amp;TEXT([.D54];&quot;0.0&quot;)" office:value-type="string" office:string-value="J6oX0.5" calcext:value-type="string">
            <text:p>J6oX0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formula="of:=[.A55]&amp;[.B55]&amp;[.C55]&amp;&quot;X&quot;&amp;TEXT([.D55];&quot;0.0&quot;)" office:value-type="string" office:string-value="J4oX0.5" calcext:value-type="string">
            <text:p>J4oX0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formula="of:=[.A56]&amp;[.B56]&amp;[.C56]&amp;&quot;X&quot;&amp;TEXT([.D56];&quot;0.0&quot;)" office:value-type="string" office:string-value="J2oX0.5" calcext:value-type="string">
            <text:p>J2oX0.5</text:p>
          </table:table-cell>
          <table:table-cell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formula="of:=[.A57]&amp;[.B57]&amp;[.C57]&amp;&quot;X&quot;&amp;TEXT([.D57];&quot;0.0&quot;)" office:value-type="string" office:string-value="96oX0.5" calcext:value-type="string">
            <text:p>96oX0.5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formula="of:=[.A58]&amp;[.B58]&amp;[.C58]&amp;&quot;X&quot;&amp;TEXT([.D58];&quot;0.0&quot;)" office:value-type="string" office:string-value="85oX0.5" calcext:value-type="string">
            <text:p>85oX0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59]&amp;[.B59]&amp;[.C59]&amp;&quot;X&quot;&amp;TEXT([.D59];&quot;0.0&quot;)" office:value-type="string" office:string-value="Q3oX0.4" calcext:value-type="string">
            <text:p>Q3oX0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60]&amp;[.B60]&amp;[.C60]&amp;&quot;X&quot;&amp;TEXT([.D60];&quot;0.0&quot;)" office:value-type="string" office:string-value="J7oX0.4" calcext:value-type="string">
            <text:p>J7oX0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61]&amp;[.B61]&amp;[.C61]&amp;&quot;X&quot;&amp;TEXT([.D61];&quot;0.0&quot;)" office:value-type="string" office:string-value="T7oX0.4" calcext:value-type="string">
            <text:p>T7oX0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62]&amp;[.B62]&amp;[.C62]&amp;&quot;X&quot;&amp;TEXT([.D62];&quot;0.0&quot;)" office:value-type="string" office:string-value="T5oX0.4" calcext:value-type="string">
            <text:p>T5oX0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63]&amp;[.B63]&amp;[.C63]&amp;&quot;X&quot;&amp;TEXT([.D63];&quot;0.0&quot;)" office:value-type="string" office:string-value="T3oX0.4" calcext:value-type="string">
            <text:p>T3oX0.4</text:p>
          </table:table-cell>
          <table:table-cell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64]&amp;[.B64]&amp;[.C64]&amp;&quot;X&quot;&amp;TEXT([.D64];&quot;0.0&quot;)" office:value-type="string" office:string-value="92oX0.4" calcext:value-type="string">
            <text:p>92oX0.4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65]&amp;[.B65]&amp;[.C65]&amp;&quot;X&quot;&amp;TEXT([.D65];&quot;0.0&quot;)" office:value-type="string" office:string-value="84oX0.4" calcext:value-type="string">
            <text:p>84oX0.4</text:p>
          </table:table-cell>
          <table:table-cell table:number-columns-repeated="1637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66]&amp;[.B66]&amp;[.C66]&amp;&quot;X&quot;&amp;TEXT([.D66];&quot;0.0&quot;)" office:value-type="string" office:string-value="74oX0.4" calcext:value-type="string">
            <text:p>74oX0.4</text:p>
          </table:table-cell>
          <table:table-cell table:number-columns-repeated="1637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67]&amp;[.B67]&amp;[.C67]&amp;&quot;X&quot;&amp;TEXT([.D67];&quot;0.0&quot;)" office:value-type="string" office:string-value="72oX0.4" calcext:value-type="string">
            <text:p>72oX0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68]&amp;[.B68]&amp;[.C68]&amp;&quot;X&quot;&amp;TEXT([.D68];&quot;0.0&quot;)" office:value-type="string" office:string-value="J5oX0.4" calcext:value-type="string">
            <text:p>J5oX0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69]&amp;[.B69]&amp;[.C69]&amp;&quot;X&quot;&amp;TEXT([.D69];&quot;0.0&quot;)" office:value-type="string" office:string-value="J3oX0.4" calcext:value-type="string">
            <text:p>J3oX0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70]&amp;[.B70]&amp;[.C70]&amp;&quot;X&quot;&amp;TEXT([.D70];&quot;0.0&quot;)" office:value-type="string" office:string-value="T4oX0.4" calcext:value-type="string">
            <text:p>T4oX0.4</text:p>
          </table:table-cell>
          <table:table-cell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71]&amp;[.B71]&amp;[.C71]&amp;&quot;X&quot;&amp;TEXT([.D71];&quot;0.0&quot;)" office:value-type="string" office:string-value="95oX0.4" calcext:value-type="string">
            <text:p>95oX0.4</text:p>
          </table:table-cell>
          <table:table-cell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72]&amp;[.B72]&amp;[.C72]&amp;&quot;X&quot;&amp;TEXT([.D72];&quot;0.0&quot;)" office:value-type="string" office:string-value="93oX0.4" calcext:value-type="string">
            <text:p>93oX0.4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73]&amp;[.B73]&amp;[.C73]&amp;&quot;X&quot;&amp;TEXT([.D73];&quot;0.0&quot;)" office:value-type="string" office:string-value="83oX0.4" calcext:value-type="string">
            <text:p>83oX0.4</text:p>
          </table:table-cell>
          <table:table-cell table:number-columns-repeated="1637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74]&amp;[.B74]&amp;[.C74]&amp;&quot;X&quot;&amp;TEXT([.D74];&quot;0.0&quot;)" office:value-type="string" office:string-value="73oX0.4" calcext:value-type="string">
            <text:p>73oX0.4</text:p>
          </table:table-cell>
          <table:table-cell table:number-columns-repeated="1637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75]&amp;[.B75]&amp;[.C75]&amp;&quot;X&quot;&amp;TEXT([.D75];&quot;0.0&quot;)" office:value-type="string" office:string-value="54oX0.4" calcext:value-type="string">
            <text:p>54oX0.4</text:p>
          </table:table-cell>
          <table:table-cell table:number-columns-repeated="1637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76]&amp;[.B76]&amp;[.C76]&amp;&quot;X&quot;&amp;TEXT([.D76];&quot;0.0&quot;)" office:value-type="string" office:string-value="42oX0.4" calcext:value-type="string">
            <text:p>42oX0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formula="of:=[.A77]&amp;[.B77]&amp;[.C77]&amp;&quot;X&quot;&amp;TEXT([.D77];&quot;0.0&quot;)" office:value-type="string" office:string-value="Q2oX0.3" calcext:value-type="string">
            <text:p>Q2oX0.3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formula="of:=[.A78]&amp;[.B78]&amp;[.C78]&amp;&quot;X&quot;&amp;TEXT([.D78];&quot;0.0&quot;)" office:value-type="string" office:string-value="T6oX0.3" calcext:value-type="string">
            <text:p>T6oX0.3</text:p>
          </table:table-cell>
          <table:table-cell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formula="of:=[.A79]&amp;[.B79]&amp;[.C79]&amp;&quot;X&quot;&amp;TEXT([.D79];&quot;0.0&quot;)" office:value-type="string" office:string-value="94oX0.3" calcext:value-type="string">
            <text:p>94oX0.3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formula="of:=[.A80]&amp;[.B80]&amp;[.C80]&amp;&quot;X&quot;&amp;TEXT([.D80];&quot;0.0&quot;)" office:value-type="string" office:string-value="86oX0.3" calcext:value-type="string">
            <text:p>86oX0.3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formula="of:=[.A81]&amp;[.B81]&amp;[.C81]&amp;&quot;X&quot;&amp;TEXT([.D81];&quot;0.0&quot;)" office:value-type="string" office:string-value="82oX0.3" calcext:value-type="string">
            <text:p>82oX0.3</text:p>
          </table:table-cell>
          <table:table-cell table:number-columns-repeated="1637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formula="of:=[.A82]&amp;[.B82]&amp;[.C82]&amp;&quot;X&quot;&amp;TEXT([.D82];&quot;0.0&quot;)" office:value-type="string" office:string-value="75oX0.3" calcext:value-type="string">
            <text:p>75oX0.3</text:p>
          </table:table-cell>
          <table:table-cell table:number-columns-repeated="1637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formula="of:=[.A83]&amp;[.B83]&amp;[.C83]&amp;&quot;X&quot;&amp;TEXT([.D83];&quot;0.0&quot;)" office:value-type="string" office:string-value="52oX0.3" calcext:value-type="string">
            <text:p>52oX0.3</text:p>
          </table:table-cell>
          <table:table-cell table:number-columns-repeated="1637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formula="of:=[.A84]&amp;[.B84]&amp;[.C84]&amp;&quot;X&quot;&amp;TEXT([.D84];&quot;0.0&quot;)" office:value-type="string" office:string-value="43oX0.3" calcext:value-type="string">
            <text:p>43oX0.3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formula="of:=[.A85]&amp;[.B85]&amp;[.C85]&amp;&quot;X&quot;&amp;TEXT([.D85];&quot;0.0&quot;)" office:value-type="string" office:string-value="T2oX0.3" calcext:value-type="string">
            <text:p>T2oX0.3</text:p>
          </table:table-cell>
          <table:table-cell table:number-columns-repeated="1637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formula="of:=[.A86]&amp;[.B86]&amp;[.C86]&amp;&quot;X&quot;&amp;TEXT([.D86];&quot;0.0&quot;)" office:value-type="string" office:string-value="65oX0.3" calcext:value-type="string">
            <text:p>65oX0.3</text:p>
          </table:table-cell>
          <table:table-cell table:number-columns-repeated="1637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formula="of:=[.A87]&amp;[.B87]&amp;[.C87]&amp;&quot;X&quot;&amp;TEXT([.D87];&quot;0.0&quot;)" office:value-type="string" office:string-value="53oX0.3" calcext:value-type="string">
            <text:p>53oX0.3</text:p>
          </table:table-cell>
          <table:table-cell table:number-columns-repeated="1637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formula="of:=[.A88]&amp;[.B88]&amp;[.C88]&amp;&quot;X&quot;&amp;TEXT([.D88];&quot;0.0&quot;)" office:value-type="string" office:string-value="32oX0.3" calcext:value-type="string">
            <text:p>32oX0.3</text:p>
          </table:table-cell>
          <table:table-cell table:number-columns-repeated="1637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2" calcext:value-type="float">
            <text:p>0.2</text:p>
          </table:table-cell>
          <table:table-cell table:formula="of:=[.A89]&amp;[.B89]&amp;[.C89]&amp;&quot;X&quot;&amp;TEXT([.D89];&quot;0.0&quot;)" office:value-type="string" office:string-value="64oX0.2" calcext:value-type="string">
            <text:p>64oX0.2</text:p>
          </table:table-cell>
          <table:table-cell table:number-columns-repeated="1637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2" calcext:value-type="float">
            <text:p>0.2</text:p>
          </table:table-cell>
          <table:table-cell table:formula="of:=[.A90]&amp;[.B90]&amp;[.C90]&amp;&quot;X&quot;&amp;TEXT([.D90];&quot;0.0&quot;)" office:value-type="string" office:string-value="63oX0.2" calcext:value-type="string">
            <text:p>63oX0.2</text:p>
          </table:table-cell>
          <table:table-cell table:number-columns-repeated="1637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2" calcext:value-type="float">
            <text:p>0.2</text:p>
          </table:table-cell>
          <table:table-cell table:formula="of:=[.A91]&amp;[.B91]&amp;[.C91]&amp;&quot;X&quot;&amp;TEXT([.D91];&quot;0.0&quot;)" office:value-type="string" office:string-value="62oX0.2" calcext:value-type="string">
            <text:p>62oX0.2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float" office:value="68.6" calcext:value-type="float">
            <text:p>68.6</text:p>
          </table:table-cell>
          <table:table-cell table:formula="of:=[.A92]&amp;[.B92]&amp;[.C92]&amp;&quot;X&quot;&amp;TEXT([.D92];&quot;0.0&quot;)" office:value-type="string" office:string-value="AKsX68.6" calcext:value-type="string">
            <text:p>AKsX68.6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float" office:value="64.9" calcext:value-type="float">
            <text:p>64.9</text:p>
          </table:table-cell>
          <table:table-cell table:formula="of:=[.A93]&amp;[.B93]&amp;[.C93]&amp;&quot;X&quot;&amp;TEXT([.D93];&quot;0.0&quot;)" office:value-type="string" office:string-value="AQsX64.9" calcext:value-type="string">
            <text:p>AQsX64.9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float" office:value="58.6" calcext:value-type="float">
            <text:p>58.6</text:p>
          </table:table-cell>
          <table:table-cell table:formula="of:=[.A94]&amp;[.B94]&amp;[.C94]&amp;&quot;X&quot;&amp;TEXT([.D94];&quot;0.0&quot;)" office:value-type="string" office:string-value="AJsX58.6" calcext:value-type="string">
            <text:p>AJsX58.6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float" office:value="54.6" calcext:value-type="float">
            <text:p>54.6</text:p>
          </table:table-cell>
          <table:table-cell table:formula="of:=[.A95]&amp;[.B95]&amp;[.C95]&amp;&quot;X&quot;&amp;TEXT([.D95];&quot;0.0&quot;)" office:value-type="string" office:string-value="KQsX54.6" calcext:value-type="string">
            <text:p>KQsX54.6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float" office:value="50.7" calcext:value-type="float">
            <text:p>50.7</text:p>
          </table:table-cell>
          <table:table-cell table:formula="of:=[.A96]&amp;[.B96]&amp;[.C96]&amp;&quot;X&quot;&amp;TEXT([.D96];&quot;0.0&quot;)" office:value-type="string" office:string-value="ATsX50.7" calcext:value-type="string">
            <text:p>ATsX50.7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float" office:value="45.3" calcext:value-type="float">
            <text:p>45.3</text:p>
          </table:table-cell>
          <table:table-cell table:formula="of:=[.A97]&amp;[.B97]&amp;[.C97]&amp;&quot;X&quot;&amp;TEXT([.D97];&quot;0.0&quot;)" office:value-type="string" office:string-value="KJsX45.3" calcext:value-type="string">
            <text:p>KJsX45.3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float" office:value="44.2" calcext:value-type="float">
            <text:p>44.2</text:p>
          </table:table-cell>
          <table:table-cell table:formula="of:=[.A98]&amp;[.B98]&amp;[.C98]&amp;&quot;X&quot;&amp;TEXT([.D98];&quot;0.0&quot;)" office:value-type="string" office:string-value="QJsX44.2" calcext:value-type="string">
            <text:p>QJsX44.2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41.5" calcext:value-type="float">
            <text:p>41.5</text:p>
          </table:table-cell>
          <table:table-cell table:formula="of:=[.A99]&amp;[.B99]&amp;[.C99]&amp;&quot;X&quot;&amp;TEXT([.D99];&quot;0.0&quot;)" office:value-type="string" office:string-value="A8sX41.5" calcext:value-type="string">
            <text:p>A8sX41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float" office:value="40.9" calcext:value-type="float">
            <text:p>40.9</text:p>
          </table:table-cell>
          <table:table-cell table:formula="of:=[.A100]&amp;[.B100]&amp;[.C100]&amp;&quot;X&quot;&amp;TEXT([.D100];&quot;0.0&quot;)" office:value-type="string" office:string-value="KTsX40.9" calcext:value-type="string">
            <text:p>KTsX40.9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40.5" calcext:value-type="float">
            <text:p>40.5</text:p>
          </table:table-cell>
          <table:table-cell table:formula="of:=[.A101]&amp;[.B101]&amp;[.C101]&amp;&quot;X&quot;&amp;TEXT([.D101];&quot;0.0&quot;)" office:value-type="string" office:string-value="A9sX40.5" calcext:value-type="string">
            <text:p>A9sX40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.0</text:p>
          </table:table-cell>
          <table:table-cell table:formula="of:=[.A102]&amp;[.B102]&amp;[.C102]&amp;&quot;X&quot;&amp;TEXT([.D102];&quot;0.0&quot;)" office:value-type="string" office:string-value="JTsX40.0" calcext:value-type="string">
            <text:p>JTsX40.0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float" office:value="39.4" calcext:value-type="float">
            <text:p>39.4</text:p>
          </table:table-cell>
          <table:table-cell table:formula="of:=[.A103]&amp;[.B103]&amp;[.C103]&amp;&quot;X&quot;&amp;TEXT([.D103];&quot;0.0&quot;)" office:value-type="string" office:string-value="QTsX39.4" calcext:value-type="string">
            <text:p>QTsX39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38.3" calcext:value-type="float">
            <text:p>38.3</text:p>
          </table:table-cell>
          <table:table-cell table:formula="of:=[.A104]&amp;[.B104]&amp;[.C104]&amp;&quot;X&quot;&amp;TEXT([.D104];&quot;0.0&quot;)" office:value-type="string" office:string-value="T9sX38.3" calcext:value-type="string">
            <text:p>T9sX38.3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33.9" calcext:value-type="float">
            <text:p>33.9</text:p>
          </table:table-cell>
          <table:table-cell table:formula="of:=[.A105]&amp;[.B105]&amp;[.C105]&amp;&quot;X&quot;&amp;TEXT([.D105];&quot;0.0&quot;)" office:value-type="string" office:string-value="A7sX33.9" calcext:value-type="string">
            <text:p>A7sX33.9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0.6" calcext:value-type="float">
            <text:p>30.6</text:p>
          </table:table-cell>
          <table:table-cell table:formula="of:=[.A106]&amp;[.B106]&amp;[.C106]&amp;&quot;X&quot;&amp;TEXT([.D106];&quot;0.0&quot;)" office:value-type="string" office:string-value="A4sX30.6" calcext:value-type="string">
            <text:p>A4sX30.6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29.7" calcext:value-type="float">
            <text:p>29.7</text:p>
          </table:table-cell>
          <table:table-cell table:formula="of:=[.A107]&amp;[.B107]&amp;[.C107]&amp;&quot;X&quot;&amp;TEXT([.D107];&quot;0.0&quot;)" office:value-type="string" office:string-value="A5sX29.7" calcext:value-type="string">
            <text:p>A5sX29.7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29.6" calcext:value-type="float">
            <text:p>29.6</text:p>
          </table:table-cell>
          <table:table-cell table:formula="of:=[.A108]&amp;[.B108]&amp;[.C108]&amp;&quot;X&quot;&amp;TEXT([.D108];&quot;0.0&quot;)" office:value-type="string" office:string-value="A6sX29.6" calcext:value-type="string">
            <text:p>A6sX29.6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27.9" calcext:value-type="float">
            <text:p>27.9</text:p>
          </table:table-cell>
          <table:table-cell table:formula="of:=[.A109]&amp;[.B109]&amp;[.C109]&amp;&quot;X&quot;&amp;TEXT([.D109];&quot;0.0&quot;)" office:value-type="string" office:string-value="J9sX27.9" calcext:value-type="string">
            <text:p>J9sX27.9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1.3" calcext:value-type="float">
            <text:p>21.3</text:p>
          </table:table-cell>
          <table:table-cell table:formula="of:=[.A110]&amp;[.B110]&amp;[.C110]&amp;&quot;X&quot;&amp;TEXT([.D110];&quot;0.0&quot;)" office:value-type="string" office:string-value="A3sX21.3" calcext:value-type="string">
            <text:p>A3sX21.3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.0</text:p>
          </table:table-cell>
          <table:table-cell table:formula="of:=[.A111]&amp;[.B111]&amp;[.C111]&amp;&quot;X&quot;&amp;TEXT([.D111];&quot;0.0&quot;)" office:value-type="string" office:string-value="A2sX20.0" calcext:value-type="string">
            <text:p>A2sX20.0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.0</text:p>
          </table:table-cell>
          <table:table-cell table:formula="of:=[.A112]&amp;[.B112]&amp;[.C112]&amp;&quot;X&quot;&amp;TEXT([.D112];&quot;0.0&quot;)" office:value-type="string" office:string-value="K9sX20.0" calcext:value-type="string">
            <text:p>K9sX20.0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19.1" calcext:value-type="float">
            <text:p>19.1</text:p>
          </table:table-cell>
          <table:table-cell table:formula="of:=[.A113]&amp;[.B113]&amp;[.C113]&amp;&quot;X&quot;&amp;TEXT([.D113];&quot;0.0&quot;)" office:value-type="string" office:string-value="Q9sX19.1" calcext:value-type="string">
            <text:p>Q9sX19.1</text:p>
          </table:table-cell>
          <table:table-cell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9.8" calcext:value-type="float">
            <text:p>9.8</text:p>
          </table:table-cell>
          <table:table-cell table:formula="of:=[.A114]&amp;[.B114]&amp;[.C114]&amp;&quot;X&quot;&amp;TEXT([.D114];&quot;0.0&quot;)" office:value-type="string" office:string-value="98sX9.8" calcext:value-type="string">
            <text:p>98sX9.8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9.8" calcext:value-type="float">
            <text:p>9.8</text:p>
          </table:table-cell>
          <table:table-cell table:formula="of:=[.A115]&amp;[.B115]&amp;[.C115]&amp;&quot;X&quot;&amp;TEXT([.D115];&quot;0.0&quot;)" office:value-type="string" office:string-value="J8sX9.8" calcext:value-type="string">
            <text:p>J8sX9.8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9.5" calcext:value-type="float">
            <text:p>9.5</text:p>
          </table:table-cell>
          <table:table-cell table:formula="of:=[.A116]&amp;[.B116]&amp;[.C116]&amp;&quot;X&quot;&amp;TEXT([.D116];&quot;0.0&quot;)" office:value-type="string" office:string-value="K8sX9.5" calcext:value-type="string">
            <text:p>K8sX9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9.5" calcext:value-type="float">
            <text:p>9.5</text:p>
          </table:table-cell>
          <table:table-cell table:formula="of:=[.A117]&amp;[.B117]&amp;[.C117]&amp;&quot;X&quot;&amp;TEXT([.D117];&quot;0.0&quot;)" office:value-type="string" office:string-value="T8sX9.5" calcext:value-type="string">
            <text:p>T8sX9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8.6" calcext:value-type="float">
            <text:p>8.6</text:p>
          </table:table-cell>
          <table:table-cell table:formula="of:=[.A118]&amp;[.B118]&amp;[.C118]&amp;&quot;X&quot;&amp;TEXT([.D118];&quot;0.0&quot;)" office:value-type="string" office:string-value="K7sX8.6" calcext:value-type="string">
            <text:p>K7sX8.6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8.4" calcext:value-type="float">
            <text:p>8.4</text:p>
          </table:table-cell>
          <table:table-cell table:formula="of:=[.A119]&amp;[.B119]&amp;[.C119]&amp;&quot;X&quot;&amp;TEXT([.D119];&quot;0.0&quot;)" office:value-type="string" office:string-value="K6sX8.4" calcext:value-type="string">
            <text:p>K6sX8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8.4" calcext:value-type="float">
            <text:p>8.4</text:p>
          </table:table-cell>
          <table:table-cell table:formula="of:=[.A120]&amp;[.B120]&amp;[.C120]&amp;&quot;X&quot;&amp;TEXT([.D120];&quot;0.0&quot;)" office:value-type="string" office:string-value="T7sX8.4" calcext:value-type="string">
            <text:p>T7sX8.4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.0</text:p>
          </table:table-cell>
          <table:table-cell table:formula="of:=[.A121]&amp;[.B121]&amp;[.C121]&amp;&quot;X&quot;&amp;TEXT([.D121];&quot;0.0&quot;)" office:value-type="string" office:string-value="87sX8.0" calcext:value-type="string">
            <text:p>87sX8.0</text:p>
          </table:table-cell>
          <table:table-cell table:number-columns-repeated="1637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7.2" calcext:value-type="float">
            <text:p>7.2</text:p>
          </table:table-cell>
          <table:table-cell table:formula="of:=[.A122]&amp;[.B122]&amp;[.C122]&amp;&quot;X&quot;&amp;TEXT([.D122];&quot;0.0&quot;)" office:value-type="string" office:string-value="76sX7.2" calcext:value-type="string">
            <text:p>76sX7.2</text:p>
          </table:table-cell>
          <table:table-cell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5.8" calcext:value-type="float">
            <text:p>5.8</text:p>
          </table:table-cell>
          <table:table-cell table:formula="of:=[.A123]&amp;[.B123]&amp;[.C123]&amp;&quot;X&quot;&amp;TEXT([.D123];&quot;0.0&quot;)" office:value-type="string" office:string-value="97sX5.8" calcext:value-type="string">
            <text:p>97sX5.8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4.4" calcext:value-type="float">
            <text:p>4.4</text:p>
          </table:table-cell>
          <table:table-cell table:formula="of:=[.A124]&amp;[.B124]&amp;[.C124]&amp;&quot;X&quot;&amp;TEXT([.D124];&quot;0.0&quot;)" office:value-type="string" office:string-value="Q5sX4.4" calcext:value-type="string">
            <text:p>Q5sX4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4.3" calcext:value-type="float">
            <text:p>4.3</text:p>
          </table:table-cell>
          <table:table-cell table:formula="of:=[.A125]&amp;[.B125]&amp;[.C125]&amp;&quot;X&quot;&amp;TEXT([.D125];&quot;0.0&quot;)" office:value-type="string" office:string-value="K5sX4.3" calcext:value-type="string">
            <text:p>K5sX4.3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4.2" calcext:value-type="float">
            <text:p>4.2</text:p>
          </table:table-cell>
          <table:table-cell table:formula="of:=[.A126]&amp;[.B126]&amp;[.C126]&amp;&quot;X&quot;&amp;TEXT([.D126];&quot;0.0&quot;)" office:value-type="string" office:string-value="Q8sX4.2" calcext:value-type="string">
            <text:p>Q8sX4.2</text:p>
          </table:table-cell>
          <table:table-cell table:number-columns-repeated="1637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4.2" calcext:value-type="float">
            <text:p>4.2</text:p>
          </table:table-cell>
          <table:table-cell table:formula="of:=[.A127]&amp;[.B127]&amp;[.C127]&amp;&quot;X&quot;&amp;TEXT([.D127];&quot;0.0&quot;)" office:value-type="string" office:string-value="65sX4.2" calcext:value-type="string">
            <text:p>65sX4.2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.0</text:p>
          </table:table-cell>
          <table:table-cell table:formula="of:=[.A128]&amp;[.B128]&amp;[.C128]&amp;&quot;X&quot;&amp;TEXT([.D128];&quot;0.0&quot;)" office:value-type="string" office:string-value="K3sX4.0" calcext:value-type="string">
            <text:p>K3sX4.0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.9" calcext:value-type="float">
            <text:p>3.9</text:p>
          </table:table-cell>
          <table:table-cell table:formula="of:=[.A129]&amp;[.B129]&amp;[.C129]&amp;&quot;X&quot;&amp;TEXT([.D129];&quot;0.0&quot;)" office:value-type="string" office:string-value="T6sX3.9" calcext:value-type="string">
            <text:p>T6sX3.9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.9" calcext:value-type="float">
            <text:p>3.9</text:p>
          </table:table-cell>
          <table:table-cell table:formula="of:=[.A130]&amp;[.B130]&amp;[.C130]&amp;&quot;X&quot;&amp;TEXT([.D130];&quot;0.0&quot;)" office:value-type="string" office:string-value="K4sX3.9" calcext:value-type="string">
            <text:p>K4sX3.9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.9" calcext:value-type="float">
            <text:p>3.9</text:p>
          </table:table-cell>
          <table:table-cell table:formula="of:=[.A131]&amp;[.B131]&amp;[.C131]&amp;&quot;X&quot;&amp;TEXT([.D131];&quot;0.0&quot;)" office:value-type="string" office:string-value="85sX3.9" calcext:value-type="string">
            <text:p>85sX3.9</text:p>
          </table:table-cell>
          <table:table-cell table:number-columns-repeated="1637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.9" calcext:value-type="float">
            <text:p>3.9</text:p>
          </table:table-cell>
          <table:table-cell table:formula="of:=[.A132]&amp;[.B132]&amp;[.C132]&amp;&quot;X&quot;&amp;TEXT([.D132];&quot;0.0&quot;)" office:value-type="string" office:string-value="74sX3.9" calcext:value-type="string">
            <text:p>74sX3.9</text:p>
          </table:table-cell>
          <table:table-cell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.8" calcext:value-type="float">
            <text:p>3.8</text:p>
          </table:table-cell>
          <table:table-cell table:formula="of:=[.A133]&amp;[.B133]&amp;[.C133]&amp;&quot;X&quot;&amp;TEXT([.D133];&quot;0.0&quot;)" office:value-type="string" office:string-value="95sX3.8" calcext:value-type="string">
            <text:p>95sX3.8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3.8" calcext:value-type="float">
            <text:p>3.8</text:p>
          </table:table-cell>
          <table:table-cell table:formula="of:=[.A134]&amp;[.B134]&amp;[.C134]&amp;&quot;X&quot;&amp;TEXT([.D134];&quot;0.0&quot;)" office:value-type="string" office:string-value="Q7sX3.8" calcext:value-type="string">
            <text:p>Q7sX3.8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3.8" calcext:value-type="float">
            <text:p>3.8</text:p>
          </table:table-cell>
          <table:table-cell table:formula="of:=[.A135]&amp;[.B135]&amp;[.C135]&amp;&quot;X&quot;&amp;TEXT([.D135];&quot;0.0&quot;)" office:value-type="string" office:string-value="J7sX3.8" calcext:value-type="string">
            <text:p>J7sX3.8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.8" calcext:value-type="float">
            <text:p>3.8</text:p>
          </table:table-cell>
          <table:table-cell table:formula="of:=[.A136]&amp;[.B136]&amp;[.C136]&amp;&quot;X&quot;&amp;TEXT([.D136];&quot;0.0&quot;)" office:value-type="string" office:string-value="J3sX3.8" calcext:value-type="string">
            <text:p>J3sX3.8</text:p>
          </table:table-cell>
          <table:table-cell table:number-columns-repeated="1637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.7" calcext:value-type="float">
            <text:p>3.7</text:p>
          </table:table-cell>
          <table:table-cell table:formula="of:=[.A137]&amp;[.B137]&amp;[.C137]&amp;&quot;X&quot;&amp;TEXT([.D137];&quot;0.0&quot;)" office:value-type="string" office:string-value="53sX3.7" calcext:value-type="string">
            <text:p>53sX3.7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 table:formula="of:=[.A138]&amp;[.B138]&amp;[.C138]&amp;&quot;X&quot;&amp;TEXT([.D138];&quot;0.0&quot;)" office:value-type="string" office:string-value="86sX3.6" calcext:value-type="string">
            <text:p>86sX3.6</text:p>
          </table:table-cell>
          <table:table-cell table:number-columns-repeated="1637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 table:formula="of:=[.A139]&amp;[.B139]&amp;[.C139]&amp;&quot;X&quot;&amp;TEXT([.D139];&quot;0.0&quot;)" office:value-type="string" office:string-value="75sX3.6" calcext:value-type="string">
            <text:p>75sX3.6</text:p>
          </table:table-cell>
          <table:table-cell table:number-columns-repeated="1637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 table:formula="of:=[.A140]&amp;[.B140]&amp;[.C140]&amp;&quot;X&quot;&amp;TEXT([.D140];&quot;0.0&quot;)" office:value-type="string" office:string-value="64sX3.6" calcext:value-type="string">
            <text:p>64sX3.6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 table:formula="of:=[.A141]&amp;[.B141]&amp;[.C141]&amp;&quot;X&quot;&amp;TEXT([.D141];&quot;0.0&quot;)" office:value-type="string" office:string-value="K2sX3.6" calcext:value-type="string">
            <text:p>K2sX3.6</text:p>
          </table:table-cell>
          <table:table-cell table:number-columns-repeated="1637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 table:formula="of:=[.A142]&amp;[.B142]&amp;[.C142]&amp;&quot;X&quot;&amp;TEXT([.D142];&quot;0.0&quot;)" office:value-type="string" office:string-value="54sX3.6" calcext:value-type="string">
            <text:p>54sX3.6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.5" calcext:value-type="float">
            <text:p>3.5</text:p>
          </table:table-cell>
          <table:table-cell table:formula="of:=[.A143]&amp;[.B143]&amp;[.C143]&amp;&quot;X&quot;&amp;TEXT([.D143];&quot;0.0&quot;)" office:value-type="string" office:string-value="Q6sX3.5" calcext:value-type="string">
            <text:p>Q6sX3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.5" calcext:value-type="float">
            <text:p>3.5</text:p>
          </table:table-cell>
          <table:table-cell table:formula="of:=[.A144]&amp;[.B144]&amp;[.C144]&amp;&quot;X&quot;&amp;TEXT([.D144];&quot;0.0&quot;)" office:value-type="string" office:string-value="J5sX3.5" calcext:value-type="string">
            <text:p>J5sX3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 table:formula="of:=[.A145]&amp;[.B145]&amp;[.C145]&amp;&quot;X&quot;&amp;TEXT([.D145];&quot;0.0&quot;)" office:value-type="string" office:string-value="J4sX3.3" calcext:value-type="string">
            <text:p>J4sX3.3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 table:formula="of:=[.A146]&amp;[.B146]&amp;[.C146]&amp;&quot;X&quot;&amp;TEXT([.D146];&quot;0.0&quot;)" office:value-type="string" office:string-value="84sX3.3" calcext:value-type="string">
            <text:p>84sX3.3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.2" calcext:value-type="float">
            <text:p>3.2</text:p>
          </table:table-cell>
          <table:table-cell table:formula="of:=[.A147]&amp;[.B147]&amp;[.C147]&amp;&quot;X&quot;&amp;TEXT([.D147];&quot;0.0&quot;)" office:value-type="string" office:string-value="T5sX3.2" calcext:value-type="string">
            <text:p>T5sX3.2</text:p>
          </table:table-cell>
          <table:table-cell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.2" calcext:value-type="float">
            <text:p>3.2</text:p>
          </table:table-cell>
          <table:table-cell table:formula="of:=[.A148]&amp;[.B148]&amp;[.C148]&amp;&quot;X&quot;&amp;TEXT([.D148];&quot;0.0&quot;)" office:value-type="string" office:string-value="96sX3.2" calcext:value-type="string">
            <text:p>96sX3.2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.1" calcext:value-type="float">
            <text:p>3.1</text:p>
          </table:table-cell>
          <table:table-cell table:formula="of:=[.A149]&amp;[.B149]&amp;[.C149]&amp;&quot;X&quot;&amp;TEXT([.D149];&quot;0.0&quot;)" office:value-type="string" office:string-value="Q2sX3.1" calcext:value-type="string">
            <text:p>Q2sX3.1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.1" calcext:value-type="float">
            <text:p>3.1</text:p>
          </table:table-cell>
          <table:table-cell table:formula="of:=[.A150]&amp;[.B150]&amp;[.C150]&amp;&quot;X&quot;&amp;TEXT([.D150];&quot;0.0&quot;)" office:value-type="string" office:string-value="J6sX3.1" calcext:value-type="string">
            <text:p>J6sX3.1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.0</text:p>
          </table:table-cell>
          <table:table-cell table:formula="of:=[.A151]&amp;[.B151]&amp;[.C151]&amp;&quot;X&quot;&amp;TEXT([.D151];&quot;0.0&quot;)" office:value-type="string" office:string-value="Q3sX3.0" calcext:value-type="string">
            <text:p>Q3sX3.0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.0</text:p>
          </table:table-cell>
          <table:table-cell table:formula="of:=[.A152]&amp;[.B152]&amp;[.C152]&amp;&quot;X&quot;&amp;TEXT([.D152];&quot;0.0&quot;)" office:value-type="string" office:string-value="Q4sX3.0" calcext:value-type="string">
            <text:p>Q4sX3.0</text:p>
          </table:table-cell>
          <table:table-cell table:number-columns-repeated="1637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.4" calcext:value-type="float">
            <text:p>2.4</text:p>
          </table:table-cell>
          <table:table-cell table:formula="of:=[.A153]&amp;[.B153]&amp;[.C153]&amp;&quot;X&quot;&amp;TEXT([.D153];&quot;0.0&quot;)" office:value-type="string" office:string-value="63sX2.4" calcext:value-type="string">
            <text:p>63sX2.4</text:p>
          </table:table-cell>
          <table:table-cell table:number-columns-repeated="1637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.1" calcext:value-type="float">
            <text:p>2.1</text:p>
          </table:table-cell>
          <table:table-cell table:formula="of:=[.A154]&amp;[.B154]&amp;[.C154]&amp;&quot;X&quot;&amp;TEXT([.D154];&quot;0.0&quot;)" office:value-type="string" office:string-value="73sX2.1" calcext:value-type="string">
            <text:p>73sX2.1</text:p>
          </table:table-cell>
          <table:table-cell table:number-columns-repeated="1637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.6" calcext:value-type="float">
            <text:p>1.6</text:p>
          </table:table-cell>
          <table:table-cell table:formula="of:=[.A155]&amp;[.B155]&amp;[.C155]&amp;&quot;X&quot;&amp;TEXT([.D155];&quot;0.0&quot;)" office:value-type="string" office:string-value="43sX1.6" calcext:value-type="string">
            <text:p>43sX1.6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.4" calcext:value-type="float">
            <text:p>1.4</text:p>
          </table:table-cell>
          <table:table-cell table:formula="of:=[.A156]&amp;[.B156]&amp;[.C156]&amp;&quot;X&quot;&amp;TEXT([.D156];&quot;0.0&quot;)" office:value-type="string" office:string-value="J2sX1.4" calcext:value-type="string">
            <text:p>J2sX1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.3" calcext:value-type="float">
            <text:p>1.3</text:p>
          </table:table-cell>
          <table:table-cell table:formula="of:=[.A157]&amp;[.B157]&amp;[.C157]&amp;&quot;X&quot;&amp;TEXT([.D157];&quot;0.0&quot;)" office:value-type="string" office:string-value="T4sX1.3" calcext:value-type="string">
            <text:p>T4sX1.3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.3" calcext:value-type="float">
            <text:p>1.3</text:p>
          </table:table-cell>
          <table:table-cell table:formula="of:=[.A158]&amp;[.B158]&amp;[.C158]&amp;&quot;X&quot;&amp;TEXT([.D158];&quot;0.0&quot;)" office:value-type="string" office:string-value="T3sX1.3" calcext:value-type="string">
            <text:p>T3sX1.3</text:p>
          </table:table-cell>
          <table:table-cell table:number-columns-repeated="1637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7" calcext:value-type="float">
            <text:p>0.7</text:p>
          </table:table-cell>
          <table:table-cell table:formula="of:=[.A159]&amp;[.B159]&amp;[.C159]&amp;&quot;X&quot;&amp;TEXT([.D159];&quot;0.0&quot;)" office:value-type="string" office:string-value="32sX0.7" calcext:value-type="string">
            <text:p>32sX0.7</text:p>
          </table:table-cell>
          <table:table-cell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.7" calcext:value-type="float">
            <text:p>0.7</text:p>
          </table:table-cell>
          <table:table-cell table:formula="of:=[.A160]&amp;[.B160]&amp;[.C160]&amp;&quot;X&quot;&amp;TEXT([.D160];&quot;0.0&quot;)" office:value-type="string" office:string-value="94sX0.7" calcext:value-type="string">
            <text:p>94sX0.7</text:p>
          </table:table-cell>
          <table:table-cell table:number-columns-repeated="1637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6" calcext:value-type="float">
            <text:p>0.6</text:p>
          </table:table-cell>
          <table:table-cell table:formula="of:=[.A161]&amp;[.B161]&amp;[.C161]&amp;&quot;X&quot;&amp;TEXT([.D161];&quot;0.0&quot;)" office:value-type="string" office:string-value="52sX0.6" calcext:value-type="string">
            <text:p>52sX0.6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5" calcext:value-type="float">
            <text:p>0.5</text:p>
          </table:table-cell>
          <table:table-cell table:formula="of:=[.A162]&amp;[.B162]&amp;[.C162]&amp;&quot;X&quot;&amp;TEXT([.D162];&quot;0.0&quot;)" office:value-type="string" office:string-value="T2sX0.5" calcext:value-type="string">
            <text:p>T2sX0.5</text:p>
          </table:table-cell>
          <table:table-cell table:number-columns-repeated="1637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5" calcext:value-type="float">
            <text:p>0.5</text:p>
          </table:table-cell>
          <table:table-cell table:formula="of:=[.A163]&amp;[.B163]&amp;[.C163]&amp;&quot;X&quot;&amp;TEXT([.D163];&quot;0.0&quot;)" office:value-type="string" office:string-value="42sX0.5" calcext:value-type="string">
            <text:p>42sX0.5</text:p>
          </table:table-cell>
          <table:table-cell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4" calcext:value-type="float">
            <text:p>0.4</text:p>
          </table:table-cell>
          <table:table-cell table:formula="of:=[.A164]&amp;[.B164]&amp;[.C164]&amp;&quot;X&quot;&amp;TEXT([.D164];&quot;0.0&quot;)" office:value-type="string" office:string-value="92sX0.4" calcext:value-type="string">
            <text:p>92sX0.4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.4" calcext:value-type="float">
            <text:p>0.4</text:p>
          </table:table-cell>
          <table:table-cell table:formula="of:=[.A165]&amp;[.B165]&amp;[.C165]&amp;&quot;X&quot;&amp;TEXT([.D165];&quot;0.0&quot;)" office:value-type="string" office:string-value="83sX0.4" calcext:value-type="string">
            <text:p>83sX0.4</text:p>
          </table:table-cell>
          <table:table-cell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.3" calcext:value-type="float">
            <text:p>0.3</text:p>
          </table:table-cell>
          <table:table-cell table:formula="of:=[.A166]&amp;[.B166]&amp;[.C166]&amp;&quot;X&quot;&amp;TEXT([.D166];&quot;0.0&quot;)" office:value-type="string" office:string-value="93sX0.3" calcext:value-type="string">
            <text:p>93sX0.3</text:p>
          </table:table-cell>
          <table:table-cell table:number-columns-repeated="1637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3" calcext:value-type="float">
            <text:p>0.3</text:p>
          </table:table-cell>
          <table:table-cell table:formula="of:=[.A167]&amp;[.B167]&amp;[.C167]&amp;&quot;X&quot;&amp;TEXT([.D167];&quot;0.0&quot;)" office:value-type="string" office:string-value="72sX0.3" calcext:value-type="string">
            <text:p>72sX0.3</text:p>
          </table:table-cell>
          <table:table-cell table:number-columns-repeated="1637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3" calcext:value-type="float">
            <text:p>0.3</text:p>
          </table:table-cell>
          <table:table-cell table:formula="of:=[.A168]&amp;[.B168]&amp;[.C168]&amp;&quot;X&quot;&amp;TEXT([.D168];&quot;0.0&quot;)" office:value-type="string" office:string-value="62sX0.3" calcext:value-type="string">
            <text:p>62sX0.3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3" calcext:value-type="float">
            <text:p>0.3</text:p>
          </table:table-cell>
          <table:table-cell table:formula="of:=[.A169]&amp;[.B169]&amp;[.C169]&amp;&quot;X&quot;&amp;TEXT([.D169];&quot;0.0&quot;)" office:value-type="string" office:string-value="82sX0.3" calcext:value-type="string">
            <text:p>82sX0.3</text:p>
          </table:table-cell>
          <table:table-cell table:number-columns-repeated="16375"/>
        </table:table-row>
        <table:table-row table:style-name="ro4" table:number-rows-repeated="1048406">
          <table:table-cell table:number-columns-repeated="16380"/>
        </table:table-row>
        <table:table-row table:style-name="ro4">
          <table:table-cell table:number-columns-repeated="16380"/>
        </table:table-row>
      </table:table>
      <table:table table:name="TMP_2" table:style-name="ta1">
        <table:table-column table:style-name="co5" table:default-cell-style-name="ce17"/>
        <table:table-column table:style-name="co1" table:number-columns-repeated="2" table:default-cell-style-name="ce10"/>
        <table:table-column table:style-name="co6" table:default-cell-style-name="ce18"/>
        <table:table-column table:style-name="co8" table:default-cell-style-name="ce19"/>
        <table:table-column table:style-name="co1" table:number-columns-repeated="16339" table:default-cell-style-name="ce10"/>
        <table:table-column table:style-name="co4" table:number-columns-repeated="9" table:default-cell-style-name="ce10"/>
        <table:table-column table:style-name="co4" table:number-columns-repeated="27" table:default-cell-style-name="ce12"/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formula="of:=[.A1]&amp;[.B1]&amp;[.C1]&amp;&quot;X&quot;&amp;TEXT([.D1];&quot;0.0&quot;)" office:value-type="string" office:string-value="32oX0.3" calcext:value-type="string">
            <text:p>32oX0.3</text:p>
          </table:table-cell>
          <table:table-cell table:number-columns-repeated="1637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2]&amp;[.B2]&amp;[.C2]&amp;&quot;X&quot;&amp;TEXT([.D2];&quot;0.0&quot;)" office:value-type="string" office:string-value="42oX0.4" calcext:value-type="string">
            <text:p>42oX0.4</text:p>
          </table:table-cell>
          <table:table-cell table:number-columns-repeated="1637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formula="of:=[.A3]&amp;[.B3]&amp;[.C3]&amp;&quot;X&quot;&amp;TEXT([.D3];&quot;0.0&quot;)" office:value-type="string" office:string-value="43oX0.3" calcext:value-type="string">
            <text:p>43oX0.3</text:p>
          </table:table-cell>
          <table:table-cell table:number-columns-repeated="1637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4]&amp;[.B4]&amp;[.C4]&amp;&quot;X&quot;&amp;TEXT([.D4];&quot;0.0&quot;)" office:value-type="string" office:string-value="54oX0.4" calcext:value-type="string">
            <text:p>54oX0.4</text:p>
          </table:table-cell>
          <table:table-cell table:number-columns-repeated="1637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formula="of:=[.A5]&amp;[.B5]&amp;[.C5]&amp;&quot;X&quot;&amp;TEXT([.D5];&quot;0.0&quot;)" office:value-type="string" office:string-value="52oX0.3" calcext:value-type="string">
            <text:p>52oX0.3</text:p>
          </table:table-cell>
          <table:table-cell table:number-columns-repeated="1637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formula="of:=[.A6]&amp;[.B6]&amp;[.C6]&amp;&quot;X&quot;&amp;TEXT([.D6];&quot;0.0&quot;)" office:value-type="string" office:string-value="53oX0.3" calcext:value-type="string">
            <text:p>53oX0.3</text:p>
          </table:table-cell>
          <table:table-cell table:number-columns-repeated="1637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formula="of:=[.A7]&amp;[.B7]&amp;[.C7]&amp;&quot;X&quot;&amp;TEXT([.D7];&quot;0.0&quot;)" office:value-type="string" office:string-value="65oX0.3" calcext:value-type="string">
            <text:p>65oX0.3</text:p>
          </table:table-cell>
          <table:table-cell table:number-columns-repeated="1637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2" calcext:value-type="float">
            <text:p>0.2</text:p>
          </table:table-cell>
          <table:table-cell table:formula="of:=[.A8]&amp;[.B8]&amp;[.C8]&amp;&quot;X&quot;&amp;TEXT([.D8];&quot;0.0&quot;)" office:value-type="string" office:string-value="64oX0.2" calcext:value-type="string">
            <text:p>64oX0.2</text:p>
          </table:table-cell>
          <table:table-cell table:number-columns-repeated="1637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2" calcext:value-type="float">
            <text:p>0.2</text:p>
          </table:table-cell>
          <table:table-cell table:formula="of:=[.A9]&amp;[.B9]&amp;[.C9]&amp;&quot;X&quot;&amp;TEXT([.D9];&quot;0.0&quot;)" office:value-type="string" office:string-value="63oX0.2" calcext:value-type="string">
            <text:p>63oX0.2</text:p>
          </table:table-cell>
          <table:table-cell table:number-columns-repeated="1637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2" calcext:value-type="float">
            <text:p>0.2</text:p>
          </table:table-cell>
          <table:table-cell table:formula="of:=[.A10]&amp;[.B10]&amp;[.C10]&amp;&quot;X&quot;&amp;TEXT([.D10];&quot;0.0&quot;)" office:value-type="string" office:string-value="62oX0.2" calcext:value-type="string">
            <text:p>62oX0.2</text:p>
          </table:table-cell>
          <table:table-cell table:number-columns-repeated="1637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7" calcext:value-type="float">
            <text:p>0.7</text:p>
          </table:table-cell>
          <table:table-cell table:formula="of:=[.A11]&amp;[.B11]&amp;[.C11]&amp;&quot;X&quot;&amp;TEXT([.D11];&quot;0.0&quot;)" office:value-type="string" office:string-value="76oX0.7" calcext:value-type="string">
            <text:p>76oX0.7</text:p>
          </table:table-cell>
          <table:table-cell table:number-columns-repeated="1637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12]&amp;[.B12]&amp;[.C12]&amp;&quot;X&quot;&amp;TEXT([.D12];&quot;0.0&quot;)" office:value-type="string" office:string-value="74oX0.4" calcext:value-type="string">
            <text:p>74oX0.4</text:p>
          </table:table-cell>
          <table:table-cell table:number-columns-repeated="1637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13]&amp;[.B13]&amp;[.C13]&amp;&quot;X&quot;&amp;TEXT([.D13];&quot;0.0&quot;)" office:value-type="string" office:string-value="72oX0.4" calcext:value-type="string">
            <text:p>72oX0.4</text:p>
          </table:table-cell>
          <table:table-cell table:number-columns-repeated="1637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14]&amp;[.B14]&amp;[.C14]&amp;&quot;X&quot;&amp;TEXT([.D14];&quot;0.0&quot;)" office:value-type="string" office:string-value="73oX0.4" calcext:value-type="string">
            <text:p>73oX0.4</text:p>
          </table:table-cell>
          <table:table-cell table:number-columns-repeated="1637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formula="of:=[.A15]&amp;[.B15]&amp;[.C15]&amp;&quot;X&quot;&amp;TEXT([.D15];&quot;0.0&quot;)" office:value-type="string" office:string-value="75oX0.3" calcext:value-type="string">
            <text:p>75oX0.3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3.8" calcext:value-type="float">
            <text:p>3.8</text:p>
          </table:table-cell>
          <table:table-cell table:formula="of:=[.A16]&amp;[.B16]&amp;[.C16]&amp;&quot;X&quot;&amp;TEXT([.D16];&quot;0.0&quot;)" office:value-type="string" office:string-value="87oX3.8" calcext:value-type="string">
            <text:p>87oX3.8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formula="of:=[.A17]&amp;[.B17]&amp;[.C17]&amp;&quot;X&quot;&amp;TEXT([.D17];&quot;0.0&quot;)" office:value-type="string" office:string-value="85oX0.5" calcext:value-type="string">
            <text:p>85oX0.5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18]&amp;[.B18]&amp;[.C18]&amp;&quot;X&quot;&amp;TEXT([.D18];&quot;0.0&quot;)" office:value-type="string" office:string-value="84oX0.4" calcext:value-type="string">
            <text:p>84oX0.4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19]&amp;[.B19]&amp;[.C19]&amp;&quot;X&quot;&amp;TEXT([.D19];&quot;0.0&quot;)" office:value-type="string" office:string-value="83oX0.4" calcext:value-type="string">
            <text:p>83oX0.4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formula="of:=[.A20]&amp;[.B20]&amp;[.C20]&amp;&quot;X&quot;&amp;TEXT([.D20];&quot;0.0&quot;)" office:value-type="string" office:string-value="86oX0.3" calcext:value-type="string">
            <text:p>86oX0.3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formula="of:=[.A21]&amp;[.B21]&amp;[.C21]&amp;&quot;X&quot;&amp;TEXT([.D21];&quot;0.0&quot;)" office:value-type="string" office:string-value="82oX0.3" calcext:value-type="string">
            <text:p>82oX0.3</text:p>
          </table:table-cell>
          <table:table-cell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3.8" calcext:value-type="float">
            <text:p>3.8</text:p>
          </table:table-cell>
          <table:table-cell table:formula="of:=[.A22]&amp;[.B22]&amp;[.C22]&amp;&quot;X&quot;&amp;TEXT([.D22];&quot;0.0&quot;)" office:value-type="string" office:string-value="98oX3.8" calcext:value-type="string">
            <text:p>98oX3.8</text:p>
          </table:table-cell>
          <table:table-cell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3.4" calcext:value-type="float">
            <text:p>3.4</text:p>
          </table:table-cell>
          <table:table-cell table:formula="of:=[.A23]&amp;[.B23]&amp;[.C23]&amp;&quot;X&quot;&amp;TEXT([.D23];&quot;0.0&quot;)" office:value-type="string" office:string-value="97oX3.4" calcext:value-type="string">
            <text:p>97oX3.4</text:p>
          </table:table-cell>
          <table:table-cell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formula="of:=[.A24]&amp;[.B24]&amp;[.C24]&amp;&quot;X&quot;&amp;TEXT([.D24];&quot;0.0&quot;)" office:value-type="string" office:string-value="96oX0.5" calcext:value-type="string">
            <text:p>96oX0.5</text:p>
          </table:table-cell>
          <table:table-cell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25]&amp;[.B25]&amp;[.C25]&amp;&quot;X&quot;&amp;TEXT([.D25];&quot;0.0&quot;)" office:value-type="string" office:string-value="92oX0.4" calcext:value-type="string">
            <text:p>92oX0.4</text:p>
          </table:table-cell>
          <table:table-cell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26]&amp;[.B26]&amp;[.C26]&amp;&quot;X&quot;&amp;TEXT([.D26];&quot;0.0&quot;)" office:value-type="string" office:string-value="95oX0.4" calcext:value-type="string">
            <text:p>95oX0.4</text:p>
          </table:table-cell>
          <table:table-cell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27]&amp;[.B27]&amp;[.C27]&amp;&quot;X&quot;&amp;TEXT([.D27];&quot;0.0&quot;)" office:value-type="string" office:string-value="93oX0.4" calcext:value-type="string">
            <text:p>93oX0.4</text:p>
          </table:table-cell>
          <table:table-cell table:number-columns-repeated="1637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formula="of:=[.A28]&amp;[.B28]&amp;[.C28]&amp;&quot;X&quot;&amp;TEXT([.D28];&quot;0.0&quot;)" office:value-type="string" office:string-value="94oX0.3" calcext:value-type="string">
            <text:p>94oX0.3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float" office:value="67" calcext:value-type="float">
            <text:p>67.0</text:p>
          </table:table-cell>
          <table:table-cell table:formula="of:=[.A29]&amp;[.B29]&amp;[.C29]&amp;&quot;X&quot;&amp;TEXT([.D29];&quot;0.0&quot;)" office:value-type="string" office:string-value="AKoX67.0" calcext:value-type="string">
            <text:p>AKoX67.0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float" office:value="60.5" calcext:value-type="float">
            <text:p>60.5</text:p>
          </table:table-cell>
          <table:table-cell table:formula="of:=[.A30]&amp;[.B30]&amp;[.C30]&amp;&quot;X&quot;&amp;TEXT([.D30];&quot;0.0&quot;)" office:value-type="string" office:string-value="AQoX60.5" calcext:value-type="string">
            <text:p>AQoX60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float" office:value="48.9" calcext:value-type="float">
            <text:p>48.9</text:p>
          </table:table-cell>
          <table:table-cell table:formula="of:=[.A31]&amp;[.B31]&amp;[.C31]&amp;&quot;X&quot;&amp;TEXT([.D31];&quot;0.0&quot;)" office:value-type="string" office:string-value="AJoX48.9" calcext:value-type="string">
            <text:p>AJoX48.9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34.4" calcext:value-type="float">
            <text:p>34.4</text:p>
          </table:table-cell>
          <table:table-cell table:formula="of:=[.A32]&amp;[.B32]&amp;[.C32]&amp;&quot;X&quot;&amp;TEXT([.D32];&quot;0.0&quot;)" office:value-type="string" office:string-value="AToX34.4" calcext:value-type="string">
            <text:p>AToX34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17.4" calcext:value-type="float">
            <text:p>17.4</text:p>
          </table:table-cell>
          <table:table-cell table:formula="of:=[.A33]&amp;[.B33]&amp;[.C33]&amp;&quot;X&quot;&amp;TEXT([.D33];&quot;0.0&quot;)" office:value-type="string" office:string-value="A9oX17.4" calcext:value-type="string">
            <text:p>A9oX17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10.2" calcext:value-type="float">
            <text:p>10.2</text:p>
          </table:table-cell>
          <table:table-cell table:formula="of:=[.A34]&amp;[.B34]&amp;[.C34]&amp;&quot;X&quot;&amp;TEXT([.D34];&quot;0.0&quot;)" office:value-type="string" office:string-value="A7oX10.2" calcext:value-type="string">
            <text:p>A7oX10.2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.0</text:p>
          </table:table-cell>
          <table:table-cell table:formula="of:=[.A35]&amp;[.B35]&amp;[.C35]&amp;&quot;X&quot;&amp;TEXT([.D35];&quot;0.0&quot;)" office:value-type="string" office:string-value="A8oX10.0" calcext:value-type="string">
            <text:p>A8oX10.0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9.9" calcext:value-type="float">
            <text:p>9.9</text:p>
          </table:table-cell>
          <table:table-cell table:formula="of:=[.A36]&amp;[.B36]&amp;[.C36]&amp;&quot;X&quot;&amp;TEXT([.D36];&quot;0.0&quot;)" office:value-type="string" office:string-value="A6oX9.9" calcext:value-type="string">
            <text:p>A6oX9.9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9.6" calcext:value-type="float">
            <text:p>9.6</text:p>
          </table:table-cell>
          <table:table-cell table:formula="of:=[.A37]&amp;[.B37]&amp;[.C37]&amp;&quot;X&quot;&amp;TEXT([.D37];&quot;0.0&quot;)" office:value-type="string" office:string-value="A4oX9.6" calcext:value-type="string">
            <text:p>A4oX9.6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9.4" calcext:value-type="float">
            <text:p>9.4</text:p>
          </table:table-cell>
          <table:table-cell table:formula="of:=[.A38]&amp;[.B38]&amp;[.C38]&amp;&quot;X&quot;&amp;TEXT([.D38];&quot;0.0&quot;)" office:value-type="string" office:string-value="A5oX9.4" calcext:value-type="string">
            <text:p>A5oX9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8.8" calcext:value-type="float">
            <text:p>8.8</text:p>
          </table:table-cell>
          <table:table-cell table:formula="of:=[.A39]&amp;[.B39]&amp;[.C39]&amp;&quot;X&quot;&amp;TEXT([.D39];&quot;0.0&quot;)" office:value-type="string" office:string-value="A2oX8.8" calcext:value-type="string">
            <text:p>A2oX8.8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8.5" calcext:value-type="float">
            <text:p>8.5</text:p>
          </table:table-cell>
          <table:table-cell table:formula="of:=[.A40]&amp;[.B40]&amp;[.C40]&amp;&quot;X&quot;&amp;TEXT([.D40];&quot;0.0&quot;)" office:value-type="string" office:string-value="A3oX8.5" calcext:value-type="string">
            <text:p>A3oX8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9.4" calcext:value-type="float">
            <text:p>9.4</text:p>
          </table:table-cell>
          <table:table-cell table:formula="of:=[.A41]&amp;[.B41]&amp;[.C41]&amp;&quot;X&quot;&amp;TEXT([.D41];&quot;0.0&quot;)" office:value-type="string" office:string-value="JToX9.4" calcext:value-type="string">
            <text:p>JToX9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8.4" calcext:value-type="float">
            <text:p>8.4</text:p>
          </table:table-cell>
          <table:table-cell table:formula="of:=[.A42]&amp;[.B42]&amp;[.C42]&amp;&quot;X&quot;&amp;TEXT([.D42];&quot;0.0&quot;)" office:value-type="string" office:string-value="J9oX8.4" calcext:value-type="string">
            <text:p>J9oX8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4.1" calcext:value-type="float">
            <text:p>4.1</text:p>
          </table:table-cell>
          <table:table-cell table:formula="of:=[.A43]&amp;[.B43]&amp;[.C43]&amp;&quot;X&quot;&amp;TEXT([.D43];&quot;0.0&quot;)" office:value-type="string" office:string-value="J8oX4.1" calcext:value-type="string">
            <text:p>J8oX4.1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formula="of:=[.A44]&amp;[.B44]&amp;[.C44]&amp;&quot;X&quot;&amp;TEXT([.D44];&quot;0.0&quot;)" office:value-type="string" office:string-value="J6oX0.5" calcext:value-type="string">
            <text:p>J6oX0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formula="of:=[.A45]&amp;[.B45]&amp;[.C45]&amp;&quot;X&quot;&amp;TEXT([.D45];&quot;0.0&quot;)" office:value-type="string" office:string-value="J4oX0.5" calcext:value-type="string">
            <text:p>J4oX0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formula="of:=[.A46]&amp;[.B46]&amp;[.C46]&amp;&quot;X&quot;&amp;TEXT([.D46];&quot;0.0&quot;)" office:value-type="string" office:string-value="J2oX0.5" calcext:value-type="string">
            <text:p>J2oX0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47]&amp;[.B47]&amp;[.C47]&amp;&quot;X&quot;&amp;TEXT([.D47];&quot;0.0&quot;)" office:value-type="string" office:string-value="J7oX0.4" calcext:value-type="string">
            <text:p>J7oX0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48]&amp;[.B48]&amp;[.C48]&amp;&quot;X&quot;&amp;TEXT([.D48];&quot;0.0&quot;)" office:value-type="string" office:string-value="J5oX0.4" calcext:value-type="string">
            <text:p>J5oX0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49]&amp;[.B49]&amp;[.C49]&amp;&quot;X&quot;&amp;TEXT([.D49];&quot;0.0&quot;)" office:value-type="string" office:string-value="J3oX0.4" calcext:value-type="string">
            <text:p>J3oX0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float" office:value="39.2" calcext:value-type="float">
            <text:p>39.2</text:p>
          </table:table-cell>
          <table:table-cell table:formula="of:=[.A50]&amp;[.B50]&amp;[.C50]&amp;&quot;X&quot;&amp;TEXT([.D50];&quot;0.0&quot;)" office:value-type="string" office:string-value="KQoX39.2" calcext:value-type="string">
            <text:p>KQoX39.2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float" office:value="20.5" calcext:value-type="float">
            <text:p>20.5</text:p>
          </table:table-cell>
          <table:table-cell table:formula="of:=[.A51]&amp;[.B51]&amp;[.C51]&amp;&quot;X&quot;&amp;TEXT([.D51];&quot;0.0&quot;)" office:value-type="string" office:string-value="KJoX20.5" calcext:value-type="string">
            <text:p>KJoX20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9.1" calcext:value-type="float">
            <text:p>9.1</text:p>
          </table:table-cell>
          <table:table-cell table:formula="of:=[.A52]&amp;[.B52]&amp;[.C52]&amp;&quot;X&quot;&amp;TEXT([.D52];&quot;0.0&quot;)" office:value-type="string" office:string-value="KToX9.1" calcext:value-type="string">
            <text:p>KToX9.1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8.2" calcext:value-type="float">
            <text:p>8.2</text:p>
          </table:table-cell>
          <table:table-cell table:formula="of:=[.A53]&amp;[.B53]&amp;[.C53]&amp;&quot;X&quot;&amp;TEXT([.D53];&quot;0.0&quot;)" office:value-type="string" office:string-value="K9oX8.2" calcext:value-type="string">
            <text:p>K9oX8.2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3.4" calcext:value-type="float">
            <text:p>3.4</text:p>
          </table:table-cell>
          <table:table-cell table:formula="of:=[.A54]&amp;[.B54]&amp;[.C54]&amp;&quot;X&quot;&amp;TEXT([.D54];&quot;0.0&quot;)" office:value-type="string" office:string-value="K8oX3.4" calcext:value-type="string">
            <text:p>K8oX3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3.1" calcext:value-type="float">
            <text:p>3.1</text:p>
          </table:table-cell>
          <table:table-cell table:formula="of:=[.A55]&amp;[.B55]&amp;[.C55]&amp;&quot;X&quot;&amp;TEXT([.D55];&quot;0.0&quot;)" office:value-type="string" office:string-value="K6oX3.1" calcext:value-type="string">
            <text:p>K6oX3.1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2.8" calcext:value-type="float">
            <text:p>2.8</text:p>
          </table:table-cell>
          <table:table-cell table:formula="of:=[.A56]&amp;[.B56]&amp;[.C56]&amp;&quot;X&quot;&amp;TEXT([.D56];&quot;0.0&quot;)" office:value-type="string" office:string-value="K7oX2.8" calcext:value-type="string">
            <text:p>K7oX2.8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1.6" calcext:value-type="float">
            <text:p>1.6</text:p>
          </table:table-cell>
          <table:table-cell table:formula="of:=[.A57]&amp;[.B57]&amp;[.C57]&amp;&quot;X&quot;&amp;TEXT([.D57];&quot;0.0&quot;)" office:value-type="string" office:string-value="K2oX1.6" calcext:value-type="string">
            <text:p>K2oX1.6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1.5" calcext:value-type="float">
            <text:p>1.5</text:p>
          </table:table-cell>
          <table:table-cell table:formula="of:=[.A58]&amp;[.B58]&amp;[.C58]&amp;&quot;X&quot;&amp;TEXT([.D58];&quot;0.0&quot;)" office:value-type="string" office:string-value="K4oX1.5" calcext:value-type="string">
            <text:p>K4oX1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1.5" calcext:value-type="float">
            <text:p>1.5</text:p>
          </table:table-cell>
          <table:table-cell table:formula="of:=[.A59]&amp;[.B59]&amp;[.C59]&amp;&quot;X&quot;&amp;TEXT([.D59];&quot;0.0&quot;)" office:value-type="string" office:string-value="K3oX1.5" calcext:value-type="string">
            <text:p>K3oX1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1.3" calcext:value-type="float">
            <text:p>1.3</text:p>
          </table:table-cell>
          <table:table-cell table:formula="of:=[.A60]&amp;[.B60]&amp;[.C60]&amp;&quot;X&quot;&amp;TEXT([.D60];&quot;0.0&quot;)" office:value-type="string" office:string-value="K5oX1.3" calcext:value-type="string">
            <text:p>K5oX1.3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float" office:value="16.8" calcext:value-type="float">
            <text:p>16.8</text:p>
          </table:table-cell>
          <table:table-cell table:formula="of:=[.A61]&amp;[.B61]&amp;[.C61]&amp;&quot;X&quot;&amp;TEXT([.D61];&quot;0.0&quot;)" office:value-type="string" office:string-value="QJoX16.8" calcext:value-type="string">
            <text:p>QJoX16.8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9.3" calcext:value-type="float">
            <text:p>9.3</text:p>
          </table:table-cell>
          <table:table-cell table:formula="of:=[.A62]&amp;[.B62]&amp;[.C62]&amp;&quot;X&quot;&amp;TEXT([.D62];&quot;0.0&quot;)" office:value-type="string" office:string-value="QToX9.3" calcext:value-type="string">
            <text:p>QToX9.3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8.8" calcext:value-type="float">
            <text:p>8.8</text:p>
          </table:table-cell>
          <table:table-cell table:formula="of:=[.A63]&amp;[.B63]&amp;[.C63]&amp;&quot;X&quot;&amp;TEXT([.D63];&quot;0.0&quot;)" office:value-type="string" office:string-value="Q9oX8.8" calcext:value-type="string">
            <text:p>Q9oX8.8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3.5" calcext:value-type="float">
            <text:p>3.5</text:p>
          </table:table-cell>
          <table:table-cell table:formula="of:=[.A64]&amp;[.B64]&amp;[.C64]&amp;&quot;X&quot;&amp;TEXT([.D64];&quot;0.0&quot;)" office:value-type="string" office:string-value="Q8oX3.5" calcext:value-type="string">
            <text:p>Q8oX3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1.6" calcext:value-type="float">
            <text:p>1.6</text:p>
          </table:table-cell>
          <table:table-cell table:formula="of:=[.A65]&amp;[.B65]&amp;[.C65]&amp;&quot;X&quot;&amp;TEXT([.D65];&quot;0.0&quot;)" office:value-type="string" office:string-value="Q4oX1.6" calcext:value-type="string">
            <text:p>Q4oX1.6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1.5" calcext:value-type="float">
            <text:p>1.5</text:p>
          </table:table-cell>
          <table:table-cell table:formula="of:=[.A66]&amp;[.B66]&amp;[.C66]&amp;&quot;X&quot;&amp;TEXT([.D66];&quot;0.0&quot;)" office:value-type="string" office:string-value="Q6oX1.5" calcext:value-type="string">
            <text:p>Q6oX1.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1.4" calcext:value-type="float">
            <text:p>1.4</text:p>
          </table:table-cell>
          <table:table-cell table:formula="of:=[.A67]&amp;[.B67]&amp;[.C67]&amp;&quot;X&quot;&amp;TEXT([.D67];&quot;0.0&quot;)" office:value-type="string" office:string-value="Q7oX1.4" calcext:value-type="string">
            <text:p>Q7oX1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1.4" calcext:value-type="float">
            <text:p>1.4</text:p>
          </table:table-cell>
          <table:table-cell table:formula="of:=[.A68]&amp;[.B68]&amp;[.C68]&amp;&quot;X&quot;&amp;TEXT([.D68];&quot;0.0&quot;)" office:value-type="string" office:string-value="Q5oX1.4" calcext:value-type="string">
            <text:p>Q5oX1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69]&amp;[.B69]&amp;[.C69]&amp;&quot;X&quot;&amp;TEXT([.D69];&quot;0.0&quot;)" office:value-type="string" office:string-value="Q3oX0.4" calcext:value-type="string">
            <text:p>Q3oX0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formula="of:=[.A70]&amp;[.B70]&amp;[.C70]&amp;&quot;X&quot;&amp;TEXT([.D70];&quot;0.0&quot;)" office:value-type="string" office:string-value="Q2oX0.3" calcext:value-type="string">
            <text:p>Q2oX0.3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8.8" calcext:value-type="float">
            <text:p>8.8</text:p>
          </table:table-cell>
          <table:table-cell table:formula="of:=[.A71]&amp;[.B71]&amp;[.C71]&amp;&quot;X&quot;&amp;TEXT([.D71];&quot;0.0&quot;)" office:value-type="string" office:string-value="T9oX8.8" calcext:value-type="string">
            <text:p>T9oX8.8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3.9" calcext:value-type="float">
            <text:p>3.9</text:p>
          </table:table-cell>
          <table:table-cell table:formula="of:=[.A72]&amp;[.B72]&amp;[.C72]&amp;&quot;X&quot;&amp;TEXT([.D72];&quot;0.0&quot;)" office:value-type="string" office:string-value="T8oX3.9" calcext:value-type="string">
            <text:p>T8oX3.9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73]&amp;[.B73]&amp;[.C73]&amp;&quot;X&quot;&amp;TEXT([.D73];&quot;0.0&quot;)" office:value-type="string" office:string-value="T7oX0.4" calcext:value-type="string">
            <text:p>T7oX0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74]&amp;[.B74]&amp;[.C74]&amp;&quot;X&quot;&amp;TEXT([.D74];&quot;0.0&quot;)" office:value-type="string" office:string-value="T5oX0.4" calcext:value-type="string">
            <text:p>T5oX0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75]&amp;[.B75]&amp;[.C75]&amp;&quot;X&quot;&amp;TEXT([.D75];&quot;0.0&quot;)" office:value-type="string" office:string-value="T3oX0.4" calcext:value-type="string">
            <text:p>T3oX0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formula="of:=[.A76]&amp;[.B76]&amp;[.C76]&amp;&quot;X&quot;&amp;TEXT([.D76];&quot;0.0&quot;)" office:value-type="string" office:string-value="T4oX0.4" calcext:value-type="string">
            <text:p>T4oX0.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formula="of:=[.A77]&amp;[.B77]&amp;[.C77]&amp;&quot;X&quot;&amp;TEXT([.D77];&quot;0.0&quot;)" office:value-type="string" office:string-value="T6oX0.3" calcext:value-type="string">
            <text:p>T6oX0.3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formula="of:=[.A78]&amp;[.B78]&amp;[.C78]&amp;&quot;X&quot;&amp;TEXT([.D78];&quot;0.0&quot;)" office:value-type="string" office:string-value="T2oX0.3" calcext:value-type="string">
            <text:p>T2oX0.3</text:p>
          </table:table-cell>
          <table:table-cell table:number-columns-repeated="16375"/>
        </table:table-row>
        <table:table-row table:style-name="ro4" table:number-rows-repeated="1048399">
          <table:table-cell table:number-columns-repeated="16380"/>
        </table:table-row>
        <table:table-row table:style-name="ro5" table:number-rows-repeated="98">
          <table:table-cell table:number-columns-repeated="16380"/>
        </table:table-row>
        <table:table-row table:style-name="ro5">
          <table:table-cell table:number-columns-repeated="16380"/>
        </table:table-row>
      </table:table>
      <table:table table:name="6 UTG" table:style-name="ta1">
        <table:table-column table:style-name="co1" table:default-cell-style-name="ce1"/>
        <table:table-column table:style-name="co9" table:number-columns-repeated="13" table:default-cell-style-name="ce1"/>
        <table:table-column table:style-name="co1" table:number-columns-repeated="3" table:default-cell-style-name="ce1"/>
        <table:table-column table:style-name="co1" table:default-cell-style-name="ce31"/>
        <table:table-column table:style-name="co10" table:default-cell-style-name="ce31"/>
        <table:table-column table:style-name="co1" table:default-cell-style-name="ce31"/>
        <table:table-column table:style-name="co1" table:number-columns-repeated="16346" table:default-cell-style-name="ce1"/>
        <table:table-column table:style-name="co4" table:number-columns-repeated="9" table:default-cell-style-name="ce1"/>
        <table:table-row table:style-name="ro6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6 Max UTG</text:p>
          </table:table-cell>
          <table:table-cell table:number-columns-repeated="8"/>
          <table:table-cell table:style-name="ce36" table:formula="of:=[.$S$4]" office:value-type="float" office:value="42" calcext:value-type="float" table:number-columns-spanned="2" table:number-rows-spanned="1">
            <text:p>42</text:p>
          </table:table-cell>
          <table:covered-table-cell table:style-name="ce37"/>
          <table:table-cell table:style-name="ce38" table:formula="of:=[.$S$4]/[.$S$3]" office:value-type="percentage" office:value="0.248520710059172" calcext:value-type="percentage" table:number-columns-spanned="2" table:number-rows-spanned="1">
            <text:p>25%</text:p>
          </table:table-cell>
          <table:covered-table-cell table:style-name="ce37"/>
          <table:table-cell table:number-columns-repeated="16361"/>
        </table:table-row>
        <table:table-row table:style-name="ro2">
          <table:table-cell/>
          <table:table-cell table:style-name="ce14" office:value-type="string" calcext:value-type="string">
            <text:p><text:span text:style-name="T2">AA</text:span></text:p>
            <text:p>86.1</text:p>
          </table:table-cell>
          <table:table-cell table:style-name="ce14" office:value-type="string" calcext:value-type="string">
            <text:p><text:span text:style-name="T3">AKs</text:span> 68.6</text:p>
          </table:table-cell>
          <table:table-cell table:style-name="ce14" office:value-type="string" calcext:value-type="string">
            <text:p>AQs</text:p>
          </table:table-cell>
          <table:table-cell table:style-name="ce14" office:value-type="string" calcext:value-type="string">
            <text:p>AJs</text:p>
          </table:table-cell>
          <table:table-cell table:style-name="ce14" office:value-type="string" calcext:value-type="string">
            <text:p>ATs</text:p>
          </table:table-cell>
          <table:table-cell table:style-name="ce14" office:value-type="string" calcext:value-type="string">
            <text:p>A9s</text:p>
          </table:table-cell>
          <table:table-cell table:style-name="ce14" office:value-type="string" calcext:value-type="string">
            <text:p>A8s</text:p>
          </table:table-cell>
          <table:table-cell table:style-name="ce14" office:value-type="string" calcext:value-type="string">
            <text:p>A7s</text:p>
          </table:table-cell>
          <table:table-cell table:style-name="ce14" office:value-type="string" calcext:value-type="string">
            <text:p>A6s</text:p>
          </table:table-cell>
          <table:table-cell table:style-name="ce14" office:value-type="string" calcext:value-type="string">
            <text:p>A5s</text:p>
          </table:table-cell>
          <table:table-cell table:style-name="ce14" office:value-type="string" calcext:value-type="string">
            <text:p>A4</text:p>
          </table:table-cell>
          <table:table-cell table:style-name="ce14" office:value-type="string" calcext:value-type="string">
            <text:p>A3s</text:p>
          </table:table-cell>
          <table:table-cell table:style-name="ce1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style-name="Default"/>
          <table:table-cell table:number-columns-repeated="16355"/>
        </table:table-row>
        <table:table-row table:style-name="ro2">
          <table:table-cell/>
          <table:table-cell table:style-name="ce14" office:value-type="string" calcext:value-type="string">
            <text:p>AKo</text:p>
          </table:table-cell>
          <table:table-cell table:style-name="ce14" office:value-type="string" calcext:value-type="string">
            <text:p>KK</text:p>
          </table:table-cell>
          <table:table-cell table:style-name="ce14" office:value-type="string" calcext:value-type="string">
            <text:p>KQs</text:p>
          </table:table-cell>
          <table:table-cell table:style-name="ce14" office:value-type="string" calcext:value-type="string">
            <text:p>KJs</text:p>
          </table:table-cell>
          <table:table-cell table:style-name="ce14" office:value-type="string" calcext:value-type="string">
            <text:p>KTs</text:p>
          </table:table-cell>
          <table:table-cell table:style-name="ce14" office:value-type="string" calcext:value-type="string">
            <text:p>K9s</text:p>
          </table:table-cell>
          <table:table-cell table:style-name="ce16" office:value-type="string" calcext:value-type="string">
            <text:p>K8s</text:p>
          </table:table-cell>
          <table:table-cell table:style-name="ce16" office:value-type="string" calcext:value-type="string">
            <text:p>K7s</text:p>
          </table:table-cell>
          <table:table-cell table:style-name="ce16" office:value-type="string" calcext:value-type="string">
            <text:p>K6s</text:p>
          </table:table-cell>
          <table:table-cell table:style-name="ce16" office:value-type="string" calcext:value-type="string">
            <text:p>K5s</text:p>
          </table:table-cell>
          <table:table-cell table:style-name="ce16" office:value-type="string" calcext:value-type="string">
            <text:p>K4s</text:p>
          </table:table-cell>
          <table:table-cell table:style-name="ce16" office:value-type="string" calcext:value-type="string">
            <text:p>K3s</text:p>
          </table:table-cell>
          <table:table-cell table:style-name="ce16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42" calcext:value-type="float">
            <text:p>42</text:p>
          </table:table-cell>
          <table:table-cell table:style-name="Default"/>
          <table:table-cell table:number-columns-repeated="16355"/>
        </table:table-row>
        <table:table-row table:style-name="ro2">
          <table:table-cell/>
          <table:table-cell table:style-name="ce14" office:value-type="string" calcext:value-type="string">
            <text:p>AQo</text:p>
          </table:table-cell>
          <table:table-cell table:style-name="ce14" office:value-type="string" calcext:value-type="string">
            <text:p>KQo</text:p>
          </table:table-cell>
          <table:table-cell table:style-name="ce14" office:value-type="string" calcext:value-type="string">
            <text:p>QQ</text:p>
          </table:table-cell>
          <table:table-cell table:style-name="ce14" office:value-type="string" calcext:value-type="string">
            <text:p>QJs</text:p>
          </table:table-cell>
          <table:table-cell table:style-name="ce14" office:value-type="string" calcext:value-type="string">
            <text:p>QTs</text:p>
          </table:table-cell>
          <table:table-cell table:style-name="ce14" office:value-type="string" calcext:value-type="string">
            <text:p>Q9s</text:p>
          </table:table-cell>
          <table:table-cell table:style-name="ce16" office:value-type="string" calcext:value-type="string">
            <text:p>Q8s</text:p>
          </table:table-cell>
          <table:table-cell table:style-name="ce16" office:value-type="string" calcext:value-type="string">
            <text:p>Q7s</text:p>
          </table:table-cell>
          <table:table-cell table:style-name="ce16" office:value-type="string" calcext:value-type="string">
            <text:p>Q6s</text:p>
          </table:table-cell>
          <table:table-cell table:style-name="ce16" office:value-type="string" calcext:value-type="string">
            <text:p>Q5s</text:p>
          </table:table-cell>
          <table:table-cell table:style-name="ce16" office:value-type="string" calcext:value-type="string">
            <text:p>Q4s</text:p>
          </table:table-cell>
          <table:table-cell table:style-name="ce16" office:value-type="string" calcext:value-type="string">
            <text:p>Q3s</text:p>
          </table:table-cell>
          <table:table-cell table:style-name="ce16" office:value-type="string" calcext:value-type="string">
            <text:p>Q2s</text:p>
          </table:table-cell>
          <table:table-cell table:number-columns-repeated="4"/>
          <table:table-cell table:style-name="Default" table:number-columns-repeated="2"/>
          <table:table-cell table:number-columns-repeated="16355"/>
        </table:table-row>
        <table:table-row table:style-name="ro2">
          <table:table-cell/>
          <table:table-cell table:style-name="ce14" office:value-type="string" calcext:value-type="string">
            <text:p>AJo</text:p>
          </table:table-cell>
          <table:table-cell table:style-name="ce14" office:value-type="string" calcext:value-type="string">
            <text:p>KJo</text:p>
          </table:table-cell>
          <table:table-cell table:style-name="ce15" office:value-type="string" calcext:value-type="string">
            <text:p>QJo</text:p>
          </table:table-cell>
          <table:table-cell table:style-name="ce14" office:value-type="string" calcext:value-type="string">
            <text:p>JJ</text:p>
          </table:table-cell>
          <table:table-cell table:style-name="ce14" office:value-type="string" calcext:value-type="string">
            <text:p>JTs</text:p>
          </table:table-cell>
          <table:table-cell table:style-name="ce14" office:value-type="string" calcext:value-type="string">
            <text:p>J9s</text:p>
          </table:table-cell>
          <table:table-cell table:style-name="ce16" office:value-type="string" calcext:value-type="string">
            <text:p>J8s</text:p>
          </table:table-cell>
          <table:table-cell table:style-name="ce16" office:value-type="string" calcext:value-type="string">
            <text:p>J7s</text:p>
          </table:table-cell>
          <table:table-cell table:style-name="ce16" office:value-type="string" calcext:value-type="string">
            <text:p>J6s</text:p>
          </table:table-cell>
          <table:table-cell table:style-name="ce16" office:value-type="string" calcext:value-type="string">
            <text:p>J5s</text:p>
          </table:table-cell>
          <table:table-cell table:style-name="ce16" office:value-type="string" calcext:value-type="string">
            <text:p>J4s</text:p>
          </table:table-cell>
          <table:table-cell table:style-name="ce16" office:value-type="string" calcext:value-type="string">
            <text:p>J3s</text:p>
          </table:table-cell>
          <table:table-cell table:style-name="ce16" office:value-type="string" calcext:value-type="string">
            <text:p>J2s</text:p>
          </table:table-cell>
          <table:table-cell table:number-columns-repeated="4"/>
          <table:table-cell table:style-name="Default" table:number-columns-repeated="2"/>
          <table:table-cell table:number-columns-repeated="16355"/>
        </table:table-row>
        <table:table-row table:style-name="ro2">
          <table:table-cell/>
          <table:table-cell table:style-name="ce14" office:value-type="string" calcext:value-type="string">
            <text:p>ATo</text:p>
          </table:table-cell>
          <table:table-cell table:style-name="ce15" office:value-type="string" calcext:value-type="string">
            <text:p>KTo</text:p>
          </table:table-cell>
          <table:table-cell table:style-name="ce15" office:value-type="string" calcext:value-type="string">
            <text:p>QTo</text:p>
          </table:table-cell>
          <table:table-cell table:style-name="ce15" office:value-type="string" calcext:value-type="string">
            <text:p>JTo</text:p>
          </table:table-cell>
          <table:table-cell table:style-name="ce14" office:value-type="string" calcext:value-type="string">
            <text:p>TT</text:p>
          </table:table-cell>
          <table:table-cell table:style-name="ce14" office:value-type="string" calcext:value-type="string">
            <text:p>T9s</text:p>
          </table:table-cell>
          <table:table-cell table:style-name="ce16" office:value-type="string" calcext:value-type="string">
            <text:p>T8s</text:p>
          </table:table-cell>
          <table:table-cell table:style-name="ce16" office:value-type="string" calcext:value-type="string">
            <text:p>T7s</text:p>
          </table:table-cell>
          <table:table-cell table:style-name="ce16" office:value-type="string" calcext:value-type="string">
            <text:p>T6s</text:p>
          </table:table-cell>
          <table:table-cell table:style-name="ce16" office:value-type="string" calcext:value-type="string">
            <text:p>T5s</text:p>
          </table:table-cell>
          <table:table-cell table:style-name="ce16" office:value-type="string" calcext:value-type="string">
            <text:p>T4s</text:p>
          </table:table-cell>
          <table:table-cell table:style-name="ce16" office:value-type="string" calcext:value-type="string">
            <text:p>T3s</text:p>
          </table:table-cell>
          <table:table-cell table:style-name="ce16" office:value-type="string" calcext:value-type="string">
            <text:p>T2s</text:p>
          </table:table-cell>
          <table:table-cell table:number-columns-repeated="4"/>
          <table:table-cell table:style-name="Default" table:number-columns-repeated="2"/>
          <table:table-cell table:number-columns-repeated="16355"/>
        </table:table-row>
        <table:table-row table:style-name="ro2">
          <table:table-cell/>
          <table:table-cell table:style-name="ce15" office:value-type="string" calcext:value-type="string">
            <text:p>A9o</text:p>
          </table:table-cell>
          <table:table-cell table:style-name="ce15" office:value-type="string" calcext:value-type="string">
            <text:p>K9o</text:p>
          </table:table-cell>
          <table:table-cell table:style-name="ce15" office:value-type="string" calcext:value-type="string">
            <text:p>Q9o</text:p>
          </table:table-cell>
          <table:table-cell table:style-name="ce15" office:value-type="string" calcext:value-type="string">
            <text:p>J9o</text:p>
          </table:table-cell>
          <table:table-cell table:style-name="ce15" office:value-type="string" calcext:value-type="string">
            <text:p>T9o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98s</text:p>
          </table:table-cell>
          <table:table-cell table:style-name="ce16" office:value-type="string" calcext:value-type="string">
            <text:p>97s</text:p>
          </table:table-cell>
          <table:table-cell table:style-name="ce16" office:value-type="string" calcext:value-type="string">
            <text:p>96s</text:p>
          </table:table-cell>
          <table:table-cell table:style-name="ce16" office:value-type="string" calcext:value-type="string">
            <text:p>95s</text:p>
          </table:table-cell>
          <table:table-cell table:style-name="ce16" office:value-type="string" calcext:value-type="string">
            <text:p>94s</text:p>
          </table:table-cell>
          <table:table-cell table:style-name="ce16" office:value-type="string" calcext:value-type="string">
            <text:p>93s</text:p>
          </table:table-cell>
          <table:table-cell table:style-name="ce16" office:value-type="string" calcext:value-type="string">
            <text:p>92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6355"/>
        </table:table-row>
        <table:table-row table:style-name="ro2">
          <table:table-cell/>
          <table:table-cell table:style-name="ce15" office:value-type="string" calcext:value-type="string">
            <text:p>A8o</text:p>
          </table:table-cell>
          <table:table-cell table:style-name="ce15" office:value-type="string" calcext:value-type="string">
            <text:p>K8o</text:p>
          </table:table-cell>
          <table:table-cell table:style-name="ce15" office:value-type="string" calcext:value-type="string">
            <text:p>Q8o</text:p>
          </table:table-cell>
          <table:table-cell table:style-name="ce15" office:value-type="string" calcext:value-type="string">
            <text:p>J8o</text:p>
          </table:table-cell>
          <table:table-cell table:style-name="ce15" office:value-type="string" calcext:value-type="string">
            <text:p>T8o</text:p>
          </table:table-cell>
          <table:table-cell table:style-name="ce15" office:value-type="string" calcext:value-type="string">
            <text:p>98o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87s</text:p>
          </table:table-cell>
          <table:table-cell table:style-name="ce16" office:value-type="string" calcext:value-type="string">
            <text:p>86s</text:p>
          </table:table-cell>
          <table:table-cell table:style-name="ce16" office:value-type="string" calcext:value-type="string">
            <text:p>85s</text:p>
          </table:table-cell>
          <table:table-cell table:style-name="ce16" office:value-type="string" calcext:value-type="string">
            <text:p>84s</text:p>
          </table:table-cell>
          <table:table-cell table:style-name="ce16" office:value-type="string" calcext:value-type="string">
            <text:p>83s</text:p>
          </table:table-cell>
          <table:table-cell table:style-name="ce16" office:value-type="string" calcext:value-type="string">
            <text:p>82s</text:p>
          </table:table-cell>
          <table:table-cell table:number-columns-repeated="4"/>
          <table:table-cell table:style-name="Default" table:number-columns-repeated="2"/>
          <table:table-cell table:number-columns-repeated="16355"/>
        </table:table-row>
        <table:table-row table:style-name="ro2">
          <table:table-cell/>
          <table:table-cell table:style-name="ce15" office:value-type="string" calcext:value-type="string">
            <text:p>A7o</text:p>
          </table:table-cell>
          <table:table-cell table:style-name="ce15" office:value-type="string" calcext:value-type="string">
            <text:p>K7o</text:p>
          </table:table-cell>
          <table:table-cell table:style-name="ce15" office:value-type="string" calcext:value-type="string">
            <text:p>Q7o</text:p>
          </table:table-cell>
          <table:table-cell table:style-name="ce15" office:value-type="string" calcext:value-type="string">
            <text:p>J7o</text:p>
          </table:table-cell>
          <table:table-cell table:style-name="ce15" office:value-type="string" calcext:value-type="string">
            <text:p>T7o</text:p>
          </table:table-cell>
          <table:table-cell table:style-name="ce15" office:value-type="string" calcext:value-type="string">
            <text:p>97o</text:p>
          </table:table-cell>
          <table:table-cell table:style-name="ce15" office:value-type="string" calcext:value-type="string">
            <text:p>87o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<text:span text:style-name="T3">76s</text:span></text:p>
            <text:p>8.0</text:p>
          </table:table-cell>
          <table:table-cell table:style-name="ce16" office:value-type="string" calcext:value-type="string">
            <text:p>75s</text:p>
          </table:table-cell>
          <table:table-cell table:style-name="ce16" office:value-type="string" calcext:value-type="string">
            <text:p>74s</text:p>
          </table:table-cell>
          <table:table-cell table:style-name="ce16" office:value-type="string" calcext:value-type="string">
            <text:p>73s</text:p>
          </table:table-cell>
          <table:table-cell table:style-name="ce16" office:value-type="string" calcext:value-type="string">
            <text:p>72s</text:p>
          </table:table-cell>
          <table:table-cell table:number-columns-repeated="16361"/>
        </table:table-row>
        <table:table-row table:style-name="ro2">
          <table:table-cell/>
          <table:table-cell table:style-name="ce15" office:value-type="string" calcext:value-type="string">
            <text:p>A6o</text:p>
          </table:table-cell>
          <table:table-cell table:style-name="ce15" office:value-type="string" calcext:value-type="string">
            <text:p>K6o</text:p>
          </table:table-cell>
          <table:table-cell table:style-name="ce15" office:value-type="string" calcext:value-type="string">
            <text:p>Q6o</text:p>
          </table:table-cell>
          <table:table-cell table:style-name="ce15" office:value-type="string" calcext:value-type="string">
            <text:p>J6o</text:p>
          </table:table-cell>
          <table:table-cell table:style-name="ce15" office:value-type="string" calcext:value-type="string">
            <text:p>T6o</text:p>
          </table:table-cell>
          <table:table-cell table:style-name="ce15" office:value-type="string" calcext:value-type="string">
            <text:p>96o</text:p>
          </table:table-cell>
          <table:table-cell table:style-name="ce15" office:value-type="string" calcext:value-type="string">
            <text:p>86o</text:p>
          </table:table-cell>
          <table:table-cell table:style-name="ce15" office:value-type="string" calcext:value-type="string">
            <text:p>76o</text:p>
          </table:table-cell>
          <table:table-cell table:style-name="ce14" office:value-type="float" office:value="66" calcext:value-type="float">
            <text:p>66</text:p>
          </table:table-cell>
          <table:table-cell table:style-name="ce16" office:value-type="string" calcext:value-type="string">
            <text:p>65s</text:p>
          </table:table-cell>
          <table:table-cell table:style-name="ce16" office:value-type="string" calcext:value-type="string">
            <text:p>64s</text:p>
          </table:table-cell>
          <table:table-cell table:style-name="ce16" office:value-type="string" calcext:value-type="string">
            <text:p>63s</text:p>
          </table:table-cell>
          <table:table-cell table:style-name="ce16" office:value-type="string" calcext:value-type="string">
            <text:p>62s</text:p>
          </table:table-cell>
          <table:table-cell table:number-columns-repeated="16361"/>
        </table:table-row>
        <table:table-row table:style-name="ro2">
          <table:table-cell/>
          <table:table-cell table:style-name="ce15" office:value-type="string" calcext:value-type="string">
            <text:p>A5o</text:p>
          </table:table-cell>
          <table:table-cell table:style-name="ce15" office:value-type="string" calcext:value-type="string">
            <text:p>K5o</text:p>
          </table:table-cell>
          <table:table-cell table:style-name="ce15" office:value-type="string" calcext:value-type="string">
            <text:p>Q5o</text:p>
          </table:table-cell>
          <table:table-cell table:style-name="ce15" office:value-type="string" calcext:value-type="string">
            <text:p>J5o</text:p>
          </table:table-cell>
          <table:table-cell table:style-name="ce15" office:value-type="string" calcext:value-type="string">
            <text:p>T5o</text:p>
          </table:table-cell>
          <table:table-cell table:style-name="ce15" office:value-type="string" calcext:value-type="string">
            <text:p>95o</text:p>
          </table:table-cell>
          <table:table-cell table:style-name="ce15" office:value-type="string" calcext:value-type="string">
            <text:p>85o</text:p>
          </table:table-cell>
          <table:table-cell table:style-name="ce15" office:value-type="string" calcext:value-type="string">
            <text:p>75o</text:p>
          </table:table-cell>
          <table:table-cell table:style-name="ce15" office:value-type="string" calcext:value-type="string">
            <text:p>65o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string" calcext:value-type="string">
            <text:p>54s</text:p>
          </table:table-cell>
          <table:table-cell table:style-name="ce16" office:value-type="string" calcext:value-type="string">
            <text:p>53s</text:p>
          </table:table-cell>
          <table:table-cell table:style-name="ce16" office:value-type="string" calcext:value-type="string">
            <text:p>52s</text:p>
          </table:table-cell>
          <table:table-cell table:number-columns-repeated="16361"/>
        </table:table-row>
        <table:table-row table:style-name="ro2">
          <table:table-cell/>
          <table:table-cell table:style-name="ce15" office:value-type="string" calcext:value-type="string">
            <text:p>A4o</text:p>
          </table:table-cell>
          <table:table-cell table:style-name="ce15" office:value-type="string" calcext:value-type="string">
            <text:p>K4o</text:p>
          </table:table-cell>
          <table:table-cell table:style-name="ce15" office:value-type="string" calcext:value-type="string">
            <text:p>Q4o</text:p>
          </table:table-cell>
          <table:table-cell table:style-name="ce15" office:value-type="string" calcext:value-type="string">
            <text:p>J4o</text:p>
          </table:table-cell>
          <table:table-cell table:style-name="ce15" office:value-type="string" calcext:value-type="string">
            <text:p>T4o</text:p>
          </table:table-cell>
          <table:table-cell table:style-name="ce15" office:value-type="string" calcext:value-type="string">
            <text:p>94o</text:p>
          </table:table-cell>
          <table:table-cell table:style-name="ce15" office:value-type="string" calcext:value-type="string">
            <text:p>84o</text:p>
          </table:table-cell>
          <table:table-cell table:style-name="ce15" office:value-type="string" calcext:value-type="string">
            <text:p>74o</text:p>
          </table:table-cell>
          <table:table-cell table:style-name="ce15" office:value-type="string" calcext:value-type="string">
            <text:p>64o</text:p>
          </table:table-cell>
          <table:table-cell table:style-name="ce15" office:value-type="string" calcext:value-type="string">
            <text:p>54o</text:p>
          </table:table-cell>
          <table:table-cell table:style-name="ce14" office:value-type="float" office:value="44" calcext:value-type="float">
            <text:p>44</text:p>
          </table:table-cell>
          <table:table-cell table:style-name="ce16" office:value-type="string" calcext:value-type="string">
            <text:p>43s</text:p>
          </table:table-cell>
          <table:table-cell table:style-name="ce16" office:value-type="string" calcext:value-type="string">
            <text:p>42s</text:p>
          </table:table-cell>
          <table:table-cell table:number-columns-repeated="16361"/>
        </table:table-row>
        <table:table-row table:style-name="ro2">
          <table:table-cell/>
          <table:table-cell table:style-name="ce15" office:value-type="string" calcext:value-type="string">
            <text:p>A3o</text:p>
          </table:table-cell>
          <table:table-cell table:style-name="ce15" office:value-type="string" calcext:value-type="string">
            <text:p>K3o</text:p>
          </table:table-cell>
          <table:table-cell table:style-name="ce15" office:value-type="string" calcext:value-type="string">
            <text:p>Q3o</text:p>
          </table:table-cell>
          <table:table-cell table:style-name="ce15" office:value-type="string" calcext:value-type="string">
            <text:p>J3o</text:p>
          </table:table-cell>
          <table:table-cell table:style-name="ce15" office:value-type="string" calcext:value-type="string">
            <text:p>T3o</text:p>
          </table:table-cell>
          <table:table-cell table:style-name="ce15" office:value-type="string" calcext:value-type="string">
            <text:p>93o</text:p>
          </table:table-cell>
          <table:table-cell table:style-name="ce15" office:value-type="string" calcext:value-type="string">
            <text:p>83o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string" calcext:value-type="string">
            <text:p>63o</text:p>
          </table:table-cell>
          <table:table-cell table:style-name="ce15" office:value-type="string" calcext:value-type="string">
            <text:p>53o</text:p>
          </table:table-cell>
          <table:table-cell table:style-name="ce15" office:value-type="string" calcext:value-type="string">
            <text:p>43o</text:p>
          </table:table-cell>
          <table:table-cell table:style-name="ce20" office:value-type="float" office:value="33" calcext:value-type="float">
            <text:p>33</text:p>
          </table:table-cell>
          <table:table-cell table:style-name="ce16" office:value-type="string" calcext:value-type="string">
            <text:p>32s</text:p>
          </table:table-cell>
          <table:table-cell table:number-columns-repeated="16361"/>
        </table:table-row>
        <table:table-row table:style-name="ro2">
          <table:table-cell/>
          <table:table-cell table:style-name="ce15" office:value-type="string" calcext:value-type="string">
            <text:p>A2o</text:p>
          </table:table-cell>
          <table:table-cell table:style-name="ce15" office:value-type="string" calcext:value-type="string">
            <text:p>K2o</text:p>
          </table:table-cell>
          <table:table-cell table:style-name="ce15" office:value-type="string" calcext:value-type="string">
            <text:p>Q2o</text:p>
          </table:table-cell>
          <table:table-cell table:style-name="ce15" office:value-type="string" calcext:value-type="string">
            <text:p>J2o</text:p>
          </table:table-cell>
          <table:table-cell table:style-name="ce15" office:value-type="string" calcext:value-type="string">
            <text:p>T2o</text:p>
          </table:table-cell>
          <table:table-cell table:style-name="ce15" office:value-type="string" calcext:value-type="string">
            <text:p>92o</text:p>
          </table:table-cell>
          <table:table-cell table:style-name="ce15" office:value-type="string" calcext:value-type="string">
            <text:p>82o</text:p>
          </table:table-cell>
          <table:table-cell table:style-name="ce15" office:value-type="string" calcext:value-type="string">
            <text:p>72o</text:p>
          </table:table-cell>
          <table:table-cell table:style-name="ce15" office:value-type="string" calcext:value-type="string">
            <text:p>62o</text:p>
          </table:table-cell>
          <table:table-cell table:style-name="ce15" office:value-type="string" calcext:value-type="string">
            <text:p>52o</text:p>
          </table:table-cell>
          <table:table-cell table:style-name="ce15" office:value-type="string" calcext:value-type="string">
            <text:p>42o</text:p>
          </table:table-cell>
          <table:table-cell table:style-name="ce15" office:value-type="string" calcext:value-type="string">
            <text:p>32o</text:p>
          </table:table-cell>
          <table:table-cell table:style-name="ce20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5">
          <table:table-cell table:number-columns-repeated="16375"/>
        </table:table-row>
      </table:table>
      <table:table table:name="6 UTG1" table:style-name="ta1">
        <table:table-column table:style-name="co1" table:number-columns-repeated="17" table:default-cell-style-name="ce1"/>
        <table:table-column table:style-name="co1" table:default-cell-style-name="ce31"/>
        <table:table-column table:style-name="co10" table:default-cell-style-name="ce31"/>
        <table:table-column table:style-name="co1" table:default-cell-style-name="ce31"/>
        <table:table-column table:style-name="co1" table:number-columns-repeated="16346" table:default-cell-style-name="ce1"/>
        <table:table-column table:style-name="co4" table:number-columns-repeated="9" table:default-cell-style-name="ce1"/>
        <table:table-row table:style-name="ro6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6 Max UTG+1</text:p>
          </table:table-cell>
          <table:table-cell table:number-columns-repeated="8"/>
          <table:table-cell table:style-name="ce36" table:formula="of:=[.$S$4]" office:value-type="float" office:value="50" calcext:value-type="float" table:number-columns-spanned="2" table:number-rows-spanned="1">
            <text:p>50</text:p>
          </table:table-cell>
          <table:covered-table-cell table:style-name="ce37"/>
          <table:table-cell table:style-name="ce38" table:formula="of:=[.$S$4]/[.$S$3]" office:value-type="percentage" office:value="0.295857988165681" calcext:value-type="percentage" table:number-columns-spanned="2" table:number-rows-spanned="1">
            <text:p>30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4" office:value-type="string" calcext:value-type="string">
            <text:p>K8s</text:p>
          </table:table-cell>
          <table:table-cell table:style-name="ce30" office:value-type="string" calcext:value-type="string">
            <text:p>K7s</text:p>
          </table:table-cell>
          <table:table-cell table:style-name="ce30" office:value-type="string" calcext:value-type="string">
            <text:p>K6s</text:p>
          </table:table-cell>
          <table:table-cell table:style-name="ce30" office:value-type="string" calcext:value-type="string">
            <text:p>K5s</text:p>
          </table:table-cell>
          <table:table-cell table:style-name="ce30" office:value-type="string" calcext:value-type="string">
            <text:p>K4s</text:p>
          </table:table-cell>
          <table:table-cell table:style-name="ce30" office:value-type="string" calcext:value-type="string">
            <text:p>K3s</text:p>
          </table:table-cell>
          <table:table-cell table:style-name="ce30" office:value-type="string" calcext:value-type="string">
            <text:p>K2s</text:p>
          </table:table-cell>
          <table:table-cell table:number-columns-repeated="4"/>
          <table:table-cell table:style-name="Default" table:formula="of:=42+4+4" office:value-type="float" office:value="50" calcext:value-type="float">
            <text:p>50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0" office:value-type="string" calcext:value-type="string">
            <text:p>Q8s</text:p>
          </table:table-cell>
          <table:table-cell table:style-name="ce30" office:value-type="string" calcext:value-type="string">
            <text:p>Q7s</text:p>
          </table:table-cell>
          <table:table-cell table:style-name="ce30" office:value-type="string" calcext:value-type="string">
            <text:p>Q6s</text:p>
          </table:table-cell>
          <table:table-cell table:style-name="ce30" office:value-type="string" calcext:value-type="string">
            <text:p>Q5s</text:p>
          </table:table-cell>
          <table:table-cell table:style-name="ce30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34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0" office:value-type="string" calcext:value-type="string">
            <text:p>J8s</text:p>
          </table:table-cell>
          <table:table-cell table:style-name="ce30" office:value-type="string" calcext:value-type="string">
            <text:p>J7s</text:p>
          </table:table-cell>
          <table:table-cell table:style-name="ce30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34" office:value-type="string" calcext:value-type="string">
            <text:p>KTo</text:p>
          </table:table-cell>
          <table:table-cell table:style-name="ce29" office:value-type="string" calcext:value-type="string">
            <text:p>QTo</text:p>
          </table:table-cell>
          <table:table-cell table:style-name="ce34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0" office:value-type="string" calcext:value-type="string">
            <text:p>T8s</text:p>
          </table:table-cell>
          <table:table-cell table:style-name="ce30" office:value-type="string" calcext:value-type="string">
            <text:p>T7s</text:p>
          </table:table-cell>
          <table:table-cell table:style-name="ce30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9o</text:p>
          </table:table-cell>
          <table:table-cell table:style-name="ce29" office:value-type="string" calcext:value-type="string">
            <text:p>K9o</text:p>
          </table:table-cell>
          <table:table-cell table:style-name="ce29" office:value-type="string" calcext:value-type="string">
            <text:p>Q9o</text:p>
          </table:table-cell>
          <table:table-cell table:style-name="ce29" office:value-type="string" calcext:value-type="string">
            <text:p>J9o</text:p>
          </table:table-cell>
          <table:table-cell table:style-name="ce29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0" office:value-type="string" calcext:value-type="string">
            <text:p>97s</text:p>
          </table:table-cell>
          <table:table-cell table:style-name="ce30" office:value-type="string" calcext:value-type="string">
            <text:p>96s</text:p>
          </table:table-cell>
          <table:table-cell table:style-name="ce30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8o</text:p>
          </table:table-cell>
          <table:table-cell table:style-name="ce29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29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0" office:value-type="string" calcext:value-type="string">
            <text:p>86s</text:p>
          </table:table-cell>
          <table:table-cell table:style-name="ce30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7o</text:p>
          </table:table-cell>
          <table:table-cell table:style-name="ce29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0" office:value-type="string" calcext:value-type="string">
            <text:p>75s</text:p>
          </table:table-cell>
          <table:table-cell table:style-name="ce30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65s</text:p>
          </table:table-cell>
          <table:table-cell table:style-name="ce30" office:value-type="string" calcext:value-type="string">
            <text:p>64s</text:p>
          </table:table-cell>
          <table:table-cell table:style-name="ce30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54s</text:p>
          </table:table-cell>
          <table:table-cell table:style-name="ce30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0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34" office:value-type="float" office:value="33" calcext:value-type="float">
            <text:p>33</text:p>
          </table:table-cell>
          <table:table-cell table:style-name="ce30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5">
          <table:table-cell table:number-columns-repeated="16375"/>
        </table:table-row>
      </table:table>
      <table:table table:name="6 Cutoff" table:style-name="ta1">
        <table:table-column table:style-name="co1" table:number-columns-repeated="16" table:default-cell-style-name="ce1"/>
        <table:table-column table:style-name="co1" table:number-columns-repeated="2" table:default-cell-style-name="ce31"/>
        <table:table-column table:style-name="co10" table:default-cell-style-name="ce31"/>
        <table:table-column table:style-name="co1" table:number-columns-repeated="16345" table:default-cell-style-name="ce1"/>
        <table:table-column table:style-name="co4" table:number-columns-repeated="9" table:default-cell-style-name="ce1"/>
        <table:table-row table:style-name="ro6">
          <table:table-cell table:number-columns-repeated="16373"/>
        </table:table-row>
        <table:table-row table:style-name="ro1">
          <table:table-cell/>
          <table:table-cell table:style-name="ce35" office:value-type="string" calcext:value-type="string">
            <text:p>6 Max Cutoff</text:p>
          </table:table-cell>
          <table:table-cell table:number-columns-repeated="8"/>
          <table:table-cell table:style-name="ce36" table:formula="of:=[.$S$4]" office:value-type="float" office:value="66" calcext:value-type="float" table:number-columns-spanned="2" table:number-rows-spanned="1">
            <text:p>66</text:p>
          </table:table-cell>
          <table:covered-table-cell table:style-name="ce37"/>
          <table:table-cell table:style-name="ce38" table:formula="of:=[.$S$4]/[.$S$3]" office:value-type="percentage" office:value="0.390532544378698" calcext:value-type="percentage" table:number-columns-spanned="2" table:number-rows-spanned="1">
            <text:p>39%</text:p>
          </table:table-cell>
          <table:covered-table-cell table:style-name="ce37"/>
          <table:table-cell table:number-columns-repeated="16359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4"/>
          <table:table-cell table:style-name="Default" office:value-type="float" office:value="169" calcext:value-type="float">
            <text:p>169</text:p>
          </table:table-cell>
          <table:table-cell table:number-columns-repeated="16354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4" office:value-type="string" calcext:value-type="string">
            <text:p>K8s</text:p>
          </table:table-cell>
          <table:table-cell table:style-name="ce34" office:value-type="string" calcext:value-type="string">
            <text:p>K7s</text:p>
          </table:table-cell>
          <table:table-cell table:style-name="ce34" office:value-type="string" calcext:value-type="string">
            <text:p>K6s</text:p>
          </table:table-cell>
          <table:table-cell table:style-name="ce30" office:value-type="string" calcext:value-type="string">
            <text:p>K5s</text:p>
          </table:table-cell>
          <table:table-cell table:style-name="ce30" office:value-type="string" calcext:value-type="string">
            <text:p>K4s</text:p>
          </table:table-cell>
          <table:table-cell table:style-name="ce30" office:value-type="string" calcext:value-type="string">
            <text:p>K3s</text:p>
          </table:table-cell>
          <table:table-cell table:style-name="ce30" office:value-type="string" calcext:value-type="string">
            <text:p>K2s</text:p>
          </table:table-cell>
          <table:table-cell table:number-columns-repeated="4"/>
          <table:table-cell table:style-name="Default" table:formula="of:=50+2+3+1+2+3+1+2+2" office:value-type="float" office:value="66" calcext:value-type="float">
            <text:p>66</text:p>
          </table:table-cell>
          <table:table-cell table:number-columns-repeated="16354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4" office:value-type="string" calcext:value-type="string">
            <text:p>Q8s</text:p>
          </table:table-cell>
          <table:table-cell table:style-name="ce30" office:value-type="string" calcext:value-type="string">
            <text:p>Q7s</text:p>
          </table:table-cell>
          <table:table-cell table:style-name="ce30" office:value-type="string" calcext:value-type="string">
            <text:p>Q6s</text:p>
          </table:table-cell>
          <table:table-cell table:style-name="ce30" office:value-type="string" calcext:value-type="string">
            <text:p>Q5s</text:p>
          </table:table-cell>
          <table:table-cell table:style-name="ce30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34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4" office:value-type="string" calcext:value-type="string">
            <text:p>J8s</text:p>
          </table:table-cell>
          <table:table-cell table:style-name="ce30" office:value-type="string" calcext:value-type="string">
            <text:p>J7s</text:p>
          </table:table-cell>
          <table:table-cell table:style-name="ce30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34" office:value-type="string" calcext:value-type="string">
            <text:p>KTo</text:p>
          </table:table-cell>
          <table:table-cell table:style-name="ce34" office:value-type="string" calcext:value-type="string">
            <text:p>QTo</text:p>
          </table:table-cell>
          <table:table-cell table:style-name="ce34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4" office:value-type="string" calcext:value-type="string">
            <text:p>T8s</text:p>
          </table:table-cell>
          <table:table-cell table:style-name="ce30" office:value-type="string" calcext:value-type="string">
            <text:p>T7s</text:p>
          </table:table-cell>
          <table:table-cell table:style-name="ce30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1">
          <table:table-cell/>
          <table:table-cell table:style-name="ce34" office:value-type="string" calcext:value-type="string">
            <text:p>A9o</text:p>
          </table:table-cell>
          <table:table-cell table:style-name="ce29" office:value-type="string" calcext:value-type="string">
            <text:p>K9o</text:p>
          </table:table-cell>
          <table:table-cell table:style-name="ce29" office:value-type="string" calcext:value-type="string">
            <text:p>Q9o</text:p>
          </table:table-cell>
          <table:table-cell table:style-name="ce29" office:value-type="string" calcext:value-type="string">
            <text:p>J9o</text:p>
          </table:table-cell>
          <table:table-cell table:style-name="ce34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4" office:value-type="string" calcext:value-type="string">
            <text:p>97s</text:p>
          </table:table-cell>
          <table:table-cell table:style-name="ce30" office:value-type="string" calcext:value-type="string">
            <text:p>96s</text:p>
          </table:table-cell>
          <table:table-cell table:style-name="ce30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1">
          <table:table-cell/>
          <table:table-cell table:style-name="ce34" office:value-type="string" calcext:value-type="string">
            <text:p>A8o</text:p>
          </table:table-cell>
          <table:table-cell table:style-name="ce29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34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4" office:value-type="string" calcext:value-type="string">
            <text:p>86s</text:p>
          </table:table-cell>
          <table:table-cell table:style-name="ce30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1">
          <table:table-cell/>
          <table:table-cell table:style-name="ce29" office:value-type="string" calcext:value-type="string">
            <text:p>A7o</text:p>
          </table:table-cell>
          <table:table-cell table:style-name="ce29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4" office:value-type="string" calcext:value-type="string">
            <text:p>75s</text:p>
          </table:table-cell>
          <table:table-cell table:style-name="ce30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59"/>
        </table:table-row>
        <table:table-row table:style-name="ro1">
          <table:table-cell/>
          <table:table-cell table:style-name="ce29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65s</text:p>
          </table:table-cell>
          <table:table-cell table:style-name="ce30" office:value-type="string" calcext:value-type="string">
            <text:p>64s</text:p>
          </table:table-cell>
          <table:table-cell table:style-name="ce30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59"/>
        </table:table-row>
        <table:table-row table:style-name="ro1">
          <table:table-cell/>
          <table:table-cell table:style-name="ce34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54s</text:p>
          </table:table-cell>
          <table:table-cell table:style-name="ce30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59"/>
        </table:table-row>
        <table:table-row table:style-name="ro1">
          <table:table-cell/>
          <table:table-cell table:style-name="ce29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59"/>
        </table:table-row>
        <table:table-row table:style-name="ro1">
          <table:table-cell/>
          <table:table-cell table:style-name="ce29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32s</text:p>
          </table:table-cell>
          <table:table-cell table:number-columns-repeated="16359"/>
        </table:table-row>
        <table:table-row table:style-name="ro1">
          <table:table-cell/>
          <table:table-cell table:style-name="ce29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59"/>
        </table:table-row>
        <table:table-row table:style-name="ro1" table:number-rows-repeated="1048560">
          <table:table-cell table:number-columns-repeated="16373"/>
        </table:table-row>
        <table:table-row table:style-name="ro5">
          <table:table-cell table:number-columns-repeated="16373"/>
        </table:table-row>
      </table:table>
      <table:table table:name="6 Button" table:style-name="ta1">
        <table:table-column table:style-name="co1" table:number-columns-repeated="17" table:default-cell-style-name="ce1"/>
        <table:table-column table:style-name="co1" table:default-cell-style-name="ce31"/>
        <table:table-column table:style-name="co10" table:default-cell-style-name="ce31"/>
        <table:table-column table:style-name="co1" table:default-cell-style-name="ce31"/>
        <table:table-column table:style-name="co1" table:number-columns-repeated="16346" table:default-cell-style-name="ce1"/>
        <table:table-column table:style-name="co4" table:number-columns-repeated="9" table:default-cell-style-name="ce1"/>
        <table:table-row table:style-name="ro6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6 Max Button</text:p>
          </table:table-cell>
          <table:table-cell table:number-columns-repeated="8"/>
          <table:table-cell table:style-name="ce36" table:formula="of:=[.$S$4]" office:value-type="float" office:value="95" calcext:value-type="float" table:number-columns-spanned="2" table:number-rows-spanned="1">
            <text:p>95</text:p>
          </table:table-cell>
          <table:covered-table-cell table:style-name="ce37"/>
          <table:table-cell table:style-name="ce38" table:formula="of:=[.$S$4]/[.$S$3]" office:value-type="percentage" office:value="0.562130177514793" calcext:value-type="percentage" table:number-columns-spanned="2" table:number-rows-spanned="1">
            <text:p>56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4" office:value-type="string" calcext:value-type="string">
            <text:p>K8s</text:p>
          </table:table-cell>
          <table:table-cell table:style-name="ce34" office:value-type="string" calcext:value-type="string">
            <text:p>K7s</text:p>
          </table:table-cell>
          <table:table-cell table:style-name="ce34" office:value-type="string" calcext:value-type="string">
            <text:p>K6s</text:p>
          </table:table-cell>
          <table:table-cell table:style-name="ce34" office:value-type="string" calcext:value-type="string">
            <text:p>K5s</text:p>
          </table:table-cell>
          <table:table-cell table:style-name="ce34" office:value-type="string" calcext:value-type="string">
            <text:p>K4s</text:p>
          </table:table-cell>
          <table:table-cell table:style-name="ce34" office:value-type="string" calcext:value-type="string">
            <text:p>K3s</text:p>
          </table:table-cell>
          <table:table-cell table:style-name="ce34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95" calcext:value-type="float">
            <text:p>95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4" office:value-type="string" calcext:value-type="string">
            <text:p>Q8s</text:p>
          </table:table-cell>
          <table:table-cell table:style-name="ce34" office:value-type="string" calcext:value-type="string">
            <text:p>Q7s</text:p>
          </table:table-cell>
          <table:table-cell table:style-name="ce34" office:value-type="string" calcext:value-type="string">
            <text:p>Q6s</text:p>
          </table:table-cell>
          <table:table-cell table:style-name="ce34" office:value-type="string" calcext:value-type="string">
            <text:p>Q5s</text:p>
          </table:table-cell>
          <table:table-cell table:style-name="ce34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34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4" office:value-type="string" calcext:value-type="string">
            <text:p>J8s</text:p>
          </table:table-cell>
          <table:table-cell table:style-name="ce34" office:value-type="string" calcext:value-type="string">
            <text:p>J7s</text:p>
          </table:table-cell>
          <table:table-cell table:style-name="ce34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34" office:value-type="string" calcext:value-type="string">
            <text:p>KTo</text:p>
          </table:table-cell>
          <table:table-cell table:style-name="ce34" office:value-type="string" calcext:value-type="string">
            <text:p>QTo</text:p>
          </table:table-cell>
          <table:table-cell table:style-name="ce34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4" office:value-type="string" calcext:value-type="string">
            <text:p>T8s</text:p>
          </table:table-cell>
          <table:table-cell table:style-name="ce34" office:value-type="string" calcext:value-type="string">
            <text:p>T7s</text:p>
          </table:table-cell>
          <table:table-cell table:style-name="ce34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9o</text:p>
          </table:table-cell>
          <table:table-cell table:style-name="ce34" office:value-type="string" calcext:value-type="string">
            <text:p>K9o</text:p>
          </table:table-cell>
          <table:table-cell table:style-name="ce34" office:value-type="string" calcext:value-type="string">
            <text:p>Q9o</text:p>
          </table:table-cell>
          <table:table-cell table:style-name="ce34" office:value-type="string" calcext:value-type="string">
            <text:p>J9o</text:p>
          </table:table-cell>
          <table:table-cell table:style-name="ce34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4" office:value-type="string" calcext:value-type="string">
            <text:p>97s</text:p>
          </table:table-cell>
          <table:table-cell table:style-name="ce34" office:value-type="string" calcext:value-type="string">
            <text:p>96s</text:p>
          </table:table-cell>
          <table:table-cell table:style-name="ce34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8o</text:p>
          </table:table-cell>
          <table:table-cell table:style-name="ce34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34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4" office:value-type="string" calcext:value-type="string">
            <text:p>86s</text:p>
          </table:table-cell>
          <table:table-cell table:style-name="ce34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7o</text:p>
          </table:table-cell>
          <table:table-cell table:style-name="ce34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4" office:value-type="string" calcext:value-type="string">
            <text:p>75s</text:p>
          </table:table-cell>
          <table:table-cell table:style-name="ce34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65s</text:p>
          </table:table-cell>
          <table:table-cell table:style-name="ce34" office:value-type="string" calcext:value-type="string">
            <text:p>64s</text:p>
          </table:table-cell>
          <table:table-cell table:style-name="ce34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54s</text:p>
          </table:table-cell>
          <table:table-cell table:style-name="ce34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5">
          <table:table-cell table:number-columns-repeated="16375"/>
        </table:table-row>
      </table:table>
      <table:table table:name="6 Small Blind" table:style-name="ta1">
        <table:table-column table:style-name="co1" table:number-columns-repeated="17" table:default-cell-style-name="ce1"/>
        <table:table-column table:style-name="co1" table:default-cell-style-name="ce31"/>
        <table:table-column table:style-name="co10" table:default-cell-style-name="ce31"/>
        <table:table-column table:style-name="co1" table:default-cell-style-name="ce31"/>
        <table:table-column table:style-name="co1" table:number-columns-repeated="16346" table:default-cell-style-name="ce1"/>
        <table:table-column table:style-name="co4" table:number-columns-repeated="9" table:default-cell-style-name="ce1"/>
        <table:table-row table:style-name="ro6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6 Max Small Blind</text:p>
          </table:table-cell>
          <table:table-cell table:number-columns-repeated="8"/>
          <table:table-cell table:style-name="ce36" table:formula="of:=[.$S$4]" office:value-type="float" office:value="107" calcext:value-type="float" table:number-columns-spanned="2" table:number-rows-spanned="1">
            <text:p>107</text:p>
          </table:table-cell>
          <table:covered-table-cell table:style-name="ce37"/>
          <table:table-cell table:style-name="ce38" table:formula="of:=[.$S$4]/[.$S$3]" office:value-type="percentage" office:value="0.633136094674556" calcext:value-type="percentage" table:number-columns-spanned="2" table:number-rows-spanned="1">
            <text:p>63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4" office:value-type="string" calcext:value-type="string">
            <text:p>K8s</text:p>
          </table:table-cell>
          <table:table-cell table:style-name="ce34" office:value-type="string" calcext:value-type="string">
            <text:p>K7s</text:p>
          </table:table-cell>
          <table:table-cell table:style-name="ce34" office:value-type="string" calcext:value-type="string">
            <text:p>K6s</text:p>
          </table:table-cell>
          <table:table-cell table:style-name="ce34" office:value-type="string" calcext:value-type="string">
            <text:p>K5s</text:p>
          </table:table-cell>
          <table:table-cell table:style-name="ce34" office:value-type="string" calcext:value-type="string">
            <text:p>K4s</text:p>
          </table:table-cell>
          <table:table-cell table:style-name="ce34" office:value-type="string" calcext:value-type="string">
            <text:p>K3s</text:p>
          </table:table-cell>
          <table:table-cell table:style-name="ce34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107" calcext:value-type="float">
            <text:p>107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4" office:value-type="string" calcext:value-type="string">
            <text:p>Q8s</text:p>
          </table:table-cell>
          <table:table-cell table:style-name="ce34" office:value-type="string" calcext:value-type="string">
            <text:p>Q7s</text:p>
          </table:table-cell>
          <table:table-cell table:style-name="ce34" office:value-type="string" calcext:value-type="string">
            <text:p>Q6s</text:p>
          </table:table-cell>
          <table:table-cell table:style-name="ce34" office:value-type="string" calcext:value-type="string">
            <text:p>Q5s</text:p>
          </table:table-cell>
          <table:table-cell table:style-name="ce34" office:value-type="string" calcext:value-type="string">
            <text:p>Q4s</text:p>
          </table:table-cell>
          <table:table-cell table:style-name="ce34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34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4" office:value-type="string" calcext:value-type="string">
            <text:p>J8s</text:p>
          </table:table-cell>
          <table:table-cell table:style-name="ce34" office:value-type="string" calcext:value-type="string">
            <text:p>J7s</text:p>
          </table:table-cell>
          <table:table-cell table:style-name="ce34" office:value-type="string" calcext:value-type="string">
            <text:p>J6s</text:p>
          </table:table-cell>
          <table:table-cell table:style-name="ce34" office:value-type="string" calcext:value-type="string">
            <text:p>J5s</text:p>
          </table:table-cell>
          <table:table-cell table:style-name="ce34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34" office:value-type="string" calcext:value-type="string">
            <text:p>KTo</text:p>
          </table:table-cell>
          <table:table-cell table:style-name="ce34" office:value-type="string" calcext:value-type="string">
            <text:p>QTo</text:p>
          </table:table-cell>
          <table:table-cell table:style-name="ce34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4" office:value-type="string" calcext:value-type="string">
            <text:p>T8s</text:p>
          </table:table-cell>
          <table:table-cell table:style-name="ce34" office:value-type="string" calcext:value-type="string">
            <text:p>T7s</text:p>
          </table:table-cell>
          <table:table-cell table:style-name="ce34" office:value-type="string" calcext:value-type="string">
            <text:p>T6s</text:p>
          </table:table-cell>
          <table:table-cell table:style-name="ce34" office:value-type="string" calcext:value-type="string">
            <text:p>T5s</text:p>
          </table:table-cell>
          <table:table-cell table:style-name="ce34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9o</text:p>
          </table:table-cell>
          <table:table-cell table:style-name="ce34" office:value-type="string" calcext:value-type="string">
            <text:p>K9o</text:p>
          </table:table-cell>
          <table:table-cell table:style-name="ce34" office:value-type="string" calcext:value-type="string">
            <text:p>Q9o</text:p>
          </table:table-cell>
          <table:table-cell table:style-name="ce34" office:value-type="string" calcext:value-type="string">
            <text:p>J9o</text:p>
          </table:table-cell>
          <table:table-cell table:style-name="ce34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4" office:value-type="string" calcext:value-type="string">
            <text:p>97s</text:p>
          </table:table-cell>
          <table:table-cell table:style-name="ce34" office:value-type="string" calcext:value-type="string">
            <text:p>96s</text:p>
          </table:table-cell>
          <table:table-cell table:style-name="ce34" office:value-type="string" calcext:value-type="string">
            <text:p>95s</text:p>
          </table:table-cell>
          <table:table-cell table:style-name="ce34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8o</text:p>
          </table:table-cell>
          <table:table-cell table:style-name="ce34" office:value-type="string" calcext:value-type="string">
            <text:p>K8o</text:p>
          </table:table-cell>
          <table:table-cell table:style-name="ce34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34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4" office:value-type="string" calcext:value-type="string">
            <text:p>86s</text:p>
          </table:table-cell>
          <table:table-cell table:style-name="ce34" office:value-type="string" calcext:value-type="string">
            <text:p>85s</text:p>
          </table:table-cell>
          <table:table-cell table:style-name="ce34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7o</text:p>
          </table:table-cell>
          <table:table-cell table:style-name="ce34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4" office:value-type="string" calcext:value-type="string">
            <text:p>75s</text:p>
          </table:table-cell>
          <table:table-cell table:style-name="ce34" office:value-type="string" calcext:value-type="string">
            <text:p>74s</text:p>
          </table:table-cell>
          <table:table-cell table:style-name="ce34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6o</text:p>
          </table:table-cell>
          <table:table-cell table:style-name="ce34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65s</text:p>
          </table:table-cell>
          <table:table-cell table:style-name="ce34" office:value-type="string" calcext:value-type="string">
            <text:p>64s</text:p>
          </table:table-cell>
          <table:table-cell table:style-name="ce34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5o</text:p>
          </table:table-cell>
          <table:table-cell table:style-name="ce34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54s</text:p>
          </table:table-cell>
          <table:table-cell table:style-name="ce34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4o</text:p>
          </table:table-cell>
          <table:table-cell table:style-name="ce34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5">
          <table:table-cell table:number-columns-repeated="16375"/>
        </table:table-row>
      </table:table>
      <table:table table:name="9 UTG" table:style-name="ta1">
        <table:table-column table:style-name="co1" table:number-columns-repeated="17" table:default-cell-style-name="ce1"/>
        <table:table-column table:style-name="co1" table:default-cell-style-name="ce31"/>
        <table:table-column table:style-name="co10" table:default-cell-style-name="ce31"/>
        <table:table-column table:style-name="co1" table:default-cell-style-name="ce31"/>
        <table:table-column table:style-name="co1" table:number-columns-repeated="16346" table:default-cell-style-name="ce1"/>
        <table:table-column table:style-name="co4" table:number-columns-repeated="9" table:default-cell-style-name="ce1"/>
        <table:table-row table:style-name="ro6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9 Max UTG</text:p>
          </table:table-cell>
          <table:table-cell table:number-columns-repeated="7"/>
          <table:table-cell table:style-name="Default"/>
          <table:table-cell table:style-name="ce36" table:formula="of:=[.$S$4]" office:value-type="float" office:value="24" calcext:value-type="float" table:number-columns-spanned="2" table:number-rows-spanned="1">
            <text:p>24</text:p>
          </table:table-cell>
          <table:covered-table-cell table:style-name="ce37"/>
          <table:table-cell table:style-name="ce38" table:formula="of:=[.$S$4]/[.$S$3]" office:value-type="percentage" office:value="0.142011834319527" calcext:value-type="percentage" table:number-columns-spanned="2" table:number-rows-spanned="1">
            <text:p>14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0" office:value-type="string" calcext:value-type="string">
            <text:p>A9s</text:p>
          </table:table-cell>
          <table:table-cell table:style-name="ce30" office:value-type="string" calcext:value-type="string">
            <text:p>A8s</text:p>
          </table:table-cell>
          <table:table-cell table:style-name="ce30" office:value-type="string" calcext:value-type="string">
            <text:p>A7s</text:p>
          </table:table-cell>
          <table:table-cell table:style-name="ce30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0" office:value-type="string" calcext:value-type="string">
            <text:p>A4</text:p>
          </table:table-cell>
          <table:table-cell table:style-name="ce30" office:value-type="string" calcext:value-type="string">
            <text:p>A3s</text:p>
          </table:table-cell>
          <table:table-cell table:style-name="ce30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0" office:value-type="string" calcext:value-type="string">
            <text:p>K9s</text:p>
          </table:table-cell>
          <table:table-cell table:style-name="ce30" office:value-type="string" calcext:value-type="string">
            <text:p>K8s</text:p>
          </table:table-cell>
          <table:table-cell table:style-name="ce30" office:value-type="string" calcext:value-type="string">
            <text:p>K7s</text:p>
          </table:table-cell>
          <table:table-cell table:style-name="ce30" office:value-type="string" calcext:value-type="string">
            <text:p>K6s</text:p>
          </table:table-cell>
          <table:table-cell table:style-name="ce30" office:value-type="string" calcext:value-type="string">
            <text:p>K5s</text:p>
          </table:table-cell>
          <table:table-cell table:style-name="ce30" office:value-type="string" calcext:value-type="string">
            <text:p>K4s</text:p>
          </table:table-cell>
          <table:table-cell table:style-name="ce30" office:value-type="string" calcext:value-type="string">
            <text:p>K3s</text:p>
          </table:table-cell>
          <table:table-cell table:style-name="ce30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24" calcext:value-type="float">
            <text:p>24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29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0" office:value-type="string" calcext:value-type="string">
            <text:p>Q9s</text:p>
          </table:table-cell>
          <table:table-cell table:style-name="ce30" office:value-type="string" calcext:value-type="string">
            <text:p>Q8s</text:p>
          </table:table-cell>
          <table:table-cell table:style-name="ce30" office:value-type="string" calcext:value-type="string">
            <text:p>Q7s</text:p>
          </table:table-cell>
          <table:table-cell table:style-name="ce30" office:value-type="string" calcext:value-type="string">
            <text:p>Q6s</text:p>
          </table:table-cell>
          <table:table-cell table:style-name="ce30" office:value-type="string" calcext:value-type="string">
            <text:p>Q5s</text:p>
          </table:table-cell>
          <table:table-cell table:style-name="ce30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Jo</text:p>
          </table:table-cell>
          <table:table-cell table:style-name="ce29" office:value-type="string" calcext:value-type="string">
            <text:p>KJo</text:p>
          </table:table-cell>
          <table:table-cell table:style-name="ce29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0" office:value-type="string" calcext:value-type="string">
            <text:p>J8s</text:p>
          </table:table-cell>
          <table:table-cell table:style-name="ce30" office:value-type="string" calcext:value-type="string">
            <text:p>J7s</text:p>
          </table:table-cell>
          <table:table-cell table:style-name="ce30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To</text:p>
          </table:table-cell>
          <table:table-cell table:style-name="ce29" office:value-type="string" calcext:value-type="string">
            <text:p>KTo</text:p>
          </table:table-cell>
          <table:table-cell table:style-name="ce29" office:value-type="string" calcext:value-type="string">
            <text:p>QTo</text:p>
          </table:table-cell>
          <table:table-cell table:style-name="ce29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0" office:value-type="string" calcext:value-type="string">
            <text:p>T8s</text:p>
          </table:table-cell>
          <table:table-cell table:style-name="ce30" office:value-type="string" calcext:value-type="string">
            <text:p>T7s</text:p>
          </table:table-cell>
          <table:table-cell table:style-name="ce30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9o</text:p>
          </table:table-cell>
          <table:table-cell table:style-name="ce29" office:value-type="string" calcext:value-type="string">
            <text:p>K9o</text:p>
          </table:table-cell>
          <table:table-cell table:style-name="ce29" office:value-type="string" calcext:value-type="string">
            <text:p>Q9o</text:p>
          </table:table-cell>
          <table:table-cell table:style-name="ce29" office:value-type="string" calcext:value-type="string">
            <text:p>J9o</text:p>
          </table:table-cell>
          <table:table-cell table:style-name="ce29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0" office:value-type="string" calcext:value-type="string">
            <text:p>97s</text:p>
          </table:table-cell>
          <table:table-cell table:style-name="ce30" office:value-type="string" calcext:value-type="string">
            <text:p>96s</text:p>
          </table:table-cell>
          <table:table-cell table:style-name="ce30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8o</text:p>
          </table:table-cell>
          <table:table-cell table:style-name="ce29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29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0" office:value-type="string" calcext:value-type="string">
            <text:p>87s</text:p>
          </table:table-cell>
          <table:table-cell table:style-name="ce30" office:value-type="string" calcext:value-type="string">
            <text:p>86s</text:p>
          </table:table-cell>
          <table:table-cell table:style-name="ce30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7o</text:p>
          </table:table-cell>
          <table:table-cell table:style-name="ce29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0" office:value-type="string" calcext:value-type="string">
            <text:p>76s</text:p>
          </table:table-cell>
          <table:table-cell table:style-name="ce30" office:value-type="string" calcext:value-type="string">
            <text:p>75s</text:p>
          </table:table-cell>
          <table:table-cell table:style-name="ce30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28" office:value-type="float" office:value="66" calcext:value-type="float">
            <text:p>66</text:p>
          </table:table-cell>
          <table:table-cell table:style-name="ce30" office:value-type="string" calcext:value-type="string">
            <text:p>65s</text:p>
          </table:table-cell>
          <table:table-cell table:style-name="ce30" office:value-type="string" calcext:value-type="string">
            <text:p>64s</text:p>
          </table:table-cell>
          <table:table-cell table:style-name="ce30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28" office:value-type="float" office:value="55" calcext:value-type="float">
            <text:p>55</text:p>
          </table:table-cell>
          <table:table-cell table:style-name="ce30" office:value-type="string" calcext:value-type="string">
            <text:p>54s</text:p>
          </table:table-cell>
          <table:table-cell table:style-name="ce30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28" office:value-type="float" office:value="44" calcext:value-type="float">
            <text:p>44</text:p>
          </table:table-cell>
          <table:table-cell table:style-name="ce30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28" office:value-type="float" office:value="33" calcext:value-type="float">
            <text:p>33</text:p>
          </table:table-cell>
          <table:table-cell table:style-name="ce30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5">
          <table:table-cell table:number-columns-repeated="16375"/>
        </table:table-row>
      </table:table>
      <table:table table:name="9 UTG2" table:style-name="ta1">
        <table:table-column table:style-name="co1" table:number-columns-repeated="17" table:default-cell-style-name="ce1"/>
        <table:table-column table:style-name="co1" table:default-cell-style-name="ce31"/>
        <table:table-column table:style-name="co10" table:default-cell-style-name="ce31"/>
        <table:table-column table:style-name="co1" table:default-cell-style-name="ce31"/>
        <table:table-column table:style-name="co1" table:number-columns-repeated="16346" table:default-cell-style-name="ce1"/>
        <table:table-column table:style-name="co4" table:number-columns-repeated="9" table:default-cell-style-name="ce1"/>
        <table:table-row table:style-name="ro6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9 Max UTG+2</text:p>
          </table:table-cell>
          <table:table-cell table:number-columns-repeated="8"/>
          <table:table-cell table:style-name="ce36" table:formula="of:=[.$S$4]" office:value-type="float" office:value="30" calcext:value-type="float" table:number-columns-spanned="2" table:number-rows-spanned="1">
            <text:p>30</text:p>
          </table:table-cell>
          <table:covered-table-cell table:style-name="ce37"/>
          <table:table-cell table:style-name="ce38" table:formula="of:=[.$S$4]/[.$S$3]" office:value-type="percentage" office:value="0.177514792899408" calcext:value-type="percentage" table:number-columns-spanned="2" table:number-rows-spanned="1">
            <text:p>18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0" office:value-type="string" calcext:value-type="string">
            <text:p>A7s</text:p>
          </table:table-cell>
          <table:table-cell table:style-name="ce30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0" office:value-type="string" calcext:value-type="string">
            <text:p>A3s</text:p>
          </table:table-cell>
          <table:table-cell table:style-name="ce30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0" office:value-type="string" calcext:value-type="string">
            <text:p>K8s</text:p>
          </table:table-cell>
          <table:table-cell table:style-name="ce30" office:value-type="string" calcext:value-type="string">
            <text:p>K7s</text:p>
          </table:table-cell>
          <table:table-cell table:style-name="ce30" office:value-type="string" calcext:value-type="string">
            <text:p>K6s</text:p>
          </table:table-cell>
          <table:table-cell table:style-name="ce30" office:value-type="string" calcext:value-type="string">
            <text:p>K5s</text:p>
          </table:table-cell>
          <table:table-cell table:style-name="ce30" office:value-type="string" calcext:value-type="string">
            <text:p>K4s</text:p>
          </table:table-cell>
          <table:table-cell table:style-name="ce30" office:value-type="string" calcext:value-type="string">
            <text:p>K3s</text:p>
          </table:table-cell>
          <table:table-cell table:style-name="ce30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30" calcext:value-type="float">
            <text:p>30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29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0" office:value-type="string" calcext:value-type="string">
            <text:p>Q8s</text:p>
          </table:table-cell>
          <table:table-cell table:style-name="ce30" office:value-type="string" calcext:value-type="string">
            <text:p>Q7s</text:p>
          </table:table-cell>
          <table:table-cell table:style-name="ce30" office:value-type="string" calcext:value-type="string">
            <text:p>Q6s</text:p>
          </table:table-cell>
          <table:table-cell table:style-name="ce30" office:value-type="string" calcext:value-type="string">
            <text:p>Q5s</text:p>
          </table:table-cell>
          <table:table-cell table:style-name="ce30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29" office:value-type="string" calcext:value-type="string">
            <text:p>KJo</text:p>
          </table:table-cell>
          <table:table-cell table:style-name="ce29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0" office:value-type="string" calcext:value-type="string">
            <text:p>J8s</text:p>
          </table:table-cell>
          <table:table-cell table:style-name="ce30" office:value-type="string" calcext:value-type="string">
            <text:p>J7s</text:p>
          </table:table-cell>
          <table:table-cell table:style-name="ce30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To</text:p>
          </table:table-cell>
          <table:table-cell table:style-name="ce29" office:value-type="string" calcext:value-type="string">
            <text:p>KTo</text:p>
          </table:table-cell>
          <table:table-cell table:style-name="ce29" office:value-type="string" calcext:value-type="string">
            <text:p>QTo</text:p>
          </table:table-cell>
          <table:table-cell table:style-name="ce29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0" office:value-type="string" calcext:value-type="string">
            <text:p>T8s</text:p>
          </table:table-cell>
          <table:table-cell table:style-name="ce30" office:value-type="string" calcext:value-type="string">
            <text:p>T7s</text:p>
          </table:table-cell>
          <table:table-cell table:style-name="ce30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9o</text:p>
          </table:table-cell>
          <table:table-cell table:style-name="ce29" office:value-type="string" calcext:value-type="string">
            <text:p>K9o</text:p>
          </table:table-cell>
          <table:table-cell table:style-name="ce29" office:value-type="string" calcext:value-type="string">
            <text:p>Q9o</text:p>
          </table:table-cell>
          <table:table-cell table:style-name="ce29" office:value-type="string" calcext:value-type="string">
            <text:p>J9o</text:p>
          </table:table-cell>
          <table:table-cell table:style-name="ce29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0" office:value-type="string" calcext:value-type="string">
            <text:p>97s</text:p>
          </table:table-cell>
          <table:table-cell table:style-name="ce30" office:value-type="string" calcext:value-type="string">
            <text:p>96s</text:p>
          </table:table-cell>
          <table:table-cell table:style-name="ce30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8o</text:p>
          </table:table-cell>
          <table:table-cell table:style-name="ce29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29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0" office:value-type="string" calcext:value-type="string">
            <text:p>87s</text:p>
          </table:table-cell>
          <table:table-cell table:style-name="ce30" office:value-type="string" calcext:value-type="string">
            <text:p>86s</text:p>
          </table:table-cell>
          <table:table-cell table:style-name="ce30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7o</text:p>
          </table:table-cell>
          <table:table-cell table:style-name="ce29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0" office:value-type="string" calcext:value-type="string">
            <text:p>76s</text:p>
          </table:table-cell>
          <table:table-cell table:style-name="ce30" office:value-type="string" calcext:value-type="string">
            <text:p>75s</text:p>
          </table:table-cell>
          <table:table-cell table:style-name="ce30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28" office:value-type="float" office:value="66" calcext:value-type="float">
            <text:p>66</text:p>
          </table:table-cell>
          <table:table-cell table:style-name="ce30" office:value-type="string" calcext:value-type="string">
            <text:p>65s</text:p>
          </table:table-cell>
          <table:table-cell table:style-name="ce30" office:value-type="string" calcext:value-type="string">
            <text:p>64s</text:p>
          </table:table-cell>
          <table:table-cell table:style-name="ce30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28" office:value-type="float" office:value="55" calcext:value-type="float">
            <text:p>55</text:p>
          </table:table-cell>
          <table:table-cell table:style-name="ce30" office:value-type="string" calcext:value-type="string">
            <text:p>54s</text:p>
          </table:table-cell>
          <table:table-cell table:style-name="ce30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28" office:value-type="float" office:value="44" calcext:value-type="float">
            <text:p>44</text:p>
          </table:table-cell>
          <table:table-cell table:style-name="ce30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28" office:value-type="float" office:value="33" calcext:value-type="float">
            <text:p>33</text:p>
          </table:table-cell>
          <table:table-cell table:style-name="ce30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5">
          <table:table-cell table:number-columns-repeated="16375"/>
        </table:table-row>
      </table:table>
      <table:table table:name="9 Lojack" table:style-name="ta1">
        <table:table-column table:style-name="co1" table:number-columns-repeated="17" table:default-cell-style-name="ce1"/>
        <table:table-column table:style-name="co1" table:default-cell-style-name="ce31"/>
        <table:table-column table:style-name="co10" table:default-cell-style-name="ce31"/>
        <table:table-column table:style-name="co1" table:default-cell-style-name="ce31"/>
        <table:table-column table:style-name="co1" table:number-columns-repeated="16346" table:default-cell-style-name="ce1"/>
        <table:table-column table:style-name="co4" table:number-columns-repeated="9" table:default-cell-style-name="ce1"/>
        <table:table-row table:style-name="ro6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9 Max Lojack</text:p>
          </table:table-cell>
          <table:table-cell table:number-columns-repeated="8"/>
          <table:table-cell table:style-name="ce36" table:formula="of:=[.$S$4]" office:value-type="float" office:value="42" calcext:value-type="float" table:number-columns-spanned="2" table:number-rows-spanned="1">
            <text:p>42</text:p>
          </table:table-cell>
          <table:covered-table-cell table:style-name="ce37"/>
          <table:table-cell table:style-name="ce38" table:formula="of:=[.$S$4]/[.$S$3]" office:value-type="percentage" office:value="0.248520710059172" calcext:value-type="percentage" table:number-columns-spanned="2" table:number-rows-spanned="1">
            <text:p>25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0" office:value-type="string" calcext:value-type="string">
            <text:p>K8s</text:p>
          </table:table-cell>
          <table:table-cell table:style-name="ce30" office:value-type="string" calcext:value-type="string">
            <text:p>K7s</text:p>
          </table:table-cell>
          <table:table-cell table:style-name="ce30" office:value-type="string" calcext:value-type="string">
            <text:p>K6s</text:p>
          </table:table-cell>
          <table:table-cell table:style-name="ce30" office:value-type="string" calcext:value-type="string">
            <text:p>K5s</text:p>
          </table:table-cell>
          <table:table-cell table:style-name="ce30" office:value-type="string" calcext:value-type="string">
            <text:p>K4s</text:p>
          </table:table-cell>
          <table:table-cell table:style-name="ce30" office:value-type="string" calcext:value-type="string">
            <text:p>K3s</text:p>
          </table:table-cell>
          <table:table-cell table:style-name="ce30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42" calcext:value-type="float">
            <text:p>42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0" office:value-type="string" calcext:value-type="string">
            <text:p>Q8s</text:p>
          </table:table-cell>
          <table:table-cell table:style-name="ce30" office:value-type="string" calcext:value-type="string">
            <text:p>Q7s</text:p>
          </table:table-cell>
          <table:table-cell table:style-name="ce30" office:value-type="string" calcext:value-type="string">
            <text:p>Q6s</text:p>
          </table:table-cell>
          <table:table-cell table:style-name="ce30" office:value-type="string" calcext:value-type="string">
            <text:p>Q5s</text:p>
          </table:table-cell>
          <table:table-cell table:style-name="ce30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29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0" office:value-type="string" calcext:value-type="string">
            <text:p>J8s</text:p>
          </table:table-cell>
          <table:table-cell table:style-name="ce30" office:value-type="string" calcext:value-type="string">
            <text:p>J7s</text:p>
          </table:table-cell>
          <table:table-cell table:style-name="ce30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29" office:value-type="string" calcext:value-type="string">
            <text:p>KTo</text:p>
          </table:table-cell>
          <table:table-cell table:style-name="ce29" office:value-type="string" calcext:value-type="string">
            <text:p>QTo</text:p>
          </table:table-cell>
          <table:table-cell table:style-name="ce29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0" office:value-type="string" calcext:value-type="string">
            <text:p>T8s</text:p>
          </table:table-cell>
          <table:table-cell table:style-name="ce30" office:value-type="string" calcext:value-type="string">
            <text:p>T7s</text:p>
          </table:table-cell>
          <table:table-cell table:style-name="ce30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9o</text:p>
          </table:table-cell>
          <table:table-cell table:style-name="ce29" office:value-type="string" calcext:value-type="string">
            <text:p>K9o</text:p>
          </table:table-cell>
          <table:table-cell table:style-name="ce29" office:value-type="string" calcext:value-type="string">
            <text:p>Q9o</text:p>
          </table:table-cell>
          <table:table-cell table:style-name="ce29" office:value-type="string" calcext:value-type="string">
            <text:p>J9o</text:p>
          </table:table-cell>
          <table:table-cell table:style-name="ce29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0" office:value-type="string" calcext:value-type="string">
            <text:p>97s</text:p>
          </table:table-cell>
          <table:table-cell table:style-name="ce30" office:value-type="string" calcext:value-type="string">
            <text:p>96s</text:p>
          </table:table-cell>
          <table:table-cell table:style-name="ce30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8o</text:p>
          </table:table-cell>
          <table:table-cell table:style-name="ce29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29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0" office:value-type="string" calcext:value-type="string">
            <text:p>86s</text:p>
          </table:table-cell>
          <table:table-cell table:style-name="ce30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7o</text:p>
          </table:table-cell>
          <table:table-cell table:style-name="ce29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0" office:value-type="string" calcext:value-type="string">
            <text:p>75s</text:p>
          </table:table-cell>
          <table:table-cell table:style-name="ce30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0" office:value-type="string" calcext:value-type="string">
            <text:p>65s</text:p>
          </table:table-cell>
          <table:table-cell table:style-name="ce30" office:value-type="string" calcext:value-type="string">
            <text:p>64s</text:p>
          </table:table-cell>
          <table:table-cell table:style-name="ce30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0" office:value-type="string" calcext:value-type="string">
            <text:p>54s</text:p>
          </table:table-cell>
          <table:table-cell table:style-name="ce30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0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28" office:value-type="float" office:value="33" calcext:value-type="float">
            <text:p>33</text:p>
          </table:table-cell>
          <table:table-cell table:style-name="ce30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5">
          <table:table-cell table:number-columns-repeated="16375"/>
        </table:table-row>
      </table:table>
      <table:table table:name="9 Hijack" table:style-name="ta1">
        <table:table-column table:style-name="co1" table:number-columns-repeated="17" table:default-cell-style-name="ce1"/>
        <table:table-column table:style-name="co1" table:default-cell-style-name="ce31"/>
        <table:table-column table:style-name="co10" table:default-cell-style-name="ce31"/>
        <table:table-column table:style-name="co1" table:default-cell-style-name="ce31"/>
        <table:table-column table:style-name="co1" table:number-columns-repeated="16346" table:default-cell-style-name="ce1"/>
        <table:table-column table:style-name="co4" table:number-columns-repeated="9" table:default-cell-style-name="ce1"/>
        <table:table-row table:style-name="ro6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9 Max Hijack</text:p>
          </table:table-cell>
          <table:table-cell table:number-columns-repeated="8"/>
          <table:table-cell table:style-name="ce36" table:formula="of:=[.$S$4]" office:value-type="float" office:value="50" calcext:value-type="float" table:number-columns-spanned="2" table:number-rows-spanned="1">
            <text:p>50</text:p>
          </table:table-cell>
          <table:covered-table-cell table:style-name="ce37"/>
          <table:table-cell table:style-name="ce38" table:formula="of:=[.$S$4]/[.$S$3]" office:value-type="percentage" office:value="0.295857988165681" calcext:value-type="percentage" table:number-columns-spanned="2" table:number-rows-spanned="1">
            <text:p>30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4" office:value-type="string" calcext:value-type="string">
            <text:p>K8s</text:p>
          </table:table-cell>
          <table:table-cell table:style-name="ce30" office:value-type="string" calcext:value-type="string">
            <text:p>K7s</text:p>
          </table:table-cell>
          <table:table-cell table:style-name="ce30" office:value-type="string" calcext:value-type="string">
            <text:p>K6s</text:p>
          </table:table-cell>
          <table:table-cell table:style-name="ce30" office:value-type="string" calcext:value-type="string">
            <text:p>K5s</text:p>
          </table:table-cell>
          <table:table-cell table:style-name="ce30" office:value-type="string" calcext:value-type="string">
            <text:p>K4s</text:p>
          </table:table-cell>
          <table:table-cell table:style-name="ce30" office:value-type="string" calcext:value-type="string">
            <text:p>K3s</text:p>
          </table:table-cell>
          <table:table-cell table:style-name="ce30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50" calcext:value-type="float">
            <text:p>50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0" office:value-type="string" calcext:value-type="string">
            <text:p>Q8s</text:p>
          </table:table-cell>
          <table:table-cell table:style-name="ce30" office:value-type="string" calcext:value-type="string">
            <text:p>Q7s</text:p>
          </table:table-cell>
          <table:table-cell table:style-name="ce30" office:value-type="string" calcext:value-type="string">
            <text:p>Q6s</text:p>
          </table:table-cell>
          <table:table-cell table:style-name="ce30" office:value-type="string" calcext:value-type="string">
            <text:p>Q5s</text:p>
          </table:table-cell>
          <table:table-cell table:style-name="ce30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34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0" office:value-type="string" calcext:value-type="string">
            <text:p>J8s</text:p>
          </table:table-cell>
          <table:table-cell table:style-name="ce30" office:value-type="string" calcext:value-type="string">
            <text:p>J7s</text:p>
          </table:table-cell>
          <table:table-cell table:style-name="ce30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34" office:value-type="string" calcext:value-type="string">
            <text:p>KTo</text:p>
          </table:table-cell>
          <table:table-cell table:style-name="ce29" office:value-type="string" calcext:value-type="string">
            <text:p>QTo</text:p>
          </table:table-cell>
          <table:table-cell table:style-name="ce34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0" office:value-type="string" calcext:value-type="string">
            <text:p>T8s</text:p>
          </table:table-cell>
          <table:table-cell table:style-name="ce30" office:value-type="string" calcext:value-type="string">
            <text:p>T7s</text:p>
          </table:table-cell>
          <table:table-cell table:style-name="ce30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9o</text:p>
          </table:table-cell>
          <table:table-cell table:style-name="ce29" office:value-type="string" calcext:value-type="string">
            <text:p>K9o</text:p>
          </table:table-cell>
          <table:table-cell table:style-name="ce29" office:value-type="string" calcext:value-type="string">
            <text:p>Q9o</text:p>
          </table:table-cell>
          <table:table-cell table:style-name="ce29" office:value-type="string" calcext:value-type="string">
            <text:p>J9o</text:p>
          </table:table-cell>
          <table:table-cell table:style-name="ce29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0" office:value-type="string" calcext:value-type="string">
            <text:p>97s</text:p>
          </table:table-cell>
          <table:table-cell table:style-name="ce30" office:value-type="string" calcext:value-type="string">
            <text:p>96s</text:p>
          </table:table-cell>
          <table:table-cell table:style-name="ce30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8o</text:p>
          </table:table-cell>
          <table:table-cell table:style-name="ce29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29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0" office:value-type="string" calcext:value-type="string">
            <text:p>86s</text:p>
          </table:table-cell>
          <table:table-cell table:style-name="ce30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7o</text:p>
          </table:table-cell>
          <table:table-cell table:style-name="ce29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0" office:value-type="string" calcext:value-type="string">
            <text:p>75s</text:p>
          </table:table-cell>
          <table:table-cell table:style-name="ce30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65s</text:p>
          </table:table-cell>
          <table:table-cell table:style-name="ce30" office:value-type="string" calcext:value-type="string">
            <text:p>64s</text:p>
          </table:table-cell>
          <table:table-cell table:style-name="ce30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54s</text:p>
          </table:table-cell>
          <table:table-cell table:style-name="ce30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0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34" office:value-type="float" office:value="33" calcext:value-type="float">
            <text:p>33</text:p>
          </table:table-cell>
          <table:table-cell table:style-name="ce30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5">
          <table:table-cell table:number-columns-repeated="16375"/>
        </table:table-row>
      </table:table>
      <table:table table:name="9 Cutoff" table:style-name="ta1">
        <table:table-column table:style-name="co1" table:number-columns-repeated="17" table:default-cell-style-name="ce1"/>
        <table:table-column table:style-name="co1" table:default-cell-style-name="ce31"/>
        <table:table-column table:style-name="co10" table:default-cell-style-name="ce31"/>
        <table:table-column table:style-name="co1" table:default-cell-style-name="ce31"/>
        <table:table-column table:style-name="co1" table:number-columns-repeated="16346" table:default-cell-style-name="ce1"/>
        <table:table-column table:style-name="co4" table:number-columns-repeated="9" table:default-cell-style-name="ce1"/>
        <table:table-row table:style-name="ro6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9 Max Cutoff</text:p>
          </table:table-cell>
          <table:table-cell table:number-columns-repeated="8"/>
          <table:table-cell table:style-name="ce36" table:formula="of:=[.$S$4]" office:value-type="float" office:value="66" calcext:value-type="float" table:number-columns-spanned="2" table:number-rows-spanned="1">
            <text:p>66</text:p>
          </table:table-cell>
          <table:covered-table-cell table:style-name="ce37"/>
          <table:table-cell table:style-name="ce38" table:formula="of:=[.$S$4]/[.$S$3]" office:value-type="percentage" office:value="0.390532544378698" calcext:value-type="percentage" table:number-columns-spanned="2" table:number-rows-spanned="1">
            <text:p>39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4" office:value-type="string" calcext:value-type="string">
            <text:p>K8s</text:p>
          </table:table-cell>
          <table:table-cell table:style-name="ce34" office:value-type="string" calcext:value-type="string">
            <text:p>K7s</text:p>
          </table:table-cell>
          <table:table-cell table:style-name="ce34" office:value-type="string" calcext:value-type="string">
            <text:p>K6s</text:p>
          </table:table-cell>
          <table:table-cell table:style-name="ce30" office:value-type="string" calcext:value-type="string">
            <text:p>K5s</text:p>
          </table:table-cell>
          <table:table-cell table:style-name="ce30" office:value-type="string" calcext:value-type="string">
            <text:p>K4s</text:p>
          </table:table-cell>
          <table:table-cell table:style-name="ce30" office:value-type="string" calcext:value-type="string">
            <text:p>K3s</text:p>
          </table:table-cell>
          <table:table-cell table:style-name="ce30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66" calcext:value-type="float">
            <text:p>66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4" office:value-type="string" calcext:value-type="string">
            <text:p>Q8s</text:p>
          </table:table-cell>
          <table:table-cell table:style-name="ce30" office:value-type="string" calcext:value-type="string">
            <text:p>Q7s</text:p>
          </table:table-cell>
          <table:table-cell table:style-name="ce30" office:value-type="string" calcext:value-type="string">
            <text:p>Q6s</text:p>
          </table:table-cell>
          <table:table-cell table:style-name="ce30" office:value-type="string" calcext:value-type="string">
            <text:p>Q5s</text:p>
          </table:table-cell>
          <table:table-cell table:style-name="ce30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34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4" office:value-type="string" calcext:value-type="string">
            <text:p>J8s</text:p>
          </table:table-cell>
          <table:table-cell table:style-name="ce30" office:value-type="string" calcext:value-type="string">
            <text:p>J7s</text:p>
          </table:table-cell>
          <table:table-cell table:style-name="ce30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34" office:value-type="string" calcext:value-type="string">
            <text:p>KTo</text:p>
          </table:table-cell>
          <table:table-cell table:style-name="ce34" office:value-type="string" calcext:value-type="string">
            <text:p>QTo</text:p>
          </table:table-cell>
          <table:table-cell table:style-name="ce34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4" office:value-type="string" calcext:value-type="string">
            <text:p>T8s</text:p>
          </table:table-cell>
          <table:table-cell table:style-name="ce30" office:value-type="string" calcext:value-type="string">
            <text:p>T7s</text:p>
          </table:table-cell>
          <table:table-cell table:style-name="ce30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9o</text:p>
          </table:table-cell>
          <table:table-cell table:style-name="ce29" office:value-type="string" calcext:value-type="string">
            <text:p>K9o</text:p>
          </table:table-cell>
          <table:table-cell table:style-name="ce29" office:value-type="string" calcext:value-type="string">
            <text:p>Q9o</text:p>
          </table:table-cell>
          <table:table-cell table:style-name="ce29" office:value-type="string" calcext:value-type="string">
            <text:p>J9o</text:p>
          </table:table-cell>
          <table:table-cell table:style-name="ce34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4" office:value-type="string" calcext:value-type="string">
            <text:p>97s</text:p>
          </table:table-cell>
          <table:table-cell table:style-name="ce30" office:value-type="string" calcext:value-type="string">
            <text:p>96s</text:p>
          </table:table-cell>
          <table:table-cell table:style-name="ce30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8o</text:p>
          </table:table-cell>
          <table:table-cell table:style-name="ce29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34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4" office:value-type="string" calcext:value-type="string">
            <text:p>86s</text:p>
          </table:table-cell>
          <table:table-cell table:style-name="ce30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7o</text:p>
          </table:table-cell>
          <table:table-cell table:style-name="ce29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4" office:value-type="string" calcext:value-type="string">
            <text:p>75s</text:p>
          </table:table-cell>
          <table:table-cell table:style-name="ce30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65s</text:p>
          </table:table-cell>
          <table:table-cell table:style-name="ce30" office:value-type="string" calcext:value-type="string">
            <text:p>64s</text:p>
          </table:table-cell>
          <table:table-cell table:style-name="ce30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54s</text:p>
          </table:table-cell>
          <table:table-cell table:style-name="ce30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5">
          <table:table-cell table:number-columns-repeated="16375"/>
        </table:table-row>
      </table:table>
      <table:table table:name="9 Button" table:style-name="ta1">
        <table:table-column table:style-name="co1" table:number-columns-repeated="17" table:default-cell-style-name="ce1"/>
        <table:table-column table:style-name="co1" table:default-cell-style-name="ce31"/>
        <table:table-column table:style-name="co10" table:default-cell-style-name="ce31"/>
        <table:table-column table:style-name="co1" table:default-cell-style-name="ce31"/>
        <table:table-column table:style-name="co1" table:number-columns-repeated="16346" table:default-cell-style-name="ce1"/>
        <table:table-column table:style-name="co4" table:number-columns-repeated="9" table:default-cell-style-name="ce1"/>
        <table:table-row table:style-name="ro6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9 Max Button</text:p>
          </table:table-cell>
          <table:table-cell table:number-columns-repeated="8"/>
          <table:table-cell table:style-name="ce36" table:formula="of:=[.$S$4]" office:value-type="float" office:value="95" calcext:value-type="float" table:number-columns-spanned="2" table:number-rows-spanned="1">
            <text:p>95</text:p>
          </table:table-cell>
          <table:covered-table-cell table:style-name="ce37"/>
          <table:table-cell table:style-name="ce38" table:formula="of:=[.$S$4]/[.$S$3]" office:value-type="percentage" office:value="0.562130177514793" calcext:value-type="percentage" table:number-columns-spanned="2" table:number-rows-spanned="1">
            <text:p>56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4" office:value-type="string" calcext:value-type="string">
            <text:p>K8s</text:p>
          </table:table-cell>
          <table:table-cell table:style-name="ce34" office:value-type="string" calcext:value-type="string">
            <text:p>K7s</text:p>
          </table:table-cell>
          <table:table-cell table:style-name="ce34" office:value-type="string" calcext:value-type="string">
            <text:p>K6s</text:p>
          </table:table-cell>
          <table:table-cell table:style-name="ce34" office:value-type="string" calcext:value-type="string">
            <text:p>K5s</text:p>
          </table:table-cell>
          <table:table-cell table:style-name="ce34" office:value-type="string" calcext:value-type="string">
            <text:p>K4s</text:p>
          </table:table-cell>
          <table:table-cell table:style-name="ce34" office:value-type="string" calcext:value-type="string">
            <text:p>K3s</text:p>
          </table:table-cell>
          <table:table-cell table:style-name="ce34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95" calcext:value-type="float">
            <text:p>95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4" office:value-type="string" calcext:value-type="string">
            <text:p>Q8s</text:p>
          </table:table-cell>
          <table:table-cell table:style-name="ce34" office:value-type="string" calcext:value-type="string">
            <text:p>Q7s</text:p>
          </table:table-cell>
          <table:table-cell table:style-name="ce34" office:value-type="string" calcext:value-type="string">
            <text:p>Q6s</text:p>
          </table:table-cell>
          <table:table-cell table:style-name="ce34" office:value-type="string" calcext:value-type="string">
            <text:p>Q5s</text:p>
          </table:table-cell>
          <table:table-cell table:style-name="ce34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34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4" office:value-type="string" calcext:value-type="string">
            <text:p>J8s</text:p>
          </table:table-cell>
          <table:table-cell table:style-name="ce34" office:value-type="string" calcext:value-type="string">
            <text:p>J7s</text:p>
          </table:table-cell>
          <table:table-cell table:style-name="ce34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34" office:value-type="string" calcext:value-type="string">
            <text:p>KTo</text:p>
          </table:table-cell>
          <table:table-cell table:style-name="ce34" office:value-type="string" calcext:value-type="string">
            <text:p>QTo</text:p>
          </table:table-cell>
          <table:table-cell table:style-name="ce34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4" office:value-type="string" calcext:value-type="string">
            <text:p>T8s</text:p>
          </table:table-cell>
          <table:table-cell table:style-name="ce34" office:value-type="string" calcext:value-type="string">
            <text:p>T7s</text:p>
          </table:table-cell>
          <table:table-cell table:style-name="ce34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9o</text:p>
          </table:table-cell>
          <table:table-cell table:style-name="ce34" office:value-type="string" calcext:value-type="string">
            <text:p>K9o</text:p>
          </table:table-cell>
          <table:table-cell table:style-name="ce34" office:value-type="string" calcext:value-type="string">
            <text:p>Q9o</text:p>
          </table:table-cell>
          <table:table-cell table:style-name="ce34" office:value-type="string" calcext:value-type="string">
            <text:p>J9o</text:p>
          </table:table-cell>
          <table:table-cell table:style-name="ce34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4" office:value-type="string" calcext:value-type="string">
            <text:p>97s</text:p>
          </table:table-cell>
          <table:table-cell table:style-name="ce34" office:value-type="string" calcext:value-type="string">
            <text:p>96s</text:p>
          </table:table-cell>
          <table:table-cell table:style-name="ce34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8o</text:p>
          </table:table-cell>
          <table:table-cell table:style-name="ce34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34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4" office:value-type="string" calcext:value-type="string">
            <text:p>86s</text:p>
          </table:table-cell>
          <table:table-cell table:style-name="ce34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7o</text:p>
          </table:table-cell>
          <table:table-cell table:style-name="ce34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4" office:value-type="string" calcext:value-type="string">
            <text:p>75s</text:p>
          </table:table-cell>
          <table:table-cell table:style-name="ce34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65s</text:p>
          </table:table-cell>
          <table:table-cell table:style-name="ce34" office:value-type="string" calcext:value-type="string">
            <text:p>64s</text:p>
          </table:table-cell>
          <table:table-cell table:style-name="ce34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54s</text:p>
          </table:table-cell>
          <table:table-cell table:style-name="ce34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5">
          <table:table-cell table:number-columns-repeated="16375"/>
        </table:table-row>
      </table:table>
      <table:table table:name="9 Small Blind" table:style-name="ta1">
        <table:table-column table:style-name="co1" table:number-columns-repeated="17" table:default-cell-style-name="ce1"/>
        <table:table-column table:style-name="co1" table:default-cell-style-name="ce31"/>
        <table:table-column table:style-name="co10" table:default-cell-style-name="ce31"/>
        <table:table-column table:style-name="co1" table:default-cell-style-name="ce31"/>
        <table:table-column table:style-name="co1" table:number-columns-repeated="16346" table:default-cell-style-name="ce1"/>
        <table:table-column table:style-name="co4" table:number-columns-repeated="9" table:default-cell-style-name="ce1"/>
        <table:table-row table:style-name="ro6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9 Max Small Blind</text:p>
          </table:table-cell>
          <table:table-cell table:number-columns-repeated="8"/>
          <table:table-cell table:style-name="ce36" table:formula="of:=[.$S$4]" office:value-type="float" office:value="107" calcext:value-type="float" table:number-columns-spanned="2" table:number-rows-spanned="1">
            <text:p>107</text:p>
          </table:table-cell>
          <table:covered-table-cell table:style-name="ce37"/>
          <table:table-cell table:style-name="ce38" table:formula="of:=[.$S$4]/[.$S$3]" office:value-type="percentage" office:value="0.633136094674556" calcext:value-type="percentage" table:number-columns-spanned="2" table:number-rows-spanned="1">
            <text:p>63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4" office:value-type="string" calcext:value-type="string">
            <text:p>K8s</text:p>
          </table:table-cell>
          <table:table-cell table:style-name="ce34" office:value-type="string" calcext:value-type="string">
            <text:p>K7s</text:p>
          </table:table-cell>
          <table:table-cell table:style-name="ce34" office:value-type="string" calcext:value-type="string">
            <text:p>K6s</text:p>
          </table:table-cell>
          <table:table-cell table:style-name="ce34" office:value-type="string" calcext:value-type="string">
            <text:p>K5s</text:p>
          </table:table-cell>
          <table:table-cell table:style-name="ce34" office:value-type="string" calcext:value-type="string">
            <text:p>K4s</text:p>
          </table:table-cell>
          <table:table-cell table:style-name="ce34" office:value-type="string" calcext:value-type="string">
            <text:p>K3s</text:p>
          </table:table-cell>
          <table:table-cell table:style-name="ce34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107" calcext:value-type="float">
            <text:p>107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4" office:value-type="string" calcext:value-type="string">
            <text:p>Q8s</text:p>
          </table:table-cell>
          <table:table-cell table:style-name="ce34" office:value-type="string" calcext:value-type="string">
            <text:p>Q7s</text:p>
          </table:table-cell>
          <table:table-cell table:style-name="ce34" office:value-type="string" calcext:value-type="string">
            <text:p>Q6s</text:p>
          </table:table-cell>
          <table:table-cell table:style-name="ce34" office:value-type="string" calcext:value-type="string">
            <text:p>Q5s</text:p>
          </table:table-cell>
          <table:table-cell table:style-name="ce34" office:value-type="string" calcext:value-type="string">
            <text:p>Q4s</text:p>
          </table:table-cell>
          <table:table-cell table:style-name="ce34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34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4" office:value-type="string" calcext:value-type="string">
            <text:p>J8s</text:p>
          </table:table-cell>
          <table:table-cell table:style-name="ce34" office:value-type="string" calcext:value-type="string">
            <text:p>J7s</text:p>
          </table:table-cell>
          <table:table-cell table:style-name="ce34" office:value-type="string" calcext:value-type="string">
            <text:p>J6s</text:p>
          </table:table-cell>
          <table:table-cell table:style-name="ce34" office:value-type="string" calcext:value-type="string">
            <text:p>J5s</text:p>
          </table:table-cell>
          <table:table-cell table:style-name="ce34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34" office:value-type="string" calcext:value-type="string">
            <text:p>KTo</text:p>
          </table:table-cell>
          <table:table-cell table:style-name="ce34" office:value-type="string" calcext:value-type="string">
            <text:p>QTo</text:p>
          </table:table-cell>
          <table:table-cell table:style-name="ce34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4" office:value-type="string" calcext:value-type="string">
            <text:p>T8s</text:p>
          </table:table-cell>
          <table:table-cell table:style-name="ce34" office:value-type="string" calcext:value-type="string">
            <text:p>T7s</text:p>
          </table:table-cell>
          <table:table-cell table:style-name="ce34" office:value-type="string" calcext:value-type="string">
            <text:p>T6s</text:p>
          </table:table-cell>
          <table:table-cell table:style-name="ce34" office:value-type="string" calcext:value-type="string">
            <text:p>T5s</text:p>
          </table:table-cell>
          <table:table-cell table:style-name="ce34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9o</text:p>
          </table:table-cell>
          <table:table-cell table:style-name="ce34" office:value-type="string" calcext:value-type="string">
            <text:p>K9o</text:p>
          </table:table-cell>
          <table:table-cell table:style-name="ce34" office:value-type="string" calcext:value-type="string">
            <text:p>Q9o</text:p>
          </table:table-cell>
          <table:table-cell table:style-name="ce34" office:value-type="string" calcext:value-type="string">
            <text:p>J9o</text:p>
          </table:table-cell>
          <table:table-cell table:style-name="ce34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4" office:value-type="string" calcext:value-type="string">
            <text:p>97s</text:p>
          </table:table-cell>
          <table:table-cell table:style-name="ce34" office:value-type="string" calcext:value-type="string">
            <text:p>96s</text:p>
          </table:table-cell>
          <table:table-cell table:style-name="ce34" office:value-type="string" calcext:value-type="string">
            <text:p>95s</text:p>
          </table:table-cell>
          <table:table-cell table:style-name="ce34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8o</text:p>
          </table:table-cell>
          <table:table-cell table:style-name="ce34" office:value-type="string" calcext:value-type="string">
            <text:p>K8o</text:p>
          </table:table-cell>
          <table:table-cell table:style-name="ce34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34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4" office:value-type="string" calcext:value-type="string">
            <text:p>86s</text:p>
          </table:table-cell>
          <table:table-cell table:style-name="ce34" office:value-type="string" calcext:value-type="string">
            <text:p>85s</text:p>
          </table:table-cell>
          <table:table-cell table:style-name="ce34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7o</text:p>
          </table:table-cell>
          <table:table-cell table:style-name="ce34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4" office:value-type="string" calcext:value-type="string">
            <text:p>75s</text:p>
          </table:table-cell>
          <table:table-cell table:style-name="ce34" office:value-type="string" calcext:value-type="string">
            <text:p>74s</text:p>
          </table:table-cell>
          <table:table-cell table:style-name="ce34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6o</text:p>
          </table:table-cell>
          <table:table-cell table:style-name="ce34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65s</text:p>
          </table:table-cell>
          <table:table-cell table:style-name="ce34" office:value-type="string" calcext:value-type="string">
            <text:p>64s</text:p>
          </table:table-cell>
          <table:table-cell table:style-name="ce34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5o</text:p>
          </table:table-cell>
          <table:table-cell table:style-name="ce34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54s</text:p>
          </table:table-cell>
          <table:table-cell table:style-name="ce34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4o</text:p>
          </table:table-cell>
          <table:table-cell table:style-name="ce34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5">
          <table:table-cell table:number-columns-repeated="16375"/>
        </table:table-row>
      </table:table>
      <table:named-expressions/>
      <table:database-ranges>
        <table:database-range table:name="__Anonymous_Sheet_DB__1" table:target-range-address="Pocket.A1:Pocket.E169" table:contains-header="false">
          <table:sort>
            <table:sort-by table:field-number="3" table:data-type="automatic"/>
            <table:sort-by table:field-number="0" table:order="descending" table:data-type="automatic"/>
            <table:sort-by table:field-number="1" table:order="descending" table:data-type="automatic"/>
          </table:sort>
        </table:database-range>
        <table:database-range table:name="__Anonymous_Sheet_DB__2" table:target-range-address="TMP.A1:TMP.D169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TMP_2.A1:TMP_2.E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IE" style:font-name-asian="Noto Sans CJK JP Regular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IE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Noto Sans1" fo:font-family="'Noto Sans'" style:font-family-generic="swiss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Roboto" style:font-family-complex="Roboto" style:font-family-generic-complex="system" style:font-pitch-complex="variable" style:font-size-complex="12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number-style style:name="N130">
      <number:number number:decimal-places="1" number:min-decimal-places="1" number:min-integer-digits="1"/>
    </number:number-style>
    <style:style style:name="Default" style:family="table-cell">
      <style:table-cell-properties style:diagonal-bl-tr="none" style:diagonal-tl-br="none" fo:padding-bottom="2.01pt" fo:padding-left="6.01pt" fo:padding-right="6.01pt" fo:padding-top="2.01pt"/>
      <style:text-properties style:font-name="Noto Sans1" fo:font-family="'Noto Sans'" style:font-family-generic="swiss" style:font-pitch="variable" fo:font-size="11pt" fo:language="en" fo:country="U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Noto Sans" fo:font-family="'Noto Sans'" style:font-style-name="Bold" style:font-family-generic="swiss" style:font-pitch="variable" fo:font-size="11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14:15:38.0223917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22:56.390590300</meta:creation-date>
    <dc:title>xenqos-calc</dc:title>
    <meta:editing-duration>PT22H47S</meta:editing-duration>
    <meta:editing-cycles>163</meta:editing-cycles>
    <meta:generator>LibreOffice/24.8.4.2$Linux_X86_64 LibreOffice_project/480$Build-2</meta:generator>
    <dc:date>2025-02-04T20:17:54.027570939</dc:date>
    <meta:document-statistic meta:table-count="16" meta:cell-count="4844" meta:object-count="0"/>
    <meta:template xlink:type="simple" xlink:actuate="onRequest" xlink:title="xenqos-calc" xlink:href="../../../../.config/libreoffice/4/user/template/xenqos-calc.ots" meta:date="2024-09-29T16:22:54.740520328"/>
  </office:meta>
</office:document-meta>
</file>